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6fe01" officeooo:paragraph-rsid="47e7dc8a"/>
    </style:style>
    <style:style style:name="P11" style:family="paragraph" style:parent-style-name="Text_20_body">
      <style:text-properties officeooo:rsid="478823fb" officeooo:paragraph-rsid="47c74bdb"/>
    </style:style>
    <style:style style:name="P12" style:family="paragraph" style:parent-style-name="Text_20_body">
      <style:text-properties officeooo:rsid="478823fb" officeooo:paragraph-rsid="47e7dc8a"/>
    </style:style>
    <style:style style:name="P13" style:family="paragraph" style:parent-style-name="Text_20_body">
      <style:text-properties officeooo:rsid="4789ea90" officeooo:paragraph-rsid="47c74bdb"/>
    </style:style>
    <style:style style:name="P14" style:family="paragraph" style:parent-style-name="Text_20_body">
      <style:text-properties officeooo:rsid="4789ea90" officeooo:paragraph-rsid="47e7dc8a"/>
    </style:style>
    <style:style style:name="P15" style:family="paragraph" style:parent-style-name="Text_20_body">
      <style:text-properties officeooo:rsid="4792d385" officeooo:paragraph-rsid="47c74bdb"/>
    </style:style>
    <style:style style:name="P16" style:family="paragraph" style:parent-style-name="Text_20_body">
      <style:text-properties officeooo:rsid="4792d385" officeooo:paragraph-rsid="47e7dc8a"/>
    </style:style>
    <style:style style:name="P17" style:family="paragraph" style:parent-style-name="Text_20_body">
      <style:text-properties officeooo:paragraph-rsid="4798cb77"/>
    </style:style>
    <style:style style:name="P18" style:family="paragraph" style:parent-style-name="Text_20_body">
      <style:text-properties officeooo:paragraph-rsid="47a111c8"/>
    </style:style>
    <style:style style:name="P19" style:family="paragraph" style:parent-style-name="Text_20_body">
      <style:text-properties officeooo:paragraph-rsid="47ac661a"/>
    </style:style>
    <style:style style:name="P20" style:family="paragraph" style:parent-style-name="Text_20_body">
      <style:text-properties officeooo:paragraph-rsid="47adbd34"/>
    </style:style>
    <style:style style:name="P21" style:family="paragraph" style:parent-style-name="Text_20_body">
      <style:text-properties officeooo:rsid="47d1094b" officeooo:paragraph-rsid="47af89c9"/>
    </style:style>
    <style:style style:name="P22" style:family="paragraph" style:parent-style-name="Text_20_body">
      <style:text-properties officeooo:rsid="47d371cc" officeooo:paragraph-rsid="47af89c9"/>
    </style:style>
    <style:style style:name="P23" style:family="paragraph" style:parent-style-name="Text_20_body">
      <style:text-properties officeooo:paragraph-rsid="47af89c9"/>
    </style:style>
    <style:style style:name="P24" style:family="paragraph" style:parent-style-name="Text_20_body">
      <style:text-properties officeooo:paragraph-rsid="47b18bc0"/>
    </style:style>
    <style:style style:name="P25" style:family="paragraph" style:parent-style-name="Text_20_body">
      <style:text-properties style:text-line-through-style="solid" style:text-line-through-type="single" officeooo:rsid="49236a28" officeooo:paragraph-rsid="47b18bc0"/>
    </style:style>
    <style:style style:name="P26" style:family="paragraph" style:parent-style-name="Text_20_body">
      <style:text-properties style:text-line-through-style="solid" style:text-line-through-type="single" officeooo:rsid="49236a28" officeooo:paragraph-rsid="47caf8f2"/>
    </style:style>
    <style:style style:name="P27" style:family="paragraph" style:parent-style-name="Text_20_body">
      <style:text-properties style:text-line-through-style="solid" style:text-line-through-type="single" officeooo:rsid="4918977e" officeooo:paragraph-rsid="47c3f9e6"/>
    </style:style>
    <style:style style:name="P28" style:family="paragraph" style:parent-style-name="Text_20_body">
      <style:text-properties style:text-line-through-style="solid" style:text-line-through-type="single" officeooo:rsid="491c7728" officeooo:paragraph-rsid="47c3f9e6"/>
    </style:style>
    <style:style style:name="P29" style:family="paragraph" style:parent-style-name="Text_20_body">
      <style:text-properties style:text-line-through-style="solid" style:text-line-through-type="single" officeooo:rsid="491e1835" officeooo:paragraph-rsid="47c3f9e6"/>
    </style:style>
    <style:style style:name="P30" style:family="paragraph" style:parent-style-name="Text_20_body">
      <style:text-properties style:text-line-through-style="solid" style:text-line-through-type="single" officeooo:rsid="47d987a1" officeooo:paragraph-rsid="47caf8f2"/>
    </style:style>
    <style:style style:name="P31" style:family="paragraph" style:parent-style-name="Text_20_body">
      <style:text-properties officeooo:rsid="49236a28" officeooo:paragraph-rsid="47b18bc0"/>
    </style:style>
    <style:style style:name="P32" style:family="paragraph" style:parent-style-name="Text_20_body">
      <style:text-properties style:text-line-through-style="none" style:text-line-through-type="none" officeooo:rsid="47b18bc0" officeooo:paragraph-rsid="47b47651"/>
    </style:style>
    <style:style style:name="P33" style:family="paragraph" style:parent-style-name="Text_20_body">
      <style:text-properties style:text-line-through-style="none" style:text-line-through-type="none" officeooo:rsid="47b18bc0" officeooo:paragraph-rsid="47b5825f"/>
    </style:style>
    <style:style style:name="P34" style:family="paragraph" style:parent-style-name="Text_20_body">
      <style:text-properties style:text-line-through-style="none" style:text-line-through-type="none" officeooo:rsid="47b18bc0" officeooo:paragraph-rsid="47b18bc0"/>
    </style:style>
    <style:style style:name="P35" style:family="paragraph" style:parent-style-name="Text_20_body">
      <style:text-properties style:text-line-through-style="none" style:text-line-through-type="none" officeooo:rsid="4906b967" officeooo:paragraph-rsid="47b6c19a"/>
    </style:style>
    <style:style style:name="P36" style:family="paragraph" style:parent-style-name="Text_20_body">
      <style:text-properties style:text-line-through-style="none" style:text-line-through-type="none" officeooo:rsid="4915dd67" officeooo:paragraph-rsid="47c3f9e6"/>
    </style:style>
    <style:style style:name="P37" style:family="paragraph" style:parent-style-name="Text_20_body">
      <style:text-properties style:text-line-through-style="none" style:text-line-through-type="none" officeooo:rsid="47f723b7" officeooo:paragraph-rsid="47cf35da"/>
    </style:style>
    <style:style style:name="P38" style:family="paragraph" style:parent-style-name="Text_20_body">
      <style:text-properties style:text-line-through-style="none" style:text-line-through-type="none" officeooo:rsid="4b67adb0" officeooo:paragraph-rsid="47d28d04"/>
    </style:style>
    <style:style style:name="P39" style:family="paragraph" style:parent-style-name="Text_20_body">
      <style:text-properties officeooo:rsid="49683d3b" officeooo:paragraph-rsid="47b3632f"/>
    </style:style>
    <style:style style:name="P40" style:family="paragraph" style:parent-style-name="Text_20_body">
      <style:text-properties officeooo:paragraph-rsid="47b47651"/>
    </style:style>
    <style:style style:name="P41" style:family="paragraph" style:parent-style-name="Text_20_body">
      <style:text-properties officeooo:paragraph-rsid="47b5825f"/>
    </style:style>
    <style:style style:name="P42" style:family="paragraph" style:parent-style-name="Text_20_body">
      <style:text-properties officeooo:rsid="4906b967" officeooo:paragraph-rsid="47b6c19a"/>
    </style:style>
    <style:style style:name="P43" style:family="paragraph" style:parent-style-name="Text_20_body">
      <style:text-properties officeooo:rsid="481b9949" officeooo:paragraph-rsid="47bdb02a"/>
    </style:style>
    <style:style style:name="P44" style:family="paragraph" style:parent-style-name="Text_20_body">
      <style:text-properties officeooo:rsid="481b9949" officeooo:paragraph-rsid="47becdcf"/>
    </style:style>
    <style:style style:name="P45" style:family="paragraph" style:parent-style-name="Text_20_body">
      <style:text-properties officeooo:rsid="481a9286" officeooo:paragraph-rsid="47bc3920"/>
    </style:style>
    <style:style style:name="P46" style:family="paragraph" style:parent-style-name="Text_20_body">
      <style:text-properties officeooo:rsid="483ccc26" officeooo:paragraph-rsid="47bc3920"/>
    </style:style>
    <style:style style:name="P47" style:family="paragraph" style:parent-style-name="Text_20_body">
      <style:text-properties officeooo:rsid="48433cbf" officeooo:paragraph-rsid="47bc3920"/>
    </style:style>
    <style:style style:name="P48" style:family="paragraph" style:parent-style-name="Text_20_body">
      <style:text-properties officeooo:rsid="490d8bba" officeooo:paragraph-rsid="47bc3920"/>
    </style:style>
    <style:style style:name="P49" style:family="paragraph" style:parent-style-name="Text_20_body">
      <style:text-properties officeooo:rsid="49253fbe" officeooo:paragraph-rsid="47bc3920"/>
    </style:style>
    <style:style style:name="P50" style:family="paragraph" style:parent-style-name="Text_20_body">
      <style:text-properties officeooo:rsid="492737c6" officeooo:paragraph-rsid="47bc3920"/>
    </style:style>
    <style:style style:name="P51" style:family="paragraph" style:parent-style-name="Text_20_body">
      <style:text-properties officeooo:rsid="49376c29" officeooo:paragraph-rsid="47bc3920"/>
    </style:style>
    <style:style style:name="P52" style:family="paragraph" style:parent-style-name="Text_20_body">
      <style:text-properties officeooo:rsid="49443a19" officeooo:paragraph-rsid="47bc3920"/>
    </style:style>
    <style:style style:name="P53" style:family="paragraph" style:parent-style-name="Text_20_body">
      <style:text-properties officeooo:rsid="496766de" officeooo:paragraph-rsid="47bc3920"/>
    </style:style>
    <style:style style:name="P54" style:family="paragraph" style:parent-style-name="Text_20_body">
      <style:text-properties officeooo:rsid="49677125" officeooo:paragraph-rsid="47bc3920"/>
    </style:style>
    <style:style style:name="P55" style:family="paragraph" style:parent-style-name="Text_20_body">
      <style:text-properties officeooo:rsid="4978e2ef" officeooo:paragraph-rsid="47bc3920"/>
    </style:style>
    <style:style style:name="P56" style:family="paragraph" style:parent-style-name="Text_20_body">
      <style:text-properties officeooo:rsid="49f32310" officeooo:paragraph-rsid="47bc3920"/>
    </style:style>
    <style:style style:name="P57" style:family="paragraph" style:parent-style-name="Text_20_body">
      <style:text-properties officeooo:rsid="49b5f529" officeooo:paragraph-rsid="47bc3920"/>
    </style:style>
    <style:style style:name="P58" style:family="paragraph" style:parent-style-name="Text_20_body">
      <style:text-properties officeooo:rsid="49f21403" officeooo:paragraph-rsid="47bc3920"/>
    </style:style>
    <style:style style:name="P59" style:family="paragraph" style:parent-style-name="Text_20_body">
      <style:text-properties officeooo:rsid="49fa58cb" officeooo:paragraph-rsid="47bc3920"/>
    </style:style>
    <style:style style:name="P60" style:family="paragraph" style:parent-style-name="Text_20_body">
      <style:text-properties officeooo:rsid="49fafd6f" officeooo:paragraph-rsid="47bc3920"/>
    </style:style>
    <style:style style:name="P61" style:family="paragraph" style:parent-style-name="Text_20_body">
      <style:text-properties officeooo:rsid="49fc6bc6" officeooo:paragraph-rsid="47bc3920"/>
    </style:style>
    <style:style style:name="P62" style:family="paragraph" style:parent-style-name="Text_20_body">
      <style:text-properties officeooo:rsid="49ff1602" officeooo:paragraph-rsid="47bc3920"/>
    </style:style>
    <style:style style:name="P63" style:family="paragraph" style:parent-style-name="Text_20_body">
      <style:text-properties officeooo:rsid="4a0a21ab" officeooo:paragraph-rsid="47bc3920"/>
    </style:style>
    <style:style style:name="P64" style:family="paragraph" style:parent-style-name="Text_20_body">
      <style:text-properties officeooo:rsid="4a0afee2" officeooo:paragraph-rsid="47bc3920"/>
    </style:style>
    <style:style style:name="P65" style:family="paragraph" style:parent-style-name="Text_20_body">
      <style:text-properties officeooo:rsid="4a0b1f46" officeooo:paragraph-rsid="47bc3920"/>
    </style:style>
    <style:style style:name="P66" style:family="paragraph" style:parent-style-name="Text_20_body">
      <style:text-properties officeooo:rsid="4a0ca8a6" officeooo:paragraph-rsid="47bc3920"/>
    </style:style>
    <style:style style:name="P67" style:family="paragraph" style:parent-style-name="Text_20_body">
      <style:text-properties officeooo:rsid="4a0d34ca" officeooo:paragraph-rsid="47bc3920"/>
    </style:style>
    <style:style style:name="P68" style:family="paragraph" style:parent-style-name="Text_20_body">
      <style:text-properties officeooo:rsid="4a10b126" officeooo:paragraph-rsid="47bc3920"/>
    </style:style>
    <style:style style:name="P69" style:family="paragraph" style:parent-style-name="Text_20_body">
      <style:text-properties officeooo:rsid="4a008fd4" officeooo:paragraph-rsid="47bc3920"/>
    </style:style>
    <style:style style:name="P70" style:family="paragraph" style:parent-style-name="Text_20_body">
      <style:text-properties officeooo:paragraph-rsid="47bc3920"/>
    </style:style>
    <style:style style:name="P71" style:family="paragraph" style:parent-style-name="Text_20_body">
      <style:text-properties officeooo:rsid="48d2178a" officeooo:paragraph-rsid="47becdcf"/>
    </style:style>
    <style:style style:name="P72" style:family="paragraph" style:parent-style-name="Text_20_body">
      <style:text-properties officeooo:rsid="4a2e0a0c" officeooo:paragraph-rsid="47c1d17f"/>
    </style:style>
    <style:style style:name="P73" style:family="paragraph" style:parent-style-name="Text_20_body">
      <style:text-properties officeooo:paragraph-rsid="47c35dd7"/>
    </style:style>
    <style:style style:name="P74" style:family="paragraph" style:parent-style-name="Text_20_body">
      <style:text-properties officeooo:rsid="49f64183" officeooo:paragraph-rsid="47c07839"/>
    </style:style>
    <style:style style:name="P75" style:family="paragraph" style:parent-style-name="Text_20_body">
      <style:text-properties officeooo:rsid="4aeac559" officeooo:paragraph-rsid="47c3f9e6"/>
    </style:style>
    <style:style style:name="P76" style:family="paragraph" style:parent-style-name="Text_20_body">
      <style:text-properties officeooo:rsid="49152c89" officeooo:paragraph-rsid="47c3f9e6"/>
    </style:style>
    <style:style style:name="P77" style:family="paragraph" style:parent-style-name="Text_20_body">
      <style:text-properties officeooo:rsid="49137e90" officeooo:paragraph-rsid="47c3f9e6"/>
    </style:style>
    <style:style style:name="P78" style:family="paragraph" style:parent-style-name="Text_20_body">
      <style:text-properties officeooo:rsid="4918977e" officeooo:paragraph-rsid="47c3f9e6"/>
    </style:style>
    <style:style style:name="P79" style:family="paragraph" style:parent-style-name="Text_20_body">
      <style:text-properties officeooo:rsid="4917a380" officeooo:paragraph-rsid="47c3f9e6"/>
    </style:style>
    <style:style style:name="P80" style:family="paragraph" style:parent-style-name="Text_20_body">
      <style:text-properties officeooo:rsid="491b8bd2" officeooo:paragraph-rsid="47c3f9e6"/>
    </style:style>
    <style:style style:name="P81" style:family="paragraph" style:parent-style-name="Text_20_body">
      <style:text-properties officeooo:rsid="491c7728" officeooo:paragraph-rsid="47c3f9e6"/>
    </style:style>
    <style:style style:name="P82" style:family="paragraph" style:parent-style-name="Text_20_body">
      <style:text-properties officeooo:rsid="491f9fab" officeooo:paragraph-rsid="47c3f9e6"/>
    </style:style>
    <style:style style:name="P83" style:family="paragraph" style:parent-style-name="Text_20_body">
      <style:text-properties officeooo:rsid="4a1a42c5" officeooo:paragraph-rsid="47c3f9e6"/>
    </style:style>
    <style:style style:name="P84" style:family="paragraph" style:parent-style-name="Text_20_body">
      <style:text-properties officeooo:rsid="492061a4" officeooo:paragraph-rsid="47c3f9e6"/>
    </style:style>
    <style:style style:name="P85" style:family="paragraph" style:parent-style-name="Text_20_body">
      <style:text-properties officeooo:rsid="4921e3b8" officeooo:paragraph-rsid="47c3f9e6"/>
    </style:style>
    <style:style style:name="P86" style:family="paragraph" style:parent-style-name="Text_20_body">
      <style:text-properties officeooo:paragraph-rsid="47c3f9e6"/>
    </style:style>
    <style:style style:name="P87"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 style:family="paragraph" style:parent-style-name="Text_20_body">
      <style:text-properties style:use-window-font-color="true" style:font-name="Georgia" fo:font-size="10pt" fo:letter-spacing="0.004cm" fo:language="cs" fo:country="CZ" fo:font-style="normal" officeooo:rsid="48938a1e"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 style:family="paragraph" style:parent-style-name="Text_20_body">
      <style:text-properties style:use-window-font-color="true" style:font-name="Georgia" fo:font-size="10pt" fo:letter-spacing="0.004cm" fo:language="cs" fo:country="CZ" fo:font-style="normal" officeooo:rsid="48604d94"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 style:family="paragraph" style:parent-style-name="Text_20_body">
      <style:text-properties style:use-window-font-color="true" style:font-name="Georgia" fo:font-size="10pt" fo:letter-spacing="0.004cm" fo:language="cs" fo:country="CZ" fo:font-style="normal" officeooo:rsid="4f2cc74e"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 style:family="paragraph" style:parent-style-name="Text_20_body">
      <style:text-properties style:use-window-font-color="true" style:font-name="Georgia" fo:font-size="10pt" fo:letter-spacing="0.004cm" fo:language="cs" fo:country="CZ" fo:font-style="normal" officeooo:rsid="4f236a8f"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 style:family="paragraph" style:parent-style-name="Text_20_body">
      <style:text-properties officeooo:paragraph-rsid="47c74bdb"/>
    </style:style>
    <style:style style:name="P95" style:family="paragraph" style:parent-style-name="Text_20_body">
      <style:text-properties officeooo:rsid="48ebddb3" officeooo:paragraph-rsid="47c74bdb"/>
    </style:style>
    <style:style style:name="P96" style:family="paragraph" style:parent-style-name="Text_20_body">
      <style:text-properties officeooo:rsid="4aec11a0" officeooo:paragraph-rsid="47c74bdb"/>
    </style:style>
    <style:style style:name="P97" style:family="paragraph" style:parent-style-name="Text_20_body">
      <style:text-properties officeooo:rsid="4b0c0925" officeooo:paragraph-rsid="47c74bdb"/>
    </style:style>
    <style:style style:name="P98" style:family="paragraph" style:parent-style-name="Text_20_body">
      <style:text-properties officeooo:rsid="4b08bd5e" officeooo:paragraph-rsid="47c74bdb"/>
    </style:style>
    <style:style style:name="P99" style:family="paragraph" style:parent-style-name="Text_20_body">
      <style:text-properties officeooo:rsid="4aec99a3" officeooo:paragraph-rsid="47c74bdb"/>
    </style:style>
    <style:style style:name="P100" style:family="paragraph" style:parent-style-name="Text_20_body">
      <style:text-properties officeooo:rsid="4af4896e" officeooo:paragraph-rsid="47c74bdb"/>
    </style:style>
    <style:style style:name="P101" style:family="paragraph" style:parent-style-name="Text_20_body">
      <style:text-properties officeooo:rsid="4af98154" officeooo:paragraph-rsid="47c74bdb"/>
    </style:style>
    <style:style style:name="P102" style:family="paragraph" style:parent-style-name="Text_20_body">
      <style:text-properties officeooo:paragraph-rsid="47caf8f2"/>
    </style:style>
    <style:style style:name="P103" style:family="paragraph" style:parent-style-name="Text_20_body">
      <style:text-properties officeooo:rsid="47d9f58e" officeooo:paragraph-rsid="47caf8f2"/>
    </style:style>
    <style:style style:name="P104" style:family="paragraph" style:parent-style-name="Text_20_body">
      <style:text-properties officeooo:rsid="47e03e32" officeooo:paragraph-rsid="47caf8f2"/>
    </style:style>
    <style:style style:name="P105" style:family="paragraph" style:parent-style-name="Text_20_body">
      <style:text-properties officeooo:rsid="47f01811" officeooo:paragraph-rsid="47caf8f2"/>
    </style:style>
    <style:style style:name="P106" style:family="paragraph" style:parent-style-name="Text_20_body">
      <style:text-properties officeooo:rsid="47e1ac2a" officeooo:paragraph-rsid="47caf8f2"/>
    </style:style>
    <style:style style:name="P107" style:family="paragraph" style:parent-style-name="Text_20_body">
      <style:text-properties officeooo:rsid="47e2e9b3" officeooo:paragraph-rsid="47caf8f2"/>
    </style:style>
    <style:style style:name="P108" style:family="paragraph" style:parent-style-name="Text_20_body">
      <style:text-properties officeooo:rsid="47eda599" officeooo:paragraph-rsid="47caf8f2"/>
    </style:style>
    <style:style style:name="P109" style:family="paragraph" style:parent-style-name="Text_20_body">
      <style:text-properties officeooo:rsid="47f35c8c" officeooo:paragraph-rsid="47caf8f2"/>
    </style:style>
    <style:style style:name="P110" style:family="paragraph" style:parent-style-name="Text_20_body">
      <style:text-properties officeooo:rsid="47e4e140" officeooo:paragraph-rsid="47caf8f2"/>
    </style:style>
    <style:style style:name="P111" style:family="paragraph" style:parent-style-name="Text_20_body">
      <style:text-properties officeooo:rsid="47eea893" officeooo:paragraph-rsid="47caf8f2"/>
    </style:style>
    <style:style style:name="P112" style:family="paragraph" style:parent-style-name="Text_20_body">
      <style:text-properties officeooo:rsid="47f723b7" officeooo:paragraph-rsid="47cf35da"/>
    </style:style>
    <style:style style:name="P113" style:family="paragraph" style:parent-style-name="Text_20_body">
      <style:text-properties officeooo:paragraph-rsid="47cfa653"/>
    </style:style>
    <style:style style:name="P114" style:family="paragraph" style:parent-style-name="Text_20_body">
      <style:text-properties officeooo:rsid="4c779b1b" officeooo:paragraph-rsid="47cfa653"/>
    </style:style>
    <style:style style:name="P115" style:family="paragraph" style:parent-style-name="Text_20_body">
      <style:text-properties officeooo:rsid="4c811638" officeooo:paragraph-rsid="47cfa653"/>
    </style:style>
    <style:style style:name="P116"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17"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8"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9"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20" style:family="paragraph" style:parent-style-name="Text_20_body">
      <style:text-properties officeooo:rsid="4c7901a9" officeooo:paragraph-rsid="47cfa653"/>
    </style:style>
    <style:style style:name="P121" style:family="paragraph" style:parent-style-name="Text_20_body">
      <style:text-properties officeooo:rsid="4c8951f9" officeooo:paragraph-rsid="47cfeea1"/>
    </style:style>
    <style:style style:name="P122" style:family="paragraph" style:parent-style-name="Text_20_body">
      <style:text-properties officeooo:rsid="4c8951f9" officeooo:paragraph-rsid="47d40597"/>
    </style:style>
    <style:style style:name="P123" style:family="paragraph" style:parent-style-name="Text_20_body">
      <style:text-properties officeooo:rsid="4c81fe76" officeooo:paragraph-rsid="47cfeea1"/>
    </style:style>
    <style:style style:name="P124" style:family="paragraph" style:parent-style-name="Text_20_body">
      <style:text-properties officeooo:rsid="4c88ac3d" officeooo:paragraph-rsid="47cfeea1"/>
    </style:style>
    <style:style style:name="P125" style:family="paragraph" style:parent-style-name="Text_20_body">
      <style:text-properties officeooo:paragraph-rsid="47cfeea1"/>
    </style:style>
    <style:style style:name="P126" style:family="paragraph" style:parent-style-name="Text_20_body">
      <style:text-properties officeooo:rsid="4c902e2e" officeooo:paragraph-rsid="47d18d55"/>
    </style:style>
    <style:style style:name="P127" style:family="paragraph" style:parent-style-name="Text_20_body">
      <style:text-properties officeooo:rsid="4805ec7b" officeooo:paragraph-rsid="47d18d55"/>
    </style:style>
    <style:style style:name="P128" style:family="paragraph" style:parent-style-name="Text_20_body">
      <style:text-properties officeooo:paragraph-rsid="47d18d55"/>
    </style:style>
    <style:style style:name="P129" style:family="paragraph" style:parent-style-name="Text_20_body">
      <style:text-properties officeooo:rsid="4c91a6af" officeooo:paragraph-rsid="47d18d55"/>
    </style:style>
    <style:style style:name="P130" style:family="paragraph" style:parent-style-name="Text_20_body">
      <style:text-properties officeooo:rsid="48056660" officeooo:paragraph-rsid="47d18d55"/>
    </style:style>
    <style:style style:name="P131" style:family="paragraph" style:parent-style-name="Text_20_body">
      <style:text-properties officeooo:rsid="4c8f2fbe" officeooo:paragraph-rsid="47d18d55"/>
    </style:style>
    <style:style style:name="P132" style:family="paragraph" style:parent-style-name="Text_20_body">
      <style:text-properties officeooo:rsid="4b662a57" officeooo:paragraph-rsid="47caf8f2"/>
    </style:style>
    <style:style style:name="P133" style:family="paragraph" style:parent-style-name="Text_20_body">
      <style:text-properties officeooo:rsid="4bfd508d" officeooo:paragraph-rsid="47d28d04"/>
    </style:style>
    <style:style style:name="P134" style:family="paragraph" style:parent-style-name="Text_20_body">
      <style:text-properties officeooo:rsid="4c1fde02" officeooo:paragraph-rsid="47d28d04"/>
    </style:style>
    <style:style style:name="P135" style:family="paragraph" style:parent-style-name="Text_20_body">
      <style:text-properties officeooo:rsid="4bf51f2d" officeooo:paragraph-rsid="47d28d04"/>
    </style:style>
    <style:style style:name="P136" style:family="paragraph" style:parent-style-name="Text_20_body">
      <style:text-properties officeooo:paragraph-rsid="47d28d04"/>
    </style:style>
    <style:style style:name="P137" style:family="paragraph" style:parent-style-name="Text_20_body">
      <style:text-properties officeooo:paragraph-rsid="47d39c4d"/>
    </style:style>
    <style:style style:name="P138" style:family="paragraph" style:parent-style-name="Text_20_body">
      <style:text-properties officeooo:paragraph-rsid="47d40597"/>
    </style:style>
    <style:style style:name="P139" style:family="paragraph" style:parent-style-name="Text_20_body">
      <style:text-properties officeooo:rsid="4c862da1" officeooo:paragraph-rsid="47cfeea1"/>
    </style:style>
    <style:style style:name="P140" style:family="paragraph" style:parent-style-name="Text_20_body">
      <style:text-properties officeooo:rsid="4d0abab2" officeooo:paragraph-rsid="47d49622"/>
    </style:style>
    <style:style style:name="P141" style:family="paragraph" style:parent-style-name="Text_20_body">
      <style:text-properties officeooo:rsid="480ff356" officeooo:paragraph-rsid="47d49622"/>
    </style:style>
    <style:style style:name="P142" style:family="paragraph" style:parent-style-name="Text_20_body">
      <style:text-properties officeooo:paragraph-rsid="47d49622"/>
    </style:style>
    <style:style style:name="P143" style:family="paragraph" style:parent-style-name="Text_20_body">
      <style:text-properties officeooo:rsid="4c7b5ed8" officeooo:paragraph-rsid="47d49622"/>
    </style:style>
    <style:style style:name="P144" style:family="paragraph" style:parent-style-name="Text_20_body">
      <style:text-properties officeooo:rsid="4d9c94a4" officeooo:paragraph-rsid="47d7cfc7"/>
    </style:style>
    <style:style style:name="P145" style:family="paragraph" style:parent-style-name="Text_20_body">
      <style:text-properties officeooo:rsid="47f7748f" officeooo:paragraph-rsid="47d7cfc7"/>
    </style:style>
    <style:style style:name="P146" style:family="paragraph" style:parent-style-name="Text_20_body">
      <style:text-properties officeooo:rsid="47f8e240" officeooo:paragraph-rsid="47d7cfc7"/>
    </style:style>
    <style:style style:name="P147" style:family="paragraph" style:parent-style-name="Text_20_body">
      <style:text-properties officeooo:rsid="481519f1" officeooo:paragraph-rsid="47d7cfc7"/>
    </style:style>
    <style:style style:name="P148" style:family="paragraph" style:parent-style-name="Text_20_body">
      <style:text-properties officeooo:rsid="4817195a" officeooo:paragraph-rsid="47d7cfc7"/>
    </style:style>
    <style:style style:name="P149" style:family="paragraph" style:parent-style-name="Text_20_body">
      <style:text-properties officeooo:paragraph-rsid="47d7cfc7"/>
    </style:style>
    <style:style style:name="P150" style:family="paragraph" style:parent-style-name="Text_20_body">
      <style:text-properties officeooo:paragraph-rsid="47d7f200"/>
    </style:style>
    <style:style style:name="P151" style:family="paragraph" style:parent-style-name="Text_20_body">
      <style:text-properties officeooo:paragraph-rsid="47d8652a"/>
    </style:style>
    <style:style style:name="P152" style:family="paragraph" style:parent-style-name="Text_20_body">
      <style:text-properties officeooo:rsid="47d8652a" officeooo:paragraph-rsid="47d8652a"/>
    </style:style>
    <style:style style:name="P153" style:family="paragraph" style:parent-style-name="Text_20_body">
      <style:text-properties officeooo:rsid="482955b1" officeooo:paragraph-rsid="47d9a4db"/>
    </style:style>
    <style:style style:name="P154" style:family="paragraph" style:parent-style-name="Text_20_body">
      <style:text-properties officeooo:rsid="4dc0d5dd" officeooo:paragraph-rsid="47da95e6"/>
    </style:style>
    <style:style style:name="P155" style:family="paragraph" style:parent-style-name="Text_20_body">
      <style:text-properties officeooo:paragraph-rsid="47da95e6"/>
    </style:style>
    <style:style style:name="P156" style:family="paragraph" style:parent-style-name="Text_20_body">
      <style:text-properties officeooo:rsid="457468d3" officeooo:paragraph-rsid="47df4616"/>
    </style:style>
    <style:style style:name="P157" style:family="paragraph" style:parent-style-name="Text_20_body">
      <style:text-properties officeooo:rsid="4e54bad0" officeooo:paragraph-rsid="47df4616"/>
    </style:style>
    <style:style style:name="P158" style:family="paragraph" style:parent-style-name="Text_20_body">
      <style:text-properties officeooo:rsid="4958dfcd" officeooo:paragraph-rsid="47df4616"/>
    </style:style>
    <style:style style:name="P159" style:family="paragraph" style:parent-style-name="Text_20_body">
      <style:text-properties officeooo:rsid="4578589d" officeooo:paragraph-rsid="47df4616"/>
    </style:style>
    <style:style style:name="P160" style:family="paragraph" style:parent-style-name="Text_20_body">
      <style:text-properties officeooo:rsid="457b8661" officeooo:paragraph-rsid="47df4616"/>
    </style:style>
    <style:style style:name="P161" style:family="paragraph" style:parent-style-name="Text_20_body">
      <style:text-properties officeooo:paragraph-rsid="47df4616"/>
    </style:style>
    <style:style style:name="P162" style:family="paragraph" style:parent-style-name="Text_20_body">
      <style:text-properties officeooo:rsid="499dc938" officeooo:paragraph-rsid="47dff01d"/>
    </style:style>
    <style:style style:name="P163" style:family="paragraph" style:parent-style-name="Text_20_body">
      <style:text-properties officeooo:rsid="48375cfa" officeooo:paragraph-rsid="47dff01d"/>
    </style:style>
    <style:style style:name="P164" style:family="paragraph" style:parent-style-name="Text_20_body">
      <style:text-properties officeooo:paragraph-rsid="47dff01d"/>
    </style:style>
    <style:style style:name="P165" style:family="paragraph" style:parent-style-name="Text_20_body">
      <style:text-properties officeooo:rsid="49cac408" officeooo:paragraph-rsid="47e1168f"/>
    </style:style>
    <style:style style:name="P166" style:family="paragraph" style:parent-style-name="Text_20_body">
      <style:text-properties officeooo:rsid="4a24a7d0" officeooo:paragraph-rsid="47e1168f"/>
    </style:style>
    <style:style style:name="P167" style:family="paragraph" style:parent-style-name="Text_20_body">
      <style:text-properties officeooo:paragraph-rsid="47e1168f"/>
    </style:style>
    <style:style style:name="P168" style:family="paragraph" style:parent-style-name="Text_20_body">
      <style:text-properties officeooo:rsid="4e953a07" officeooo:paragraph-rsid="47e1168f"/>
    </style:style>
    <style:style style:name="P169" style:family="paragraph" style:parent-style-name="Text_20_body">
      <style:text-properties officeooo:rsid="49d5dbc6" officeooo:paragraph-rsid="47e1168f"/>
    </style:style>
    <style:style style:name="P170" style:family="paragraph" style:parent-style-name="Text_20_body">
      <style:text-properties officeooo:rsid="49d98bb8" officeooo:paragraph-rsid="47e1168f"/>
    </style:style>
    <style:style style:name="P171" style:family="paragraph" style:parent-style-name="Text_20_body">
      <style:text-properties officeooo:rsid="49d8263c" officeooo:paragraph-rsid="47e1168f"/>
    </style:style>
    <style:style style:name="P172" style:family="paragraph" style:parent-style-name="Text_20_body">
      <style:text-properties officeooo:rsid="49dc76c9" officeooo:paragraph-rsid="47e1168f"/>
    </style:style>
    <style:style style:name="P173" style:family="paragraph" style:parent-style-name="Text_20_body">
      <style:text-properties officeooo:rsid="49d915cf" officeooo:paragraph-rsid="47e1168f"/>
    </style:style>
    <style:style style:name="P174" style:family="paragraph" style:parent-style-name="Text_20_body">
      <style:text-properties officeooo:rsid="49db992c" officeooo:paragraph-rsid="47e1168f"/>
    </style:style>
    <style:style style:name="P175" style:family="paragraph" style:parent-style-name="Text_20_body">
      <style:text-properties officeooo:rsid="487d7675" officeooo:paragraph-rsid="47e688e0"/>
    </style:style>
    <style:style style:name="P176" style:family="paragraph" style:parent-style-name="Text_20_body">
      <style:text-properties officeooo:rsid="485f8e5c" officeooo:paragraph-rsid="47e688e0"/>
    </style:style>
    <style:style style:name="P177" style:family="paragraph" style:parent-style-name="Text_20_body">
      <style:text-properties officeooo:rsid="48604d94" officeooo:paragraph-rsid="47e688e0"/>
    </style:style>
    <style:style style:name="P178" style:family="paragraph" style:parent-style-name="Text_20_body">
      <style:text-properties officeooo:rsid="488e4528" officeooo:paragraph-rsid="47e688e0"/>
    </style:style>
    <style:style style:name="P179" style:family="paragraph" style:parent-style-name="Text_20_body">
      <style:text-properties officeooo:rsid="489b178e" officeooo:paragraph-rsid="47e688e0"/>
    </style:style>
    <style:style style:name="P180" style:family="paragraph" style:parent-style-name="Text_20_body">
      <style:text-properties officeooo:rsid="488f2877" officeooo:paragraph-rsid="47e688e0"/>
    </style:style>
    <style:style style:name="P181" style:family="paragraph" style:parent-style-name="Text_20_body">
      <style:text-properties officeooo:rsid="495ffa37" officeooo:paragraph-rsid="47e688e0"/>
    </style:style>
    <style:style style:name="P182" style:family="paragraph" style:parent-style-name="Text_20_body">
      <style:text-properties officeooo:rsid="486a2a77" officeooo:paragraph-rsid="47e688e0"/>
    </style:style>
    <style:style style:name="P183" style:family="paragraph" style:parent-style-name="Text_20_body">
      <style:text-properties officeooo:rsid="487bf590" officeooo:paragraph-rsid="47e688e0"/>
    </style:style>
    <style:style style:name="P184" style:family="paragraph" style:parent-style-name="Text_20_body">
      <style:text-properties officeooo:rsid="4879f316" officeooo:paragraph-rsid="47e688e0"/>
    </style:style>
    <style:style style:name="P185" style:family="paragraph" style:parent-style-name="Text_20_body">
      <style:text-properties officeooo:rsid="487a8c0d" officeooo:paragraph-rsid="47e688e0"/>
    </style:style>
    <style:style style:name="P186" style:family="paragraph" style:parent-style-name="Text_20_body">
      <style:text-properties officeooo:rsid="48803ad1" officeooo:paragraph-rsid="47e688e0"/>
    </style:style>
    <style:style style:name="P187" style:family="paragraph" style:parent-style-name="Text_20_body">
      <style:text-properties officeooo:rsid="4881fa85" officeooo:paragraph-rsid="47e688e0"/>
    </style:style>
    <style:style style:name="P188" style:family="paragraph" style:parent-style-name="Text_20_body">
      <style:text-properties officeooo:paragraph-rsid="47e688e0"/>
    </style:style>
    <style:style style:name="P189" style:family="paragraph" style:parent-style-name="Text_20_body">
      <style:text-properties officeooo:rsid="498d9936" officeooo:paragraph-rsid="47e7dc8a"/>
    </style:style>
    <style:style style:name="P190" style:family="paragraph" style:parent-style-name="Text_20_body">
      <style:text-properties officeooo:rsid="4a20cfcd" officeooo:paragraph-rsid="47e7dc8a"/>
    </style:style>
    <style:style style:name="P191" style:family="paragraph" style:parent-style-name="Text_20_body">
      <style:text-properties officeooo:paragraph-rsid="47e7dc8a"/>
    </style:style>
    <style:style style:name="P192" style:family="paragraph" style:parent-style-name="Text_20_body">
      <style:text-properties officeooo:rsid="4a28ce17" officeooo:paragraph-rsid="47e7dc8a"/>
    </style:style>
    <style:style style:name="P193" style:family="paragraph" style:parent-style-name="Text_20_body">
      <style:text-properties officeooo:rsid="4a22adf6" officeooo:paragraph-rsid="47e7dc8a"/>
    </style:style>
    <style:style style:name="P194" style:family="paragraph" style:parent-style-name="Text_20_body">
      <style:text-properties officeooo:rsid="498b2bca" officeooo:paragraph-rsid="47e7dc8a"/>
    </style:style>
    <style:style style:name="P195" style:family="paragraph" style:parent-style-name="Text_20_body">
      <style:text-properties officeooo:rsid="4efcc179" officeooo:paragraph-rsid="47e98ac8"/>
    </style:style>
    <style:style style:name="P196" style:family="paragraph" style:parent-style-name="Text_20_body">
      <style:text-properties officeooo:rsid="4f1ef15a" officeooo:paragraph-rsid="47e98ac8"/>
    </style:style>
    <style:style style:name="P197" style:family="paragraph" style:parent-style-name="Standard">
      <style:paragraph-properties fo:text-align="center" style:justify-single-word="false"/>
      <style:text-properties officeooo:rsid="057aae1d" officeooo:paragraph-rsid="410d52db"/>
    </style:style>
    <style:style style:name="P19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0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0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0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03"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4" style:family="paragraph" style:parent-style-name="Standard">
      <style:text-properties officeooo:paragraph-rsid="47c3f9e6"/>
    </style:style>
    <style:style style:name="P205" style:family="paragraph" style:parent-style-name="Standard">
      <style:text-properties officeooo:paragraph-rsid="47cf35da"/>
    </style:style>
    <style:style style:name="P206"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207" style:family="paragraph" style:parent-style-name="Standard">
      <style:text-properties officeooo:paragraph-rsid="47d49622"/>
    </style:style>
    <style:style style:name="P208" style:family="paragraph" style:parent-style-name="Example_20_Header">
      <style:text-properties officeooo:paragraph-rsid="0ce95318"/>
    </style:style>
    <style:style style:name="P209" style:family="paragraph" style:parent-style-name="Example_20_Header">
      <style:text-properties officeooo:paragraph-rsid="47c74bdb"/>
    </style:style>
    <style:style style:name="P210" style:family="paragraph" style:parent-style-name="Example_20_Header">
      <style:text-properties officeooo:paragraph-rsid="47cf35da"/>
    </style:style>
    <style:style style:name="P211" style:family="paragraph" style:parent-style-name="Example_20_Header">
      <style:text-properties officeooo:paragraph-rsid="47d28d04"/>
    </style:style>
    <style:style style:name="P212" style:family="paragraph" style:parent-style-name="Example_20_Header">
      <style:text-properties officeooo:paragraph-rsid="47d7f200"/>
    </style:style>
    <style:style style:name="P213" style:family="paragraph" style:parent-style-name="Example_20_Header">
      <style:text-properties officeooo:paragraph-rsid="47df4616"/>
    </style:style>
    <style:style style:name="P214" style:family="paragraph" style:parent-style-name="Example_20_Header">
      <style:text-properties officeooo:paragraph-rsid="47dff01d"/>
    </style:style>
    <style:style style:name="P215" style:family="paragraph" style:parent-style-name="Contents_20_2">
      <style:paragraph-properties>
        <style:tab-stops>
          <style:tab-stop style:position="10.797cm" style:type="right" style:leader-style="dotted" style:leader-text="."/>
        </style:tab-stops>
      </style:paragraph-properties>
    </style:style>
    <style:style style:name="P216" style:family="paragraph" style:parent-style-name="Contents_20_1">
      <style:paragraph-properties>
        <style:tab-stops>
          <style:tab-stop style:position="10.797cm" style:type="right" style:leader-style="dotted" style:leader-text="."/>
        </style:tab-stops>
      </style:paragraph-properties>
    </style:style>
    <style:style style:name="P2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2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2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221" style:family="paragraph" style:parent-style-name="Text_20_body">
      <style:paragraph-properties fo:margin-left="0cm" fo:margin-right="0cm" fo:orphans="2" fo:widows="2" fo:text-indent="0cm" style:auto-text-indent="false"/>
      <style:text-properties officeooo:paragraph-rsid="47c3f9e6"/>
    </style:style>
    <style:style style:name="P222" style:family="paragraph" style:parent-style-name="Text_20_body">
      <style:paragraph-properties fo:margin-left="0cm" fo:margin-right="0cm" fo:orphans="2" fo:widows="2" fo:text-indent="0cm" style:auto-text-indent="false"/>
      <style:text-properties officeooo:paragraph-rsid="47cf35da"/>
    </style:style>
    <style:style style:name="P223" style:family="paragraph" style:parent-style-name="Text_20_body">
      <style:paragraph-properties fo:margin-left="0cm" fo:margin-right="0cm" fo:orphans="2" fo:widows="2" fo:text-indent="0cm" style:auto-text-indent="false"/>
      <style:text-properties officeooo:paragraph-rsid="47cfeea1"/>
    </style:style>
    <style:style style:name="P224"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5"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226"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227"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8" style:family="paragraph" style:parent-style-name="Property_20_level_20_0">
      <style:paragraph-properties fo:margin-left="0cm" fo:margin-right="0cm" fo:text-indent="0cm" style:auto-text-indent="false"/>
      <style:text-properties officeooo:paragraph-rsid="47d49622"/>
    </style:style>
    <style:style style:name="P229" style:family="paragraph" style:parent-style-name="Contents_20_3">
      <style:paragraph-properties>
        <style:tab-stops>
          <style:tab-stop style:position="10.797cm" style:type="right" style:leader-style="dotted" style:leader-text="."/>
        </style:tab-stops>
      </style:paragraph-properties>
    </style:style>
    <style:style style:name="P230"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231" style:family="paragraph" style:parent-style-name="Standalone_20_Property">
      <style:text-properties officeooo:paragraph-rsid="47cfa653"/>
    </style:style>
    <style:style style:name="P232" style:family="paragraph" style:parent-style-name="Standalone_20_Property">
      <style:text-properties officeooo:paragraph-rsid="47cfeea1"/>
    </style:style>
    <style:style style:name="P233" style:family="paragraph" style:parent-style-name="Standalone_20_Property">
      <style:text-properties officeooo:paragraph-rsid="47d18d55"/>
    </style:style>
    <style:style style:name="P234" style:family="paragraph" style:parent-style-name="Standalone_20_Property">
      <style:text-properties officeooo:paragraph-rsid="47d28d04"/>
    </style:style>
    <style:style style:name="P235" style:family="paragraph" style:parent-style-name="Standalone_20_Property">
      <style:text-properties officeooo:paragraph-rsid="47d39c4d"/>
    </style:style>
    <style:style style:name="P236" style:family="paragraph" style:parent-style-name="Standalone_20_Property">
      <style:text-properties officeooo:paragraph-rsid="47d40597"/>
    </style:style>
    <style:style style:name="P237" style:family="paragraph" style:parent-style-name="Standalone_20_Property">
      <style:text-properties officeooo:paragraph-rsid="47d60bbd"/>
    </style:style>
    <style:style style:name="P238" style:family="paragraph" style:parent-style-name="Standalone_20_Property">
      <style:text-properties officeooo:rsid="4da1cfa9" officeooo:paragraph-rsid="47d7cfc7"/>
    </style:style>
    <style:style style:name="P239" style:family="paragraph" style:parent-style-name="Standalone_20_Property">
      <style:text-properties officeooo:paragraph-rsid="47d7cfc7"/>
    </style:style>
    <style:style style:name="P240" style:family="paragraph" style:parent-style-name="Standalone_20_Property">
      <style:text-properties officeooo:paragraph-rsid="47d7f200"/>
    </style:style>
    <style:style style:name="P241" style:family="paragraph" style:parent-style-name="Standalone_20_Property">
      <style:text-properties officeooo:paragraph-rsid="47da95e6"/>
    </style:style>
    <style:style style:name="P242" style:family="paragraph" style:parent-style-name="Standalone_20_Property">
      <style:text-properties officeooo:paragraph-rsid="47df4616"/>
    </style:style>
    <style:style style:name="P243" style:family="paragraph" style:parent-style-name="Standalone_20_Property">
      <style:text-properties officeooo:paragraph-rsid="47dff01d"/>
    </style:style>
    <style:style style:name="P244" style:family="paragraph" style:parent-style-name="Standalone_20_Property">
      <style:text-properties officeooo:paragraph-rsid="47e1168f"/>
    </style:style>
    <style:style style:name="P245" style:family="paragraph" style:parent-style-name="Property_20_level_20_0">
      <style:text-properties officeooo:paragraph-rsid="47cfa653"/>
    </style:style>
    <style:style style:name="P246" style:family="paragraph" style:parent-style-name="Property_20_level_20_0">
      <style:text-properties officeooo:paragraph-rsid="47cfeea1"/>
    </style:style>
    <style:style style:name="P247" style:family="paragraph" style:parent-style-name="Property_20_level_20_0">
      <style:text-properties officeooo:paragraph-rsid="47d18d55"/>
    </style:style>
    <style:style style:name="P248" style:family="paragraph" style:parent-style-name="Property_20_level_20_0">
      <style:text-properties officeooo:paragraph-rsid="47d28d04"/>
    </style:style>
    <style:style style:name="P249" style:family="paragraph" style:parent-style-name="Property_20_level_20_0">
      <style:text-properties officeooo:paragraph-rsid="47d7cfc7"/>
    </style:style>
    <style:style style:name="P250" style:family="paragraph" style:parent-style-name="Property_20_level_20_0">
      <style:text-properties officeooo:paragraph-rsid="47d7f200"/>
    </style:style>
    <style:style style:name="P251" style:family="paragraph" style:parent-style-name="Property_20_level_20_0">
      <style:text-properties officeooo:paragraph-rsid="47da95e6"/>
    </style:style>
    <style:style style:name="P252" style:family="paragraph" style:parent-style-name="Property_20_level_20_0">
      <style:text-properties officeooo:paragraph-rsid="47df4616"/>
    </style:style>
    <style:style style:name="P253" style:family="paragraph" style:parent-style-name="Property_20_level_20_0">
      <style:text-properties officeooo:paragraph-rsid="47dff01d"/>
    </style:style>
    <style:style style:name="P254" style:family="paragraph" style:parent-style-name="Property_20_level_20_0">
      <style:text-properties officeooo:paragraph-rsid="47e1168f"/>
    </style:style>
    <style:style style:name="P255" style:family="paragraph" style:parent-style-name="Property_20_Header">
      <style:text-properties officeooo:paragraph-rsid="47d18d55"/>
    </style:style>
    <style:style style:name="P256" style:family="paragraph" style:parent-style-name="Property_20_Header">
      <style:text-properties officeooo:paragraph-rsid="47d28d04"/>
    </style:style>
    <style:style style:name="P257" style:family="paragraph" style:parent-style-name="Property_20_Header">
      <style:text-properties fo:font-style="italic" officeooo:paragraph-rsid="47dff01d" style:font-style-asian="italic" style:font-style-complex="italic"/>
    </style:style>
    <style:style style:name="P258" style:family="paragraph" style:parent-style-name="Property_20_Header">
      <style:text-properties officeooo:paragraph-rsid="47dff01d"/>
    </style:style>
    <style:style style:name="P259" style:family="paragraph" style:parent-style-name="Property_20_Header">
      <style:text-properties officeooo:paragraph-rsid="47e1168f"/>
    </style:style>
    <style:style style:name="P260" style:family="paragraph" style:parent-style-name="Property_20_level_20_1">
      <style:text-properties officeooo:paragraph-rsid="47d18d55"/>
    </style:style>
    <style:style style:name="P261" style:family="paragraph" style:parent-style-name="Property_20_level_20_1">
      <style:text-properties officeooo:paragraph-rsid="47d28d04"/>
    </style:style>
    <style:style style:name="P262" style:family="paragraph" style:parent-style-name="Property_20_level_20_1">
      <style:text-properties officeooo:paragraph-rsid="47dff01d"/>
    </style:style>
    <style:style style:name="P263" style:family="paragraph" style:parent-style-name="Property_20_level_20_1">
      <style:text-properties officeooo:paragraph-rsid="47e1168f"/>
    </style:style>
    <style:style style:name="P264" style:family="paragraph" style:parent-style-name="Property_20_level_20_1">
      <style:paragraph-properties fo:margin-left="1.251cm" fo:margin-right="0cm" fo:text-indent="-0.4cm" style:auto-text-indent="false"/>
      <style:text-properties officeooo:paragraph-rsid="47d18d55"/>
    </style:style>
    <style:style style:name="P265" style:family="paragraph" style:parent-style-name="Property_20_level_20_1">
      <style:paragraph-properties fo:margin-left="1.251cm" fo:margin-right="0cm" fo:text-indent="-0.4cm" style:auto-text-indent="false"/>
      <style:text-properties officeooo:paragraph-rsid="47dff01d"/>
    </style:style>
    <style:style style:name="P266" style:family="paragraph" style:parent-style-name="Property_20_level_20_1">
      <style:paragraph-properties fo:margin-left="1.251cm" fo:margin-right="0cm" fo:text-indent="-0.4cm" style:auto-text-indent="false"/>
      <style:text-properties officeooo:paragraph-rsid="47e1168f"/>
    </style:style>
    <style:style style:name="P267" style:family="paragraph" style:parent-style-name="Table_20_Comments">
      <style:text-properties officeooo:paragraph-rsid="47d28d04"/>
    </style:style>
    <style:style style:name="P268" style:family="paragraph" style:parent-style-name="Table_20_Heading">
      <style:paragraph-properties fo:text-align="center" style:justify-single-word="false"/>
      <style:text-properties officeooo:paragraph-rsid="47d28d04"/>
    </style:style>
    <style:style style:name="P269"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270"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271"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72"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73"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74" style:family="paragraph" style:parent-style-name="Table_20_Contents">
      <style:paragraph-properties fo:text-align="center" style:justify-single-word="false"/>
      <style:text-properties officeooo:rsid="4b5fdabe" officeooo:paragraph-rsid="47d28d04"/>
    </style:style>
    <style:style style:name="P275" style:family="paragraph" style:parent-style-name="Table_20_Contents">
      <style:text-properties officeooo:rsid="4b5fdabe" officeooo:paragraph-rsid="47d28d04"/>
    </style:style>
    <style:style style:name="P276" style:family="paragraph" style:parent-style-name="Table_20_Contents">
      <style:paragraph-properties fo:text-align="center" style:justify-single-word="false"/>
      <style:text-properties officeooo:rsid="4bda9044" officeooo:paragraph-rsid="47d28d04"/>
    </style:style>
    <style:style style:name="P277" style:family="paragraph" style:parent-style-name="Table_20_Contents">
      <style:paragraph-properties fo:text-align="center" style:justify-single-word="false"/>
      <style:text-properties officeooo:paragraph-rsid="47d28d04"/>
    </style:style>
    <style:style style:name="P278" style:family="paragraph" style:parent-style-name="Table_20_Contents">
      <style:paragraph-properties fo:text-align="center" style:justify-single-word="false"/>
      <style:text-properties officeooo:rsid="4b61b521" officeooo:paragraph-rsid="47d28d04"/>
    </style:style>
    <style:style style:name="P279" style:family="paragraph" style:parent-style-name="Table_20_Contents">
      <style:text-properties officeooo:paragraph-rsid="47d28d04"/>
    </style:style>
    <style:style style:name="P280" style:family="paragraph" style:parent-style-name="Property_20_level_20_1">
      <style:paragraph-properties fo:margin-left="0.4cm" fo:margin-right="0cm" fo:text-indent="0cm" style:auto-text-indent="false"/>
      <style:text-properties officeooo:paragraph-rsid="47e1168f"/>
    </style:style>
    <style:style style:name="P281" style:family="paragraph" style:parent-style-name="Heading_20_5">
      <style:text-properties officeooo:paragraph-rsid="47af89c9"/>
    </style:style>
    <style:style style:name="P282" style:family="paragraph" style:parent-style-name="Heading_20_3">
      <style:text-properties officeooo:paragraph-rsid="47ac661a"/>
    </style:style>
    <style:style style:name="P283"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84"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85"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86" style:family="paragraph" style:parent-style-name="Heading_20_3">
      <style:text-properties officeooo:paragraph-rsid="47af89c9"/>
    </style:style>
    <style:style style:name="P287" style:family="paragraph" style:parent-style-name="Heading_20_3">
      <style:text-properties officeooo:paragraph-rsid="47c3f9e6"/>
    </style:style>
    <style:style style:name="P288" style:family="paragraph" style:parent-style-name="Heading_20_3">
      <style:text-properties officeooo:rsid="4aec99a3" officeooo:paragraph-rsid="47c74bdb"/>
    </style:style>
    <style:style style:name="P289" style:family="paragraph" style:parent-style-name="Heading_20_3">
      <style:text-properties officeooo:paragraph-rsid="47c74bdb"/>
    </style:style>
    <style:style style:name="P290" style:family="paragraph" style:parent-style-name="Heading_20_3">
      <style:text-properties officeooo:paragraph-rsid="47d28d04"/>
    </style:style>
    <style:style style:name="P291" style:family="paragraph" style:parent-style-name="Heading_20_3">
      <style:text-properties officeooo:paragraph-rsid="47d60bbd"/>
    </style:style>
    <style:style style:name="P292" style:family="paragraph" style:parent-style-name="Heading_20_3">
      <style:text-properties officeooo:paragraph-rsid="47d7f200"/>
    </style:style>
    <style:style style:name="P293" style:family="paragraph" style:parent-style-name="Heading_20_3">
      <style:text-properties officeooo:paragraph-rsid="47d9a4db"/>
    </style:style>
    <style:style style:name="P294" style:family="paragraph" style:parent-style-name="Heading_20_3">
      <style:text-properties officeooo:paragraph-rsid="47da95e6"/>
    </style:style>
    <style:style style:name="P295" style:family="paragraph" style:parent-style-name="Heading_20_3">
      <style:text-properties officeooo:paragraph-rsid="47dff01d"/>
    </style:style>
    <style:style style:name="P296" style:family="paragraph" style:parent-style-name="Heading_20_3">
      <style:text-properties officeooo:paragraph-rsid="47e1168f"/>
    </style:style>
    <style:style style:name="P297" style:family="paragraph" style:parent-style-name="Heading_20_3">
      <style:text-properties officeooo:rsid="495eb76f" officeooo:paragraph-rsid="47e688e0"/>
    </style:style>
    <style:style style:name="P298" style:family="paragraph" style:parent-style-name="Heading_20_3">
      <style:text-properties officeooo:paragraph-rsid="47e688e0"/>
    </style:style>
    <style:style style:name="P299" style:family="paragraph" style:parent-style-name="Heading_20_3">
      <style:text-properties officeooo:paragraph-rsid="47e7dc8a"/>
    </style:style>
    <style:style style:name="P300" style:family="paragraph" style:parent-style-name="Heading_20_3">
      <style:text-properties style:text-line-through-style="solid" style:text-line-through-type="single" officeooo:rsid="4958dfcd" officeooo:paragraph-rsid="47b3632f"/>
    </style:style>
    <style:style style:name="P301" style:family="paragraph" style:parent-style-name="Heading_20_3">
      <style:text-properties officeooo:paragraph-rsid="47b18bc0"/>
    </style:style>
    <style:style style:name="P302" style:family="paragraph" style:parent-style-name="Heading_20_3">
      <style:text-properties officeooo:rsid="497164dd" officeooo:paragraph-rsid="47b47651"/>
    </style:style>
    <style:style style:name="P303" style:family="paragraph" style:parent-style-name="Heading_20_3">
      <style:text-properties officeooo:rsid="49755e66" officeooo:paragraph-rsid="47b5825f"/>
    </style:style>
    <style:style style:name="P304" style:family="paragraph" style:parent-style-name="Heading_20_3">
      <style:text-properties officeooo:paragraph-rsid="47b6c19a"/>
    </style:style>
    <style:style style:name="P305" style:family="paragraph" style:parent-style-name="Heading_20_4">
      <style:text-properties officeooo:paragraph-rsid="47af89c9"/>
    </style:style>
    <style:style style:name="P306" style:family="paragraph" style:parent-style-name="Heading_20_4">
      <style:text-properties officeooo:rsid="4b06bff6" officeooo:paragraph-rsid="47c74bdb"/>
    </style:style>
    <style:style style:name="P307" style:family="paragraph" style:parent-style-name="Heading_20_4">
      <style:text-properties officeooo:paragraph-rsid="47d28d04"/>
    </style:style>
    <style:style style:name="P308" style:family="paragraph" style:parent-style-name="Heading_20_4">
      <style:text-properties officeooo:paragraph-rsid="47cfa653"/>
    </style:style>
    <style:style style:name="P309" style:family="paragraph" style:parent-style-name="Heading_20_4">
      <style:text-properties officeooo:paragraph-rsid="47d39c4d"/>
    </style:style>
    <style:style style:name="P310" style:family="paragraph" style:parent-style-name="Heading_20_4">
      <style:text-properties officeooo:paragraph-rsid="47cfeea1"/>
    </style:style>
    <style:style style:name="P311" style:family="paragraph" style:parent-style-name="Heading_20_4">
      <style:text-properties officeooo:rsid="4cbdd5af" officeooo:paragraph-rsid="47d40597"/>
    </style:style>
    <style:style style:name="P312" style:family="paragraph" style:parent-style-name="Heading_20_4">
      <style:text-properties officeooo:paragraph-rsid="47dff01d"/>
    </style:style>
    <style:style style:name="P313" style:family="paragraph" style:parent-style-name="Heading_20_4">
      <style:text-properties officeooo:paragraph-rsid="47e688e0"/>
    </style:style>
    <style:style style:name="P314" style:family="paragraph" style:parent-style-name="Heading_20_4">
      <style:text-properties style:text-line-through-style="solid" style:text-line-through-type="single" officeooo:paragraph-rsid="47b87007"/>
    </style:style>
    <style:style style:name="P315" style:family="paragraph" style:parent-style-name="Heading_20_4">
      <style:text-properties style:text-line-through-style="solid" style:text-line-through-type="single" officeooo:rsid="47b82adc" officeooo:paragraph-rsid="47b82adc"/>
    </style:style>
    <style:style style:name="P316" style:family="paragraph" style:parent-style-name="Heading_20_2">
      <style:text-properties officeooo:rsid="44ed83b1" officeooo:paragraph-rsid="44ed83b1"/>
    </style:style>
    <style:style style:name="P317" style:family="paragraph" style:parent-style-name="Heading_20_2">
      <style:text-properties officeooo:rsid="47c07839" officeooo:paragraph-rsid="47c07839"/>
    </style:style>
    <style:style style:name="P318" style:family="paragraph" style:parent-style-name="Heading_20_2">
      <style:text-properties officeooo:paragraph-rsid="47af89c9"/>
    </style:style>
    <style:style style:name="P319" style:family="paragraph" style:parent-style-name="Heading_20_2">
      <style:text-properties officeooo:paragraph-rsid="47c3f9e6"/>
    </style:style>
    <style:style style:name="P320" style:family="paragraph" style:parent-style-name="Heading_20_2">
      <style:text-properties officeooo:rsid="47d987a1" officeooo:paragraph-rsid="47c591c0"/>
    </style:style>
    <style:style style:name="P321" style:family="paragraph" style:parent-style-name="Heading_20_2">
      <style:text-properties officeooo:paragraph-rsid="47caf8f2"/>
    </style:style>
    <style:style style:name="P322" style:family="paragraph" style:parent-style-name="Heading_20_2">
      <style:text-properties officeooo:paragraph-rsid="47d28d04"/>
    </style:style>
    <style:style style:name="P323" style:family="paragraph" style:parent-style-name="Heading_20_2">
      <style:text-properties officeooo:rsid="47cfa653" officeooo:paragraph-rsid="47cfa653"/>
    </style:style>
    <style:style style:name="P324" style:family="paragraph" style:parent-style-name="Heading_20_2">
      <style:text-properties officeooo:paragraph-rsid="47d7cfc7"/>
    </style:style>
    <style:style style:name="P325" style:family="paragraph" style:parent-style-name="Heading_20_2">
      <style:text-properties officeooo:rsid="47d7f200" officeooo:paragraph-rsid="47d7f200"/>
    </style:style>
    <style:style style:name="P326" style:family="paragraph" style:parent-style-name="Heading_20_2">
      <style:text-properties officeooo:rsid="4e6c8d4e" officeooo:paragraph-rsid="47dff01d"/>
    </style:style>
    <style:style style:name="P327" style:family="paragraph" style:parent-style-name="Heading_20_2">
      <style:text-properties officeooo:paragraph-rsid="47dff01d"/>
    </style:style>
    <style:style style:name="P328" style:family="paragraph" style:parent-style-name="Heading_20_2">
      <style:text-properties officeooo:rsid="494fca9b" officeooo:paragraph-rsid="47df4616"/>
    </style:style>
    <style:style style:name="P329" style:family="paragraph" style:parent-style-name="Heading_20_2">
      <style:text-properties officeooo:rsid="4a24a7d0" officeooo:paragraph-rsid="47e1168f"/>
    </style:style>
    <style:style style:name="P330" style:family="paragraph" style:parent-style-name="Heading_20_2">
      <style:text-properties officeooo:paragraph-rsid="47e688e0"/>
    </style:style>
    <style:style style:name="P331" style:family="paragraph" style:parent-style-name="Heading_20_2">
      <style:text-properties officeooo:paragraph-rsid="47c74bdb"/>
    </style:style>
    <style:style style:name="P332" style:family="paragraph" style:parent-style-name="Heading_20_2">
      <style:text-properties officeooo:paragraph-rsid="47e7dc8a"/>
    </style:style>
    <style:style style:name="P333" style:family="paragraph" style:parent-style-name="Heading_20_2">
      <style:text-properties officeooo:rsid="48a8edd9" officeooo:paragraph-rsid="47e98b40"/>
    </style:style>
    <style:style style:name="P334" style:family="paragraph" style:parent-style-name="Heading_20_2">
      <style:text-properties officeooo:paragraph-rsid="47e98bda"/>
    </style:style>
    <style:style style:name="P335" style:family="paragraph" style:parent-style-name="Heading_20_2">
      <style:text-properties officeooo:rsid="49cac408" officeooo:paragraph-rsid="47eac445"/>
    </style:style>
    <style:style style:name="P336" style:family="paragraph" style:parent-style-name="Heading_20_2">
      <style:text-properties officeooo:rsid="49a323c9" officeooo:paragraph-rsid="47ec4a69"/>
    </style:style>
    <style:style style:name="P337" style:family="paragraph" style:parent-style-name="Text_20_body" style:master-page-name="Standard">
      <style:paragraph-properties fo:text-align="end" style:justify-single-word="false" style:page-number="auto"/>
      <style:text-properties officeooo:rsid="46e075e5" officeooo:paragraph-rsid="46e075e5"/>
    </style:style>
    <style:style style:name="P338" style:family="paragraph" style:parent-style-name="Text_20_body" style:list-style-name="L1">
      <style:text-properties officeooo:rsid="4b0c0925" officeooo:paragraph-rsid="47c74bdb"/>
    </style:style>
    <style:style style:name="P339" style:family="paragraph" style:parent-style-name="Text_20_body" style:list-style-name="L2">
      <style:text-properties officeooo:rsid="4b06bff6" officeooo:paragraph-rsid="47c74bdb"/>
    </style:style>
    <style:style style:name="P340" style:family="paragraph" style:parent-style-name="Text_20_body" style:list-style-name="L2">
      <style:text-properties officeooo:rsid="4b08bd5e" officeooo:paragraph-rsid="47c74bdb"/>
    </style:style>
    <style:style style:name="P341" style:family="paragraph" style:parent-style-name="Text_20_body" style:list-style-name="L3">
      <style:text-properties officeooo:rsid="4aefb9bb" officeooo:paragraph-rsid="47c74bdb"/>
    </style:style>
    <style:style style:name="P342" style:family="paragraph" style:parent-style-name="Text_20_body" style:list-style-name="L3">
      <style:text-properties officeooo:rsid="4af18055" officeooo:paragraph-rsid="47c74bdb"/>
    </style:style>
    <style:style style:name="P343" style:family="paragraph" style:parent-style-name="Text_20_body" style:list-style-name="L4">
      <style:text-properties officeooo:rsid="4af7fc3d" officeooo:paragraph-rsid="47c74bdb"/>
    </style:style>
    <style:style style:name="P344" style:family="paragraph" style:parent-style-name="Text_20_body" style:list-style-name="L4">
      <style:text-properties officeooo:rsid="4af98154" officeooo:paragraph-rsid="47c74bdb"/>
    </style:style>
    <style:style style:name="P345" style:family="paragraph" style:parent-style-name="Text_20_body" style:list-style-name="L4">
      <style:text-properties officeooo:rsid="4afcafe7" officeooo:paragraph-rsid="47c74bdb"/>
    </style:style>
    <style:style style:name="P346" style:family="paragraph" style:parent-style-name="Text_20_body" style:list-style-name="L4">
      <style:text-properties officeooo:rsid="4afb5c15" officeooo:paragraph-rsid="47c74bdb"/>
    </style:style>
    <style:style style:name="P347" style:family="paragraph" style:parent-style-name="Text_20_body" style:list-style-name="L4">
      <style:text-properties officeooo:rsid="4afe3363" officeooo:paragraph-rsid="47c74bdb"/>
    </style:style>
    <style:style style:name="P348" style:family="paragraph" style:parent-style-name="Text_20_body" style:list-style-name="L4">
      <style:text-properties officeooo:rsid="4afe89e6" officeooo:paragraph-rsid="47c74bdb"/>
    </style:style>
    <style:style style:name="P349" style:family="paragraph" style:parent-style-name="Text_20_body" style:list-style-name="L4">
      <style:text-properties officeooo:rsid="4b0057f6" officeooo:paragraph-rsid="47c74bdb"/>
    </style:style>
    <style:style style:name="P350" style:family="paragraph" style:parent-style-name="Text_20_body" style:list-style-name="L6">
      <style:text-properties officeooo:rsid="4b6baed5" officeooo:paragraph-rsid="47d28d04"/>
    </style:style>
    <style:style style:name="P351" style:family="paragraph" style:parent-style-name="Text_20_body" style:list-style-name="L6">
      <style:text-properties officeooo:rsid="4be6ffbf" officeooo:paragraph-rsid="47d28d04"/>
    </style:style>
    <style:style style:name="P352" style:family="paragraph" style:parent-style-name="Text_20_body" style:list-style-name="L6">
      <style:text-properties officeooo:rsid="4bea1804" officeooo:paragraph-rsid="47d28d04"/>
    </style:style>
    <style:style style:name="P353" style:family="paragraph" style:parent-style-name="Text_20_body" style:list-style-name="L6">
      <style:text-properties officeooo:rsid="4beca23e" officeooo:paragraph-rsid="47d28d04"/>
    </style:style>
    <style:style style:name="P354" style:family="paragraph" style:parent-style-name="Text_20_body" style:list-style-name="L7">
      <style:text-properties officeooo:paragraph-rsid="47d28d04"/>
    </style:style>
    <style:style style:name="P355" style:family="paragraph" style:parent-style-name="Text_20_body" style:list-style-name="L8">
      <style:text-properties officeooo:paragraph-rsid="47d28d04"/>
    </style:style>
    <style:style style:name="P356" style:family="paragraph" style:parent-style-name="Text_20_body" style:list-style-name="L8">
      <style:text-properties officeooo:rsid="4b830825" officeooo:paragraph-rsid="47d28d04"/>
    </style:style>
    <style:style style:name="P357"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8"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9" style:family="paragraph" style:parent-style-name="Text_20_bod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0" style:family="paragraph" style:parent-style-name="Text_20_body" style:list-style-name="L9">
      <style:text-properties officeooo:rsid="4bf93a60" officeooo:paragraph-rsid="47d28d04"/>
    </style:style>
    <style:style style:name="P361" style:family="paragraph" style:parent-style-name="Text_20_body" style:list-style-name="L11">
      <style:text-properties officeooo:paragraph-rsid="47d60bbd"/>
    </style:style>
    <style:style style:name="P362" style:family="paragraph" style:parent-style-name="Text_20_body" style:list-style-name="L12">
      <style:text-properties officeooo:rsid="4ca42301" officeooo:paragraph-rsid="47d60bbd"/>
    </style:style>
    <style:style style:name="P363" style:family="paragraph" style:parent-style-name="Text_20_body" style:list-style-name="L12">
      <style:text-properties officeooo:rsid="4cae0c2d" officeooo:paragraph-rsid="47d60bbd"/>
    </style:style>
    <style:style style:name="P364" style:family="paragraph" style:parent-style-name="Text_20_body" style:list-style-name="L12">
      <style:text-properties officeooo:rsid="4cb8a77e" officeooo:paragraph-rsid="47d60bbd"/>
    </style:style>
    <style:style style:name="P365" style:family="paragraph" style:parent-style-name="Text_20_body" style:list-style-name="L13">
      <style:text-properties officeooo:paragraph-rsid="47d18d55"/>
    </style:style>
    <style:style style:name="P366" style:family="paragraph" style:parent-style-name="Text_20_body" style:list-style-name="L18">
      <style:text-properties officeooo:rsid="4571d8c9" officeooo:paragraph-rsid="47df4616"/>
    </style:style>
    <style:style style:name="P367" style:family="paragraph" style:parent-style-name="Text_20_body" style:list-style-name="L18">
      <style:text-properties officeooo:rsid="4578589d" officeooo:paragraph-rsid="47df4616"/>
    </style:style>
    <style:style style:name="P368" style:family="paragraph" style:parent-style-name="Text_20_body" style:list-style-name="L19">
      <style:text-properties officeooo:paragraph-rsid="47e1168f"/>
    </style:style>
    <style:style style:name="P369" style:family="paragraph" style:parent-style-name="Text_20_body" style:list-style-name="L19">
      <style:text-properties officeooo:rsid="4e953a66" officeooo:paragraph-rsid="47e1168f"/>
    </style:style>
    <style:style style:name="P370" style:family="paragraph" style:parent-style-name="Text_20_body" style:list-style-name="L19">
      <style:text-properties officeooo:rsid="4e95db38" officeooo:paragraph-rsid="47e1168f"/>
    </style:style>
    <style:style style:name="P371" style:family="paragraph" style:parent-style-name="Text_20_body" style:list-style-name="L20">
      <style:text-properties officeooo:paragraph-rsid="47e7dc8a"/>
    </style:style>
    <style:style style:name="P372" style:family="paragraph" style:parent-style-name="Text_20_body">
      <style:text-properties officeooo:rsid="498d9936" officeooo:paragraph-rsid="47e7dc8a"/>
    </style:style>
    <style:style style:name="P373" style:family="paragraph" style:parent-style-name="Text_20_body">
      <style:text-properties officeooo:rsid="48b55782" officeooo:paragraph-rsid="47e98b40"/>
    </style:style>
    <style:style style:name="P374" style:family="paragraph" style:parent-style-name="Text_20_body">
      <style:text-properties officeooo:rsid="5000f0eb" officeooo:paragraph-rsid="47e98b40"/>
    </style:style>
    <style:style style:name="P375" style:family="paragraph" style:parent-style-name="Text_20_body">
      <style:text-properties officeooo:rsid="4fe7bcda" officeooo:paragraph-rsid="47e98b40"/>
    </style:style>
    <style:style style:name="P376" style:family="paragraph" style:parent-style-name="Text_20_body">
      <style:text-properties officeooo:rsid="48ab7928" officeooo:paragraph-rsid="47e98b40"/>
    </style:style>
    <style:style style:name="P377" style:family="paragraph" style:parent-style-name="Text_20_body">
      <style:text-properties officeooo:paragraph-rsid="47e98b40"/>
    </style:style>
    <style:style style:name="P378" style:family="paragraph" style:parent-style-name="Text_20_body">
      <style:text-properties officeooo:rsid="49a135b7" officeooo:paragraph-rsid="47e98bda"/>
    </style:style>
    <style:style style:name="P379" style:family="paragraph" style:parent-style-name="Text_20_body">
      <style:text-properties officeooo:rsid="49a135b7" officeooo:paragraph-rsid="47eac445"/>
    </style:style>
    <style:style style:name="P380" style:family="paragraph" style:parent-style-name="Text_20_body">
      <style:text-properties officeooo:rsid="49a135b7" officeooo:paragraph-rsid="47ec4a69"/>
    </style:style>
    <style:style style:name="P381" style:family="paragraph" style:parent-style-name="Text_20_body">
      <style:text-properties officeooo:paragraph-rsid="47eac445"/>
    </style:style>
    <style:style style:name="P382" style:family="paragraph" style:parent-style-name="Text_20_body">
      <style:text-properties officeooo:rsid="49a323c9" officeooo:paragraph-rsid="47ec4a69"/>
    </style:style>
    <style:style style:name="P383" style:family="paragraph" style:parent-style-name="Text_20_body">
      <style:text-properties officeooo:paragraph-rsid="47ec4a69"/>
    </style:style>
    <style:style style:name="P384" style:family="paragraph" style:parent-style-name="Text_20_body" style:list-style-name="L13">
      <style:paragraph-properties fo:margin-top="0cm" fo:margin-bottom="0cm" loext:contextual-spacing="false"/>
      <style:text-properties officeooo:paragraph-rsid="47d18d55"/>
    </style:style>
    <style:style style:name="P385" style:family="paragraph" style:parent-style-name="Property_20_level_20_0">
      <style:text-properties officeooo:paragraph-rsid="47e98b40"/>
    </style:style>
    <style:style style:name="P386" style:family="paragraph" style:parent-style-name="Property_20_level_20_1">
      <style:text-properties officeooo:paragraph-rsid="47e98b40"/>
    </style:style>
    <style:style style:name="P387" style:family="paragraph" style:parent-style-name="Standalone_20_Property" style:list-style-name="L5">
      <style:text-properties officeooo:paragraph-rsid="47d28d04"/>
    </style:style>
    <style:style style:name="P388" style:family="paragraph" style:parent-style-name="Standalone_20_Property" style:list-style-name="L6">
      <style:text-properties officeooo:paragraph-rsid="47d28d04"/>
    </style:style>
    <style:style style:name="P389"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0" style:family="paragraph" style:parent-style-name="Standalone_20_Property" style:list-style-name="L15">
      <style:text-properties style:use-window-font-color="true" style:font-name="Georgia" fo:font-size="10pt" fo:letter-spacing="0.004cm" fo:language="cs" fo:country="CZ" fo:font-style="normal" officeooo:rsid="4e7a02bb" officeooo:paragraph-rsid="47dff0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1" style:family="paragraph" style:parent-style-name="Standalone_20_Propert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2" style:family="paragraph" style:parent-style-name="Standalone_20_Property" style:list-style-name="L14">
      <style:text-properties officeooo:paragraph-rsid="47d7f200"/>
    </style:style>
    <style:style style:name="P393" style:family="paragraph" style:parent-style-name="Standalone_20_Property" style:list-style-name="L16">
      <style:text-properties officeooo:paragraph-rsid="47df4616"/>
    </style:style>
    <style:style style:name="P394" style:family="paragraph" style:parent-style-name="Standalone_20_Property">
      <style:text-properties officeooo:rsid="5000f0eb" officeooo:paragraph-rsid="47e98b40"/>
    </style:style>
    <style:style style:name="P395" style:family="paragraph" style:parent-style-name="Standalone_20_Property">
      <style:text-properties officeooo:paragraph-rsid="47e98b40"/>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f024b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f2cc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6"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7"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8"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9"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0"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1"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3"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4"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5"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text-line-through-style="none" style:text-line-through-type="non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7"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9"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0"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1"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2"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3"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6"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7"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8"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9"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0"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1"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3"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4"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5"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6"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7"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8"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9"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0"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text-line-through-style="none" style:text-line-through-type="none" style:font-name="Georgia" fo:font-size="10pt" fo:letter-spacing="0.004cm" fo:language="en" fo:country="US"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text-line-through-style="none" style:text-line-through-type="none" fo:font-style="italic" style:font-style-asian="italic" style:font-style-complex="italic"/>
    </style:style>
    <style:style style:name="T293" style:family="text">
      <style:text-properties style:use-window-font-color="true" style:text-line-through-style="none" style:text-line-through-type="none" fo:font-style="italic" officeooo:rsid="16077e11" style:font-style-asian="italic" style:font-style-complex="italic"/>
    </style:style>
    <style:style style:name="T294" style:family="text">
      <style:text-properties style:use-window-font-color="true" style:text-line-through-style="none" style:text-line-through-type="none" fo:font-style="italic" officeooo:rsid="4a4167eb" style:font-style-asian="italic" style:font-style-complex="italic"/>
    </style:style>
    <style:style style:name="T295" style:family="text">
      <style:text-properties style:use-window-font-color="true" style:text-line-through-style="none" style:text-line-through-type="none" fo:font-style="normal" style:font-style-asian="normal" style:font-style-complex="normal"/>
    </style:style>
    <style:style style:name="T296" style:family="text">
      <style:text-properties style:use-window-font-color="true" style:text-line-through-style="none" style:text-line-through-type="none" fo:font-style="normal" officeooo:rsid="16077e11" style:font-style-asian="normal" style:font-style-complex="normal"/>
    </style:style>
    <style:style style:name="T297" style:family="text">
      <style:text-properties style:use-window-font-color="true" style:text-line-through-style="none" style:text-line-through-type="none" fo:font-style="normal" officeooo:rsid="161b024d" style:font-style-asian="normal" style:font-style-complex="normal"/>
    </style:style>
    <style:style style:name="T298" style:family="text">
      <style:text-properties style:use-window-font-color="true" style:text-line-through-style="none" style:text-line-through-type="none" fo:font-style="normal" officeooo:rsid="4e767903" style:font-style-asian="normal" style:font-style-complex="normal"/>
    </style:style>
    <style:style style:name="T299" style:family="text">
      <style:text-properties style:use-window-font-color="true" style:text-line-through-style="none" style:text-line-through-type="none" fo:font-style="normal" officeooo:rsid="48e4f240" style:font-style-asian="normal" style:font-style-complex="normal"/>
    </style:style>
    <style:style style:name="T300" style:family="text">
      <style:text-properties style:use-window-font-color="true" style:text-line-through-style="none" style:text-line-through-type="none" officeooo:rsid="4196f96e"/>
    </style:style>
    <style:style style:name="T301" style:family="text">
      <style:text-properties style:use-window-font-color="true" style:text-line-through-style="none" style:text-line-through-type="none" officeooo:rsid="4a4167eb"/>
    </style:style>
    <style:style style:name="T302" style:family="text">
      <style:text-properties style:use-window-font-color="true" style:text-line-through-style="none" style:text-line-through-type="none" officeooo:rsid="4e767903"/>
    </style:style>
    <style:style style:name="T303" style:family="text">
      <style:text-properties style:use-window-font-color="true" style:text-line-through-style="none" style:text-line-through-type="none" officeooo:rsid="16077e11"/>
    </style:style>
    <style:style style:name="T304" style:family="text">
      <style:text-properties officeooo:rsid="475f006f"/>
    </style:style>
    <style:style style:name="T305" style:family="text">
      <style:text-properties officeooo:rsid="476297dd"/>
    </style:style>
    <style:style style:name="T306" style:family="text">
      <style:text-properties officeooo:rsid="4763b2ae"/>
    </style:style>
    <style:style style:name="T307" style:family="text">
      <style:text-properties officeooo:rsid="4764a8fe"/>
    </style:style>
    <style:style style:name="T308" style:family="text">
      <style:text-properties officeooo:rsid="47692f13"/>
    </style:style>
    <style:style style:name="T309" style:family="text">
      <style:text-properties officeooo:rsid="4774ff56"/>
    </style:style>
    <style:style style:name="T310"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officeooo:rsid="4782a103"/>
    </style:style>
    <style:style style:name="T312" style:family="text">
      <style:text-properties officeooo:rsid="4786fe01"/>
    </style:style>
    <style:style style:name="T313" style:family="text">
      <style:text-properties officeooo:rsid="4787e791"/>
    </style:style>
    <style:style style:name="T314" style:family="text">
      <style:text-properties officeooo:rsid="478aa364"/>
    </style:style>
    <style:style style:name="T315" style:family="text">
      <style:text-properties officeooo:rsid="47902666"/>
    </style:style>
    <style:style style:name="T316" style:family="text">
      <style:text-properties officeooo:rsid="47938b2a"/>
    </style:style>
    <style:style style:name="T317" style:family="text">
      <style:text-properties officeooo:rsid="479ac78c"/>
    </style:style>
    <style:style style:name="T318" style:family="text">
      <style:text-properties officeooo:rsid="47a111c8"/>
    </style:style>
    <style:style style:name="T319" style:family="text">
      <style:text-properties fo:font-variant="normal" fo:text-transform="none" fo:color="#0000ff" style:font-name="Lucida Sans Unicode" fo:font-size="6pt" fo:letter-spacing="normal" fo:font-style="normal" fo:font-weight="normal" loext:padding="0cm" loext:border="none"/>
    </style:style>
    <style:style style:name="T320" style:family="text">
      <style:text-properties fo:font-variant="normal" fo:text-transform="none" fo:color="#0000ff" style:font-name="Tahoma" fo:font-size="11pt" fo:letter-spacing="normal" fo:font-style="normal" fo:font-weight="normal" loext:padding="0cm" loext:border="none"/>
    </style:style>
    <style:style style:name="T321" style:family="text">
      <style:text-properties fo:font-variant="normal" fo:text-transform="none" fo:color="#333333" fo:letter-spacing="normal"/>
    </style:style>
    <style:style style:name="T322" style:family="text">
      <style:text-properties fo:font-variant="normal" fo:text-transform="none" fo:color="#333333" style:font-name="CharisSILW" fo:font-size="7.5pt" fo:letter-spacing="normal" fo:font-style="normal" fo:font-weight="normal"/>
    </style:style>
    <style:style style:name="T323" style:family="text">
      <style:text-properties fo:font-variant="normal" fo:text-transform="none" fo:color="#333333" style:font-name="CharisSILW" fo:font-size="6.44999980926514pt" fo:letter-spacing="normal" fo:font-style="normal" fo:font-weight="normal"/>
    </style:style>
    <style:style style:name="T324"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3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3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3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3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4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41" style:family="text">
      <style:text-properties fo:font-variant="normal" fo:text-transform="none" fo:color="#222222" style:font-name="sans-serif" fo:font-size="6pt" fo:letter-spacing="normal" fo:font-style="normal" fo:font-weight="normal"/>
    </style:style>
    <style:style style:name="T342" style:family="text">
      <style:text-properties fo:font-variant="normal" fo:text-transform="none" fo:color="#222222" style:font-name="sans-serif" fo:font-size="6pt" fo:letter-spacing="normal" fo:font-style="normal" fo:font-weight="normal" officeooo:rsid="4c8e21f9"/>
    </style:style>
    <style:style style:name="T343" style:family="text">
      <style:text-properties fo:font-variant="normal" fo:text-transform="none" fo:color="#222222" style:font-name="sans-serif" fo:font-size="6pt" fo:letter-spacing="normal" fo:font-style="normal" fo:font-weight="normal" officeooo:rsid="4c88ac3d"/>
    </style:style>
    <style:style style:name="T344" style:family="text">
      <style:text-properties fo:font-variant="normal" fo:text-transform="none" fo:color="#222222" fo:letter-spacing="normal"/>
    </style:style>
    <style:style style:name="T345"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46"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347"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48" style:family="text">
      <style:text-properties fo:font-variant="normal" fo:text-transform="none" fo:color="#231f20" style:font-name="Proxima Nova" fo:font-size="7.69999980926514pt" fo:letter-spacing="normal" fo:font-style="normal" fo:font-weight="normal"/>
    </style:style>
    <style:style style:name="T349" style:family="text">
      <style:text-properties officeooo:rsid="47ad3a45"/>
    </style:style>
    <style:style style:name="T350" style:family="text">
      <style:text-properties officeooo:rsid="47d1094b"/>
    </style:style>
    <style:style style:name="T351" style:family="text">
      <style:text-properties officeooo:rsid="47d1f86f"/>
    </style:style>
    <style:style style:name="T352" style:family="text">
      <style:text-properties officeooo:rsid="47d39ec9"/>
    </style:style>
    <style:style style:name="T353" style:family="text">
      <style:text-properties officeooo:rsid="47cf1f8f"/>
    </style:style>
    <style:style style:name="T354" style:family="text">
      <style:text-properties officeooo:rsid="47b18bc0"/>
    </style:style>
    <style:style style:name="T355" style:family="text">
      <style:text-properties officeooo:rsid="49104d00"/>
    </style:style>
    <style:style style:name="T356" style:family="text">
      <style:text-properties officeooo:rsid="47fda51c"/>
    </style:style>
    <style:style style:name="T357" style:family="text">
      <style:text-properties officeooo:rsid="49732992"/>
    </style:style>
    <style:style style:name="T358" style:family="text">
      <style:text-properties officeooo:rsid="4972f64e"/>
    </style:style>
    <style:style style:name="T359" style:family="text">
      <style:text-properties officeooo:rsid="4976ce86"/>
    </style:style>
    <style:style style:name="T360" style:family="text">
      <style:text-properties officeooo:rsid="49755e66"/>
    </style:style>
    <style:style style:name="T361" style:family="text">
      <style:text-properties officeooo:rsid="4844cf85"/>
    </style:style>
    <style:style style:name="T362" style:family="text">
      <style:text-properties officeooo:rsid="4911690c"/>
    </style:style>
    <style:style style:name="T363" style:family="text">
      <style:text-properties officeooo:rsid="4937915e"/>
    </style:style>
    <style:style style:name="T364" style:family="text">
      <style:text-properties officeooo:rsid="4938d87e"/>
    </style:style>
    <style:style style:name="T365" style:family="text">
      <style:text-properties officeooo:rsid="497b4f84"/>
    </style:style>
    <style:style style:name="T366" style:family="text">
      <style:text-properties officeooo:rsid="49b6c4ed"/>
    </style:style>
    <style:style style:name="T367" style:family="text">
      <style:text-properties officeooo:rsid="49f21403"/>
    </style:style>
    <style:style style:name="T368" style:family="text">
      <style:text-properties officeooo:rsid="4a0c40e4"/>
    </style:style>
    <style:style style:name="T369" style:family="text">
      <style:text-properties officeooo:rsid="4a0edd59"/>
    </style:style>
    <style:style style:name="T370" style:family="text">
      <style:text-properties officeooo:rsid="47bdb02a"/>
    </style:style>
    <style:style style:name="T371" style:family="text">
      <style:text-properties fo:language="en" fo:country="US" officeooo:rsid="47bdb02a"/>
    </style:style>
    <style:style style:name="T372" style:family="text">
      <style:text-properties fo:language="en" fo:country="US" officeooo:rsid="47becdcf"/>
    </style:style>
    <style:style style:name="T373" style:family="text">
      <style:text-properties officeooo:rsid="4a032201"/>
    </style:style>
    <style:style style:name="T374" style:family="text">
      <style:text-properties fo:language="cs" fo:country="CZ" officeooo:rsid="47becdcf"/>
    </style:style>
    <style:style style:name="T375" style:family="text">
      <style:text-properties officeooo:rsid="4a013f93"/>
    </style:style>
    <style:style style:name="T376" style:family="text">
      <style:text-properties officeooo:rsid="4ae7e134"/>
    </style:style>
    <style:style style:name="T377" style:family="text">
      <style:text-properties officeooo:rsid="4a1b531a"/>
    </style:style>
    <style:style style:name="T378" style:family="text">
      <style:text-properties officeooo:rsid="4a1a42c5"/>
    </style:style>
    <style:style style:name="T379" style:family="text">
      <style:text-properties officeooo:rsid="48eeab0a"/>
    </style:style>
    <style:style style:name="T380" style:family="text">
      <style:text-properties officeooo:rsid="48ecb995"/>
    </style:style>
    <style:style style:name="T381" style:family="text">
      <style:text-properties officeooo:rsid="4b0b03f8"/>
    </style:style>
    <style:style style:name="T382" style:family="text">
      <style:text-properties officeooo:rsid="4b12734e"/>
    </style:style>
    <style:style style:name="T383" style:family="text">
      <style:text-properties officeooo:rsid="4b0c0925"/>
    </style:style>
    <style:style style:name="T384" style:family="text">
      <style:text-properties officeooo:rsid="4b0ffc8e"/>
    </style:style>
    <style:style style:name="T385" style:family="text">
      <style:text-properties officeooo:rsid="4b10db84"/>
    </style:style>
    <style:style style:name="T386" style:family="text">
      <style:text-properties officeooo:rsid="4b0f10ea"/>
    </style:style>
    <style:style style:name="T387" style:family="text">
      <style:text-properties officeooo:rsid="4b08bd5e"/>
    </style:style>
    <style:style style:name="T388" style:family="text">
      <style:text-properties officeooo:rsid="4b115a29"/>
    </style:style>
    <style:style style:name="T389" style:family="text">
      <style:text-properties officeooo:rsid="4b092dca"/>
    </style:style>
    <style:style style:name="T390" style:family="text">
      <style:text-properties officeooo:rsid="4b08ed9b"/>
    </style:style>
    <style:style style:name="T391" style:family="text">
      <style:text-properties officeooo:rsid="4b0995b3"/>
    </style:style>
    <style:style style:name="T392" style:family="text">
      <style:text-properties officeooo:rsid="4af18055"/>
    </style:style>
    <style:style style:name="T393" style:family="text">
      <style:text-properties officeooo:rsid="4aee32a4"/>
    </style:style>
    <style:style style:name="T394" style:family="text">
      <style:text-properties officeooo:rsid="4b0138a4"/>
    </style:style>
    <style:style style:name="T395" style:family="text">
      <style:text-properties fo:font-style="normal" style:font-style-asian="normal" style:font-style-complex="normal"/>
    </style:style>
    <style:style style:name="T396" style:family="text">
      <style:text-properties fo:font-style="normal" officeooo:rsid="4af18055" style:font-style-asian="normal" style:font-style-complex="normal"/>
    </style:style>
    <style:style style:name="T397" style:family="text">
      <style:text-properties fo:font-style="normal" officeooo:rsid="4af5e0d0" style:font-style-asian="normal" style:font-style-complex="normal"/>
    </style:style>
    <style:style style:name="T398" style:family="text">
      <style:text-properties fo:font-style="normal" officeooo:rsid="4c9e8a8a" style:font-style-asian="normal" style:font-style-complex="normal"/>
    </style:style>
    <style:style style:name="T399" style:family="text">
      <style:text-properties fo:font-style="normal" officeooo:rsid="4b6704d8" style:font-style-asian="normal" style:font-style-complex="normal"/>
    </style:style>
    <style:style style:name="T400" style:family="text">
      <style:text-properties fo:font-style="normal" officeooo:rsid="4b69fc24" style:font-style-asian="normal" style:font-style-complex="normal"/>
    </style:style>
    <style:style style:name="T401" style:family="text">
      <style:text-properties fo:font-style="normal" officeooo:rsid="4be03bc2" style:font-style-asian="normal" style:font-style-complex="normal"/>
    </style:style>
    <style:style style:name="T402" style:family="text">
      <style:text-properties fo:font-style="normal" officeooo:rsid="4c09795a" style:font-style-asian="normal" style:font-style-complex="normal"/>
    </style:style>
    <style:style style:name="T403" style:family="text">
      <style:text-properties fo:font-style="normal" officeooo:rsid="4b6a7c57" style:font-style-asian="normal" style:font-style-complex="normal"/>
    </style:style>
    <style:style style:name="T404" style:family="text">
      <style:text-properties fo:font-style="normal" officeooo:rsid="4c0ac820" style:font-style-asian="normal" style:font-style-complex="normal"/>
    </style:style>
    <style:style style:name="T405" style:family="text">
      <style:text-properties fo:font-style="normal" officeooo:rsid="4c0cbfdf" style:font-style-asian="normal" style:font-style-complex="normal"/>
    </style:style>
    <style:style style:name="T406" style:family="text">
      <style:text-properties fo:font-style="normal" officeooo:rsid="4c0df02f" style:font-style-asian="normal" style:font-style-complex="normal"/>
    </style:style>
    <style:style style:name="T407" style:family="text">
      <style:text-properties fo:font-style="normal" officeooo:rsid="4c1c9a5e" style:font-style-asian="normal" style:font-style-complex="normal"/>
    </style:style>
    <style:style style:name="T408" style:family="text">
      <style:text-properties fo:font-style="normal" officeooo:rsid="4d231637" style:font-style-asian="normal" style:font-style-complex="normal"/>
    </style:style>
    <style:style style:name="T409" style:family="text">
      <style:text-properties fo:font-style="normal" officeooo:rsid="4cb8a77e" style:font-style-asian="normal" style:font-style-complex="normal"/>
    </style:style>
    <style:style style:name="T410" style:family="text">
      <style:text-properties fo:font-style="normal" officeooo:rsid="4cb3e918" style:font-style-asian="normal" style:font-style-complex="normal"/>
    </style:style>
    <style:style style:name="T411" style:family="text">
      <style:text-properties fo:font-style="normal" officeooo:rsid="4d21454e" style:font-style-asian="normal" style:font-style-complex="normal"/>
    </style:style>
    <style:style style:name="T412" style:family="text">
      <style:text-properties fo:font-style="normal" officeooo:rsid="4d204e29" style:font-style-asian="normal" style:font-style-complex="normal"/>
    </style:style>
    <style:style style:name="T413" style:family="text">
      <style:text-properties fo:font-style="normal" officeooo:rsid="4d9c94a4" style:font-style-asian="normal" style:font-style-complex="normal"/>
    </style:style>
    <style:style style:name="T414" style:family="text">
      <style:text-properties fo:font-style="normal" officeooo:rsid="4da3a20c" style:font-style-asian="normal" style:font-style-complex="normal"/>
    </style:style>
    <style:style style:name="T415" style:family="text">
      <style:text-properties fo:font-style="normal" officeooo:rsid="4824aba6" style:font-style-asian="normal" style:font-style-complex="normal"/>
    </style:style>
    <style:style style:name="T416" style:family="text">
      <style:text-properties fo:font-style="normal" officeooo:rsid="4dd39d2d" style:font-style-asian="normal" style:font-style-complex="normal"/>
    </style:style>
    <style:style style:name="T417" style:family="text">
      <style:text-properties fo:font-style="normal" officeooo:rsid="47dd70d8" style:font-style-asian="normal" style:font-style-complex="normal"/>
    </style:style>
    <style:style style:name="T418" style:family="text">
      <style:text-properties fo:font-style="normal" officeooo:rsid="4e781167" style:font-style-asian="normal" style:font-style-complex="normal"/>
    </style:style>
    <style:style style:name="T419" style:family="text">
      <style:text-properties fo:font-style="normal" officeooo:rsid="4e7abbca" style:font-style-asian="normal" style:font-style-complex="normal"/>
    </style:style>
    <style:style style:name="T420" style:family="text">
      <style:text-properties fo:font-style="normal" officeooo:rsid="4e953a66" style:font-style-asian="normal" style:font-style-complex="normal"/>
    </style:style>
    <style:style style:name="T421" style:family="text">
      <style:text-properties officeooo:rsid="4af4896e"/>
    </style:style>
    <style:style style:name="T422" style:family="text">
      <style:text-properties officeooo:rsid="4af34d5a"/>
    </style:style>
    <style:style style:name="T423" style:family="text">
      <style:text-properties fo:font-style="italic" style:font-style-asian="italic" style:font-style-complex="italic"/>
    </style:style>
    <style:style style:name="T424" style:family="text">
      <style:text-properties fo:font-style="italic" officeooo:rsid="4af34d5a" style:font-style-asian="italic" style:font-style-complex="italic"/>
    </style:style>
    <style:style style:name="T425" style:family="text">
      <style:text-properties fo:font-style="italic" officeooo:rsid="4af5e0d0" style:font-style-asian="italic" style:font-style-complex="italic"/>
    </style:style>
    <style:style style:name="T426" style:family="text">
      <style:text-properties fo:font-style="italic" officeooo:rsid="4c9e8a8a" style:font-style-asian="italic" style:font-style-complex="italic"/>
    </style:style>
    <style:style style:name="T427" style:family="text">
      <style:text-properties fo:font-style="italic" officeooo:rsid="4cbd317b" style:font-style-asian="italic" style:font-style-complex="italic"/>
    </style:style>
    <style:style style:name="T428" style:family="text">
      <style:text-properties fo:font-style="italic" officeooo:rsid="4b72d71e" style:font-style-asian="italic" style:font-style-complex="italic"/>
    </style:style>
    <style:style style:name="T429" style:family="text">
      <style:text-properties fo:font-style="italic" officeooo:rsid="4b84b3f5" style:font-style-asian="italic" style:font-style-complex="italic"/>
    </style:style>
    <style:style style:name="T430" style:family="text">
      <style:text-properties fo:font-style="italic" officeooo:rsid="4c1c9a5e" style:font-style-asian="italic" style:font-style-complex="italic"/>
    </style:style>
    <style:style style:name="T431" style:family="text">
      <style:text-properties fo:font-style="italic" officeooo:rsid="4c10fa42" style:font-style-asian="italic" style:font-style-complex="italic"/>
    </style:style>
    <style:style style:name="T432" style:family="text">
      <style:text-properties fo:font-style="italic" officeooo:rsid="4c191a3f" style:font-style-asian="italic" style:font-style-complex="italic"/>
    </style:style>
    <style:style style:name="T433" style:family="text">
      <style:text-properties fo:font-style="italic" officeooo:rsid="4b830825" style:font-style-asian="italic" style:font-style-complex="italic"/>
    </style:style>
    <style:style style:name="T434" style:family="text">
      <style:text-properties fo:font-style="italic" officeooo:rsid="4c1c45c3" style:font-style-asian="italic" style:font-style-complex="italic"/>
    </style:style>
    <style:style style:name="T435" style:family="text">
      <style:text-properties fo:font-style="italic" officeooo:rsid="4d9c94a4" style:font-style-asian="italic" style:font-style-complex="italic"/>
    </style:style>
    <style:style style:name="T436" style:family="text">
      <style:text-properties fo:font-style="italic" officeooo:rsid="4da01853" style:font-style-asian="italic" style:font-style-complex="italic"/>
    </style:style>
    <style:style style:name="T437" style:family="text">
      <style:text-properties fo:font-style="italic" officeooo:rsid="4e781167" style:font-style-asian="italic" style:font-style-complex="italic"/>
    </style:style>
    <style:style style:name="T438" style:family="text">
      <style:text-properties fo:font-style="italic" officeooo:rsid="4b875a34" style:font-style-asian="italic" style:font-style-complex="italic"/>
    </style:style>
    <style:style style:name="T439" style:family="text">
      <style:text-properties fo:font-style="italic" officeooo:rsid="4e953a66" style:font-style-asian="italic" style:font-style-complex="italic"/>
    </style:style>
    <style:style style:name="T440" style:family="text">
      <style:text-properties officeooo:rsid="4af5e0d0"/>
    </style:style>
    <style:style style:name="T441" style:family="text">
      <style:text-properties officeooo:rsid="4afb82eb"/>
    </style:style>
    <style:style style:name="T442" style:family="text">
      <style:text-properties officeooo:rsid="47d987a1"/>
    </style:style>
    <style:style style:name="T443" style:family="text">
      <style:text-properties officeooo:rsid="47dd4764"/>
    </style:style>
    <style:style style:name="T444" style:family="text">
      <style:text-properties officeooo:rsid="47e779e6"/>
    </style:style>
    <style:style style:name="T445" style:family="text">
      <style:text-properties officeooo:rsid="47f1e207"/>
    </style:style>
    <style:style style:name="T446" style:family="text">
      <style:text-properties officeooo:rsid="47f318c4"/>
    </style:style>
    <style:style style:name="T447" style:family="text">
      <style:text-properties style:text-line-through-style="solid" style:text-line-through-type="single"/>
    </style:style>
    <style:style style:name="T448" style:family="text">
      <style:text-properties style:text-line-through-style="solid" style:text-line-through-type="single" officeooo:rsid="47f610c4"/>
    </style:style>
    <style:style style:name="T449" style:family="text">
      <style:text-properties style:text-line-through-style="solid" style:text-line-through-type="single" officeooo:rsid="49517994"/>
    </style:style>
    <style:style style:name="T450" style:family="text">
      <style:text-properties officeooo:rsid="47f610c4"/>
    </style:style>
    <style:style style:name="T451" style:family="text">
      <style:text-properties officeooo:rsid="47e6507f"/>
    </style:style>
    <style:style style:name="T452" style:family="text">
      <style:text-properties officeooo:rsid="47e394b0"/>
    </style:style>
    <style:style style:name="T453" style:family="text">
      <style:text-properties officeooo:rsid="47f3d4e4"/>
    </style:style>
    <style:style style:name="T454" style:family="text">
      <style:text-properties officeooo:rsid="47f4ba6b"/>
    </style:style>
    <style:style style:name="T455" style:family="text">
      <style:text-properties officeooo:rsid="47e4e140"/>
    </style:style>
    <style:style style:name="T456" style:family="text">
      <style:text-properties style:text-line-through-style="none" style:text-line-through-type="none"/>
    </style:style>
    <style:style style:name="T457" style:family="text">
      <style:text-properties style:text-line-through-style="none" style:text-line-through-type="none" officeooo:rsid="49f9015f"/>
    </style:style>
    <style:style style:name="T458" style:family="text">
      <style:text-properties style:text-line-through-style="none" style:text-line-through-type="none" officeooo:rsid="4a356b10"/>
    </style:style>
    <style:style style:name="T459" style:family="text">
      <style:text-properties style:text-line-through-style="none" style:text-line-through-type="none" officeooo:rsid="4c99067b"/>
    </style:style>
    <style:style style:name="T460" style:family="text">
      <style:text-properties style:text-line-through-style="none" style:text-line-through-type="none" officeooo:rsid="4a4167eb"/>
    </style:style>
    <style:style style:name="T461" style:family="text">
      <style:text-properties style:text-line-through-style="none" style:text-line-through-type="none" fo:font-style="italic" style:font-style-asian="italic" style:font-style-complex="italic"/>
    </style:style>
    <style:style style:name="T462" style:family="text">
      <style:text-properties style:text-line-through-style="none" style:text-line-through-type="none" fo:font-style="italic" officeooo:rsid="4a4167eb" style:font-style-asian="italic" style:font-style-complex="italic"/>
    </style:style>
    <style:style style:name="T463" style:family="text">
      <style:text-properties style:text-line-through-style="none" style:text-line-through-type="none" officeooo:rsid="4c9a3391"/>
    </style:style>
    <style:style style:name="T464" style:family="text">
      <style:text-properties style:text-line-through-style="none" style:text-line-through-type="none" officeooo:rsid="4ca78fb5"/>
    </style:style>
    <style:style style:name="T465" style:family="text">
      <style:text-properties style:text-line-through-style="none" style:text-line-through-type="none" officeooo:rsid="4cc25a6d"/>
    </style:style>
    <style:style style:name="T466" style:family="text">
      <style:text-properties style:text-line-through-style="none" style:text-line-through-type="none" officeooo:rsid="4cc44788"/>
    </style:style>
    <style:style style:name="T467" style:family="text">
      <style:text-properties style:text-line-through-style="none" style:text-line-through-type="none" officeooo:rsid="4cd5a995"/>
    </style:style>
    <style:style style:name="T468" style:family="text">
      <style:text-properties style:text-line-through-style="none" style:text-line-through-type="none" officeooo:rsid="4cd367c2"/>
    </style:style>
    <style:style style:name="T469" style:family="text">
      <style:text-properties style:text-line-through-style="none" style:text-line-through-type="none" officeooo:rsid="4ce0ade6"/>
    </style:style>
    <style:style style:name="T470" style:family="text">
      <style:text-properties style:text-line-through-style="none" style:text-line-through-type="none" officeooo:rsid="4cbdd5af"/>
    </style:style>
    <style:style style:name="T471" style:family="text">
      <style:text-properties style:text-line-through-style="none" style:text-line-through-type="none" officeooo:rsid="4cbe31bb"/>
    </style:style>
    <style:style style:name="T472" style:family="text">
      <style:text-properties style:text-line-through-style="none" style:text-line-through-type="none" officeooo:rsid="4cd04e77"/>
    </style:style>
    <style:style style:name="T473" style:family="text">
      <style:text-properties style:text-line-through-style="none" style:text-line-through-type="none" officeooo:rsid="4d9ce44c"/>
    </style:style>
    <style:style style:name="T474" style:family="text">
      <style:text-properties style:text-line-through-style="none" style:text-line-through-type="none" officeooo:rsid="4da8a6bc"/>
    </style:style>
    <style:style style:name="T475" style:family="text">
      <style:text-properties style:text-line-through-style="none" style:text-line-through-type="none" officeooo:rsid="4dba6cb9"/>
    </style:style>
    <style:style style:name="T476" style:family="text">
      <style:text-properties style:text-line-through-style="none" style:text-line-through-type="none" officeooo:rsid="4dd52a4b"/>
    </style:style>
    <style:style style:name="T477" style:family="text">
      <style:text-properties style:text-line-through-style="none" style:text-line-through-type="none" officeooo:rsid="482cc270"/>
    </style:style>
    <style:style style:name="T478" style:family="text">
      <style:text-properties style:text-line-through-style="none" style:text-line-through-type="none" officeooo:rsid="4dc5ca31"/>
    </style:style>
    <style:style style:name="T479" style:family="text">
      <style:text-properties style:text-line-through-style="none" style:text-line-through-type="none" officeooo:rsid="4dd39d2d"/>
    </style:style>
    <style:style style:name="T480" style:family="text">
      <style:text-properties style:text-line-through-style="none" style:text-line-through-type="none" officeooo:rsid="4e49c8e2"/>
    </style:style>
    <style:style style:name="T481" style:family="text">
      <style:text-properties style:text-line-through-style="none" style:text-line-through-type="none" officeooo:rsid="4e491fc7"/>
    </style:style>
    <style:style style:name="T482" style:family="text">
      <style:text-properties style:text-line-through-style="none" style:text-line-through-type="none" officeooo:rsid="4e4b3f30"/>
    </style:style>
    <style:style style:name="T483" style:family="text">
      <style:text-properties style:text-line-through-style="none" style:text-line-through-type="none" officeooo:rsid="4e74178a"/>
    </style:style>
    <style:style style:name="T484" style:family="text">
      <style:text-properties style:text-line-through-style="none" style:text-line-through-type="none" officeooo:rsid="4e767903"/>
    </style:style>
    <style:style style:name="T485" style:family="text">
      <style:text-properties style:text-line-through-style="none" style:text-line-through-type="none" officeooo:rsid="473b82af"/>
    </style:style>
    <style:style style:name="T486" style:family="text">
      <style:text-properties style:text-line-through-style="none" style:text-line-through-type="none" officeooo:rsid="16077e11"/>
    </style:style>
    <style:style style:name="T487" style:family="text">
      <style:text-properties style:text-line-through-style="none" style:text-line-through-type="none" officeooo:rsid="4e953a66"/>
    </style:style>
    <style:style style:name="T488" style:family="text">
      <style:text-properties style:text-line-through-style="none" style:text-line-through-type="none" officeooo:rsid="4e9fae19"/>
    </style:style>
    <style:style style:name="T489" style:family="text">
      <style:text-properties style:text-line-through-style="none" style:text-line-through-type="none" officeooo:rsid="4ffa0b35"/>
    </style:style>
    <style:style style:name="T490" style:family="text">
      <style:text-properties style:text-line-through-style="none" style:text-line-through-type="none" fo:language="en" fo:country="US" officeooo:rsid="4fe73478"/>
    </style:style>
    <style:style style:name="T491" style:family="text">
      <style:text-properties style:text-line-through-style="none" style:text-line-through-type="none" officeooo:rsid="4fe73478"/>
    </style:style>
    <style:style style:name="T492" style:family="text">
      <style:text-properties officeooo:rsid="4c35d452"/>
    </style:style>
    <style:style style:name="T493" style:family="text">
      <style:text-properties officeooo:rsid="4c9da5a1"/>
    </style:style>
    <style:style style:name="T494" style:family="text">
      <style:text-properties officeooo:rsid="4c9a3391"/>
    </style:style>
    <style:style style:name="T495" style:family="text">
      <style:text-properties officeooo:rsid="4c9e8a8a"/>
    </style:style>
    <style:style style:name="T496" style:family="text">
      <style:text-properties officeooo:rsid="4c9e604c"/>
    </style:style>
    <style:style style:name="T497" style:family="text">
      <style:text-properties officeooo:rsid="4c7aebbc"/>
    </style:style>
    <style:style style:name="T498" style:family="text">
      <style:text-properties officeooo:rsid="4cc44788"/>
    </style:style>
    <style:style style:name="T499" style:family="text">
      <style:text-properties officeooo:rsid="4cc5aa36"/>
    </style:style>
    <style:style style:name="T500" style:family="text">
      <style:text-properties officeooo:rsid="4cca46d8"/>
    </style:style>
    <style:style style:name="T501" style:family="text">
      <style:text-properties officeooo:rsid="4c8700ab"/>
    </style:style>
    <style:style style:name="T502" style:family="text">
      <style:text-properties officeooo:rsid="4c83607c"/>
    </style:style>
    <style:style style:name="T503" style:family="text">
      <style:text-properties officeooo:rsid="4c88ac3d"/>
    </style:style>
    <style:style style:name="T504" style:family="text">
      <style:text-properties officeooo:rsid="4cd367c2"/>
    </style:style>
    <style:style style:name="T505" style:family="text">
      <style:text-properties officeooo:rsid="4ce0ade6"/>
    </style:style>
    <style:style style:name="T506" style:family="text">
      <style:text-properties officeooo:rsid="4b875a34"/>
    </style:style>
    <style:style style:name="T50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fo:color="#8ba60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11" style:family="text">
      <style:text-properties fo:color="#8ba60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12" style:family="text">
      <style:text-properties officeooo:rsid="4cd7623f"/>
    </style:style>
    <style:style style:name="T513" style:family="text">
      <style:text-properties officeooo:rsid="4cd42fa4"/>
    </style:style>
    <style:style style:name="T514" style:family="text">
      <style:text-properties officeooo:rsid="4cd9fbf2"/>
    </style:style>
    <style:style style:name="T515" style:family="text">
      <style:text-properties officeooo:rsid="4c8ec36e"/>
    </style:style>
    <style:style style:name="T516" style:family="text">
      <style:text-properties officeooo:rsid="4c918343"/>
    </style:style>
    <style:style style:name="T517" style:family="text">
      <style:text-properties officeooo:rsid="4bfe743a"/>
    </style:style>
    <style:style style:name="T518" style:family="text">
      <style:text-properties officeooo:rsid="4bdc50f9"/>
    </style:style>
    <style:style style:name="T519" style:family="text">
      <style:text-properties officeooo:rsid="4b64e4e6"/>
    </style:style>
    <style:style style:name="T520" style:family="text">
      <style:text-properties officeooo:rsid="4bda9044"/>
    </style:style>
    <style:style style:name="T521" style:family="text">
      <style:text-properties officeooo:rsid="4bde5bd6"/>
    </style:style>
    <style:style style:name="T522" style:family="text">
      <style:text-properties officeooo:rsid="4b62aed5"/>
    </style:style>
    <style:style style:name="T523" style:family="text">
      <style:text-properties fo:color="#00c8ff"/>
    </style:style>
    <style:style style:name="T524" style:family="text">
      <style:text-properties fo:color="#00c8ff" fo:font-style="normal" officeooo:rsid="4c09795a" style:font-style-asian="normal" style:font-style-complex="normal"/>
    </style:style>
    <style:style style:name="T525"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fo:color="#6482ff" style:text-line-through-style="none" style:text-line-through-type="none" officeooo:rsid="41943a51"/>
    </style:style>
    <style:style style:name="T536" style:family="text">
      <style:text-properties officeooo:rsid="4c112ee4"/>
    </style:style>
    <style:style style:name="T537" style:family="text">
      <style:text-properties officeooo:rsid="4b72d71e"/>
    </style:style>
    <style:style style:name="T538" style:family="text">
      <style:text-properties officeooo:rsid="4b79b8d0"/>
    </style:style>
    <style:style style:name="T539" style:family="text">
      <style:text-properties officeooo:rsid="4b73afe7"/>
    </style:style>
    <style:style style:name="T540" style:family="text">
      <style:text-properties officeooo:rsid="4c2393dc"/>
    </style:style>
    <style:style style:name="T541" style:family="text">
      <style:text-properties officeooo:rsid="4c222837"/>
    </style:style>
    <style:style style:name="T542" style:family="text">
      <style:text-properties officeooo:rsid="4befe7c4"/>
    </style:style>
    <style:style style:name="T543" style:family="text">
      <style:text-properties officeooo:rsid="4b84b3f5"/>
    </style:style>
    <style:style style:name="T544" style:family="text">
      <style:text-properties officeooo:rsid="4c10fa42"/>
    </style:style>
    <style:style style:name="T545" style:family="text">
      <style:text-properties officeooo:rsid="4c191a3f"/>
    </style:style>
    <style:style style:name="T546" style:family="text">
      <style:text-properties officeooo:rsid="4c1afc36"/>
    </style:style>
    <style:style style:name="T547" style:family="text">
      <style:text-properties officeooo:rsid="4c1c9a5e"/>
    </style:style>
    <style:style style:name="T548" style:family="text">
      <style:text-properties officeooo:rsid="4b830825"/>
    </style:style>
    <style:style style:name="T549" style:family="text">
      <style:text-properties officeooo:rsid="4c26af9f"/>
    </style:style>
    <style:style style:name="T550" style:family="text">
      <style:text-properties officeooo:rsid="4c1c45c3"/>
    </style:style>
    <style:style style:name="T551" style:family="text">
      <style:text-properties officeooo:rsid="4c24e5e0"/>
    </style:style>
    <style:style style:name="T552" style:family="text">
      <style:text-properties officeooo:rsid="4c2d5610"/>
    </style:style>
    <style:style style:name="T553" style:family="text">
      <style:text-properties officeooo:rsid="4bfee34c"/>
    </style:style>
    <style:style style:name="T554" style:family="text">
      <style:text-properties officeooo:rsid="4c004eb9"/>
    </style:style>
    <style:style style:name="T555" style:family="text">
      <style:text-properties officeooo:rsid="4c0f37f7"/>
    </style:style>
    <style:style style:name="T556" style:family="text">
      <style:text-properties officeooo:rsid="4c04cc3e"/>
    </style:style>
    <style:style style:name="T557" style:family="text">
      <style:text-properties officeooo:rsid="4bfac580"/>
    </style:style>
    <style:style style:name="T558" style:family="text">
      <style:text-properties officeooo:rsid="4cbe31bb"/>
    </style:style>
    <style:style style:name="T559" style:family="text">
      <style:text-properties officeooo:rsid="4cc1d6b3"/>
    </style:style>
    <style:style style:name="T560" style:family="text">
      <style:text-properties officeooo:rsid="4cbdd5af"/>
    </style:style>
    <style:style style:name="T561" style:family="text">
      <style:text-properties officeooo:rsid="4cbffeb0"/>
    </style:style>
    <style:style style:name="T562" style:family="text">
      <style:text-properties officeooo:rsid="4cd0f81a"/>
    </style:style>
    <style:style style:name="T563" style:family="text">
      <style:text-properties officeooo:rsid="4811f097"/>
    </style:style>
    <style:style style:name="T564" style:family="text">
      <style:text-properties officeooo:rsid="4cb9e011"/>
    </style:style>
    <style:style style:name="T565" style:family="text">
      <style:text-properties officeooo:rsid="4cb8a77e"/>
    </style:style>
    <style:style style:name="T566" style:family="text">
      <style:text-properties officeooo:rsid="4d262a1c"/>
    </style:style>
    <style:style style:name="T567" style:family="text">
      <style:text-properties officeooo:rsid="4d247d17"/>
    </style:style>
    <style:style style:name="T568" style:family="text">
      <style:text-properties officeooo:rsid="4caf762e"/>
    </style:style>
    <style:style style:name="T569" style:family="text">
      <style:text-properties officeooo:rsid="4d9d2697"/>
    </style:style>
    <style:style style:name="T570" style:family="text">
      <style:text-properties officeooo:rsid="4da4a87a"/>
    </style:style>
    <style:style style:name="T571" style:family="text">
      <style:text-properties officeooo:rsid="4da01853"/>
    </style:style>
    <style:style style:name="T572" style:family="text">
      <style:text-properties officeooo:rsid="47faa6e1"/>
    </style:style>
    <style:style style:name="T573" style:family="text">
      <style:text-properties officeooo:rsid="48152127"/>
    </style:style>
    <style:style style:name="T574" style:family="text">
      <style:text-properties officeooo:rsid="48186246"/>
    </style:style>
    <style:style style:name="T575" style:family="text">
      <style:text-properties officeooo:rsid="47d7f200"/>
    </style:style>
    <style:style style:name="T576" style:family="text">
      <style:text-properties officeooo:rsid="4827a9bb"/>
    </style:style>
    <style:style style:name="T577" style:family="text">
      <style:text-properties officeooo:rsid="4dbf77ea"/>
    </style:style>
    <style:style style:name="T578" style:family="text">
      <style:text-properties officeooo:rsid="4dbe1f2f"/>
    </style:style>
    <style:style style:name="T579" style:family="text">
      <style:text-properties officeooo:rsid="4824aba6"/>
    </style:style>
    <style:style style:name="T580" style:family="text">
      <style:text-properties officeooo:rsid="482b6cac"/>
    </style:style>
    <style:style style:name="T581" style:family="text">
      <style:text-properties officeooo:rsid="4829a400"/>
    </style:style>
    <style:style style:name="T582" style:family="text">
      <style:text-properties officeooo:rsid="4dd39d2d"/>
    </style:style>
    <style:style style:name="T583" style:family="text">
      <style:text-properties officeooo:rsid="4e4b3f30"/>
    </style:style>
    <style:style style:name="T584" style:family="text">
      <style:text-properties officeooo:rsid="4e4cf92c"/>
    </style:style>
    <style:style style:name="T585" style:family="text">
      <style:text-properties officeooo:rsid="495071f6"/>
    </style:style>
    <style:style style:name="T586" style:family="text">
      <style:text-properties officeooo:rsid="49517994"/>
    </style:style>
    <style:style style:name="T587" style:family="text">
      <style:text-properties officeooo:rsid="49532f8b"/>
    </style:style>
    <style:style style:name="T588" style:family="text">
      <style:text-properties officeooo:rsid="495e17a7"/>
    </style:style>
    <style:style style:name="T589" style:family="text">
      <style:text-properties officeooo:rsid="457d7dc5"/>
    </style:style>
    <style:style style:name="T590" style:family="text">
      <style:text-properties officeooo:rsid="45739745"/>
    </style:style>
    <style:style style:name="T591" style:family="text">
      <style:text-properties officeooo:rsid="4e42b285"/>
    </style:style>
    <style:style style:name="T592" style:family="text">
      <style:text-properties officeooo:rsid="4e781167"/>
    </style:style>
    <style:style style:name="T593" style:family="text">
      <style:text-properties officeooo:rsid="48395414"/>
    </style:style>
    <style:style style:name="T594" style:family="text">
      <style:text-properties officeooo:rsid="483b3048"/>
    </style:style>
    <style:style style:name="T595" style:family="text">
      <style:text-properties officeooo:rsid="494b3a33"/>
    </style:style>
    <style:style style:name="T596" style:family="text">
      <style:text-properties officeooo:rsid="494e7c66"/>
    </style:style>
    <style:style style:name="T597" style:family="text">
      <style:text-properties officeooo:rsid="48375cfa"/>
    </style:style>
    <style:style style:name="T598" style:family="text">
      <style:text-properties officeooo:rsid="4a256e24"/>
    </style:style>
    <style:style style:name="T599" style:family="text">
      <style:text-properties officeooo:rsid="4e953a66"/>
    </style:style>
    <style:style style:name="T600" style:family="text">
      <style:text-properties officeooo:rsid="4e973d50"/>
    </style:style>
    <style:style style:name="T601" style:family="text">
      <style:text-properties officeooo:rsid="4e990f6f"/>
    </style:style>
    <style:style style:name="T602" style:family="text">
      <style:text-properties officeooo:rsid="4a1880a9"/>
    </style:style>
    <style:style style:name="T603" style:family="text">
      <style:text-properties officeooo:rsid="4a09b52a"/>
    </style:style>
    <style:style style:name="T604" style:family="text">
      <style:text-properties officeooo:rsid="49d6a847"/>
    </style:style>
    <style:style style:name="T605" style:family="text">
      <style:text-properties officeooo:rsid="4a084c3f"/>
    </style:style>
    <style:style style:name="T606" style:family="text">
      <style:text-properties officeooo:rsid="49d88ccd"/>
    </style:style>
    <style:style style:name="T607" style:family="text">
      <style:text-properties officeooo:rsid="49db3bbe"/>
    </style:style>
    <style:style style:name="T608" style:family="text">
      <style:text-properties officeooo:rsid="4a24a7d0"/>
    </style:style>
    <style:style style:name="T609" style:family="text">
      <style:text-properties officeooo:rsid="4a04efee"/>
    </style:style>
    <style:style style:name="T610" style:family="text">
      <style:text-properties officeooo:rsid="47e2e02e"/>
    </style:style>
    <style:style style:name="T611" style:family="text">
      <style:text-properties officeooo:rsid="48591cd0"/>
    </style:style>
    <style:style style:name="T612" style:family="text">
      <style:text-properties officeooo:rsid="485afaee"/>
    </style:style>
    <style:style style:name="T613" style:family="text">
      <style:text-properties officeooo:rsid="485a2f2a"/>
    </style:style>
    <style:style style:name="T614" style:family="text">
      <style:text-properties officeooo:rsid="485df883"/>
    </style:style>
    <style:style style:name="T615" style:family="text">
      <style:text-properties officeooo:rsid="488b54f1"/>
    </style:style>
    <style:style style:name="T616" style:family="text">
      <style:text-properties officeooo:rsid="48955478"/>
    </style:style>
    <style:style style:name="T617" style:family="text">
      <style:text-properties officeooo:rsid="48652559"/>
    </style:style>
    <style:style style:name="T618" style:family="text">
      <style:text-properties officeooo:rsid="485bf368"/>
    </style:style>
    <style:style style:name="T619" style:family="text">
      <style:text-properties officeooo:rsid="4863db6f"/>
    </style:style>
    <style:style style:name="T620" style:family="text">
      <style:text-properties officeooo:rsid="48678f86"/>
    </style:style>
    <style:style style:name="T621" style:family="text">
      <style:text-properties officeooo:rsid="487677db"/>
    </style:style>
    <style:style style:name="T622" style:family="text">
      <style:text-properties officeooo:rsid="489aa229"/>
    </style:style>
    <style:style style:name="T623" style:family="text">
      <style:text-properties officeooo:rsid="48603528"/>
    </style:style>
    <style:style style:name="T624" style:family="text">
      <style:text-properties officeooo:rsid="485aa4be"/>
    </style:style>
    <style:style style:name="T625" style:family="text">
      <style:text-properties officeooo:rsid="4960409e"/>
    </style:style>
    <style:style style:name="T626" style:family="text">
      <style:text-properties officeooo:rsid="486ba4eb"/>
    </style:style>
    <style:style style:name="T627" style:family="text">
      <style:text-properties officeooo:rsid="486c65c8"/>
    </style:style>
    <style:style style:name="T628" style:family="text">
      <style:text-properties officeooo:rsid="486d406c"/>
    </style:style>
    <style:style style:name="T629" style:family="text">
      <style:text-properties officeooo:rsid="486f2dc8"/>
    </style:style>
    <style:style style:name="T630" style:family="text">
      <style:text-properties officeooo:rsid="4870fc18"/>
    </style:style>
    <style:style style:name="T631" style:family="text">
      <style:text-properties officeooo:rsid="487f1fa7"/>
    </style:style>
    <style:style style:name="T632" style:family="text">
      <style:text-properties officeooo:rsid="4872c8d9"/>
    </style:style>
    <style:style style:name="T633" style:family="text">
      <style:text-properties officeooo:rsid="487474d6"/>
    </style:style>
    <style:style style:name="T634" style:family="text">
      <style:text-properties officeooo:rsid="4883dfb6"/>
    </style:style>
    <style:style style:name="T635" style:family="text">
      <style:text-properties officeooo:rsid="499197b1"/>
    </style:style>
    <style:style style:name="T636" style:family="text">
      <style:text-properties officeooo:rsid="497d4aa8"/>
    </style:style>
    <style:style style:name="T637" style:family="text">
      <style:text-properties officeooo:rsid="497ef319"/>
    </style:style>
    <style:style style:name="T638" style:family="text">
      <style:text-properties officeooo:rsid="4983b693"/>
    </style:style>
    <style:style style:name="T639" style:family="text">
      <style:text-properties officeooo:rsid="4985a7fd"/>
    </style:style>
    <style:style style:name="T640" style:family="text">
      <style:text-properties officeooo:rsid="49892b4f"/>
    </style:style>
    <style:style style:name="T641" style:family="text">
      <style:text-properties officeooo:rsid="498989cc"/>
    </style:style>
    <style:style style:name="T642" style:family="text">
      <style:text-properties officeooo:rsid="4980fd81"/>
    </style:style>
    <style:style style:name="T643" style:family="text">
      <style:text-properties officeooo:rsid="497fd869"/>
    </style:style>
    <style:style style:name="T644" style:family="text">
      <style:text-properties officeooo:rsid="4982118b"/>
    </style:style>
    <style:style style:name="T645" style:family="text">
      <style:text-properties officeooo:rsid="498366bc"/>
    </style:style>
    <style:style style:name="T646" style:family="text">
      <style:text-properties officeooo:rsid="498c0bca"/>
    </style:style>
    <style:style style:name="T647" style:family="text">
      <style:text-properties officeooo:rsid="498e8f72"/>
    </style:style>
    <style:style style:name="T648" style:family="text">
      <style:text-properties officeooo:rsid="498eed59"/>
    </style:style>
    <style:style style:name="T649" style:family="text">
      <style:text-properties officeooo:rsid="49902b06"/>
    </style:style>
    <style:style style:name="T650" style:family="text">
      <style:text-properties officeooo:rsid="4f236a8f"/>
    </style:style>
    <style:style style:name="T651" style:family="text">
      <style:text-properties officeooo:rsid="48a9f873"/>
    </style:style>
    <style:style style:name="T652" style:family="text">
      <style:text-properties officeooo:rsid="48ad8f28"/>
    </style:style>
    <style:style style:name="T653" style:family="text">
      <style:text-properties officeooo:rsid="48ab7928"/>
    </style:style>
    <style:style style:name="T654" style:family="text">
      <style:text-properties officeooo:rsid="48ab9a11"/>
    </style:style>
    <style:style style:name="T655" style:family="text">
      <style:text-properties officeooo:rsid="48b1fcc4"/>
    </style:style>
    <style:style style:name="T656" style:family="text">
      <style:text-properties officeooo:rsid="48ae9a60"/>
    </style:style>
    <style:style style:name="T657" style:family="text">
      <style:text-properties officeooo:rsid="49a2d377"/>
    </style:style>
    <style:style style:name="T658" style:family="text">
      <style:text-properties officeooo:rsid="49aacc9d"/>
    </style:style>
    <style:style style:name="T659" style:family="text">
      <style:text-properties officeooo:rsid="47e98bda"/>
    </style:style>
    <style:style style:name="T660" style:family="text">
      <style:text-properties officeooo:rsid="49ce4e52"/>
    </style:style>
    <style:style style:name="T661" style:family="text">
      <style:text-properties officeooo:rsid="49d07d00"/>
    </style:style>
    <style:style style:name="T662" style:family="text">
      <style:text-properties officeooo:rsid="49cbc90d"/>
    </style:style>
    <style:style style:name="T663" style:family="text">
      <style:text-properties officeooo:rsid="49a44245"/>
    </style:style>
    <style:style style:name="T664" style:family="text">
      <style:text-properties officeooo:rsid="49a323c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7"/>
      <text:p text:style-name="P7"/>
      <text:p text:style-name="P6"/>
      <text:p text:style-name="P6"/>
      <text:p text:style-name="P201">Dračák</text:p>
      <text:p text:style-name="P197"/>
      <text:p text:style-name="P197"/>
      <text:p text:style-name="P202">podle staré školy</text:p>
      <text:p text:style-name="P198"/>
      <text:p text:style-name="P203">BESTIÁŘ</text:p>
      <text:p text:style-name="P198"/>
      <text:p text:style-name="P199"/>
      <text:p text:style-name="P198"/>
      <text:p text:style-name="P198"/>
      <text:p text:style-name="P198"/>
      <text:p text:style-name="P198"/>
      <text:p text:style-name="P198"/>
      <text:p text:style-name="P200"><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5"><text:a xlink:type="simple" xlink:href="#__RefHeading___Toc711_2917862833" text:style-name="Internet_20_link" text:visited-style-name="Internet_20_link">TODO:</text:a><text:tab/>3</text:p>
          <text:p text:style-name="P216"><text:a xlink:type="simple" xlink:href="#__RefHeading___Toc713_2917862833" text:style-name="Internet_20_link" text:visited-style-name="Internet_20_link">Bestiář</text:a><text:tab/>4</text:p>
          <text:p text:style-name="P229"><text:a xlink:type="simple" xlink:href="#__RefHeading___Toc715_2917862833" text:style-name="Internet_20_link" text:visited-style-name="Internet_20_link">Duše</text:a><text:tab/>4</text:p>
          <text:p text:style-name="P229"><text:a xlink:type="simple" xlink:href="#__RefHeading___Toc717_2917862833" text:style-name="Internet_20_link" text:visited-style-name="Internet_20_link">Cizí světy</text:a><text:tab/>5</text:p>
          <text:p text:style-name="P229"><text:a xlink:type="simple" xlink:href="#__RefHeading___Toc719_2917862833" text:style-name="Internet_20_link" text:visited-style-name="Internet_20_link">Sféry</text:a><text:tab/>5</text:p>
          <text:p text:style-name="P229"><text:a xlink:type="simple" xlink:href="#__RefHeading___Toc721_2917862833" text:style-name="Internet_20_link" text:visited-style-name="Internet_20_link">Dimenze</text:a><text:tab/>5</text:p>
          <text:p text:style-name="P215"><text:a xlink:type="simple" xlink:href="#__RefHeading___Toc723_2917862833" text:style-name="Internet_20_link" text:visited-style-name="Internet_20_link">Nemrtví</text:a><text:tab/>6</text:p>
          <text:p text:style-name="P229"><text:a xlink:type="simple" xlink:href="#__RefHeading___Toc472_36631795" text:style-name="Internet_20_link" text:visited-style-name="Internet_20_link">Nižší nemrtví</text:a><text:tab/>6</text:p>
          <text:p text:style-name="P229"><text:a xlink:type="simple" xlink:href="#__RefHeading___Toc474_36631795" text:style-name="Internet_20_link" text:visited-style-name="Internet_20_link">Vyšší nemrtví</text:a><text:tab/>6</text:p>
          <text:p text:style-name="P215"><text:a xlink:type="simple" xlink:href="#__RefHeading___Toc476_36631795" text:style-name="Internet_20_link" text:visited-style-name="Internet_20_link">Démoni</text:a><text:tab/>7</text:p>
          <text:p text:style-name="P229"><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229"><text:a xlink:type="simple" xlink:href="#__RefHeading___Toc480_36631795" text:style-name="Internet_20_link" text:visited-style-name="Internet_20_link">Vyhošťování démonů</text:a><text:tab/>7</text:p>
          <text:p text:style-name="P229"><text:a xlink:type="simple" xlink:href="#__RefHeading___Toc482_36631795" text:style-name="Internet_20_link" text:visited-style-name="Internet_20_link">Ochranné kruhy</text:a><text:tab/>8</text:p>
          <text:p text:style-name="P229"><text:a xlink:type="simple" xlink:href="#__RefHeading___Toc484_36631795" text:style-name="Internet_20_link" text:visited-style-name="Internet_20_link">Astrální démoni</text:a><text:tab/>8</text:p>
          <text:p text:style-name="P229"><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215"><text:a xlink:type="simple" xlink:href="#__RefHeading___Toc488_36631795" text:style-name="Internet_20_link" text:visited-style-name="Internet_20_link">Resources</text:a><text:tab/>9</text:p>
          <text:p text:style-name="P216"><text:a xlink:type="simple" xlink:href="#__RefHeading___Toc725_2917862833" text:style-name="Internet_20_link" text:visited-style-name="Internet_20_link">BAZILIŠEK</text:a><text:tab/>10</text:p>
          <text:p text:style-name="P216"><text:a xlink:type="simple" xlink:href="#__RefHeading___Toc727_2917862833" text:style-name="Internet_20_link" text:visited-style-name="Internet_20_link">Discarded monsters</text:a><text:tab/>12</text:p>
          <text:p text:style-name="P229"><text:a xlink:type="simple" xlink:href="#__RefHeading___Toc729_2917862833" text:style-name="Internet_20_link" text:visited-style-name="Internet_20_link">Bron</text:a><text:tab/>12</text:p>
          <text:p text:style-name="P229"><text:a xlink:type="simple" xlink:href="#__RefHeading___Toc731_2917862833" text:style-name="Internet_20_link" text:visited-style-name="Internet_20_link">Kentaur</text:a><text:tab/>12</text:p>
          <text:p text:style-name="P229"><text:a xlink:type="simple" xlink:href="#__RefHeading___Toc733_2917862833" text:style-name="Internet_20_link" text:visited-style-name="Internet_20_link">Draci</text:a><text:tab/>12</text:p>
          <text:p text:style-name="P229"><text:a xlink:type="simple" xlink:href="#__RefHeading___Toc735_2917862833" text:style-name="Internet_20_link" text:visited-style-name="Internet_20_link">Lid kočičí</text:a><text:tab/>12</text:p>
          <text:p text:style-name="P229"><text:a xlink:type="simple" xlink:href="#__RefHeading___Toc737_2917862833" text:style-name="Internet_20_link" text:visited-style-name="Internet_20_link">Mlok</text:a><text:tab/>13</text:p>
          <text:p text:style-name="P229"><text:a xlink:type="simple" xlink:href="#__RefHeading___Toc739_2917862833" text:style-name="Internet_20_link" text:visited-style-name="Internet_20_link">Skřítek</text:a><text:tab/>13</text:p>
          <text:p text:style-name="P229"><text:a xlink:type="simple" xlink:href="#__RefHeading___Toc741_2917862833" text:style-name="Internet_20_link" text:visited-style-name="Internet_20_link">Zvířata</text:a><text:tab/>13</text:p>
        </text:index-body>
      </text:table-of-content>
      <text:p text:style-name="P208"/>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316" text:outline-level="2"><text:bookmark-start text:name="__RefHeading___Toc711_2917862833"/>TODO:<text:bookmark-end text:name="__RefHeading___Toc711_2917862833"/></text:h>
      <text:p text:style-name="P45">Chci vůbec hlen zelený?<text:line-break/>- asi ne</text:p>
      <text:p text:style-name="P46">Kanibal?<text:line-break/>- ne</text:p>
      <text:p text:style-name="P47">Kopromlask?</text:p>
      <text:p text:style-name="P47">Kožožrout? <text:span text:style-name="T361">(vypadá jako drahokam, žere torny)</text:span><text:line-break/>- ne</text:p>
      <text:p text:style-name="P48">Bojovník arogantní<text:line-break/>- ne</text:p>
      <text:p text:style-name="P70"><text:span text:style-name="T41">D</text:span><text:span text:style-name="T42">ároš</text:span><text:span text:style-name="T362"><text:line-break/>- ne</text:span></text:p>
      <text:p text:style-name="P49">Elfocvak<text:line-break/>- ne</text:p>
      <text:p text:style-name="P50"><text:soft-page-break/>Gobloch?<text:line-break/>- je to prostě jen velkej ještěr, v podstatě gekon. Není ničím zajímavej</text:p>
      <text:p text:style-name="P51">Zlatulka (<text:span text:style-name="T363">jedovatý </text:span>zlatý hádek, který se schovává ve zlatě)?<text:line-break/>- <text:span text:style-name="T363">těžko říct</text:span></text:p>
      <text:p text:style-name="P70"><text:span text:style-name="T364">Haterie (není ničím zajímavá)<text:line-break/>- obří </text:span><text:span text:style-name="T43">plaz</text:span><text:span text:style-name="T364"> připomínající žábu, studená krev a infravidění</text:span></text:p>
      <text:p text:style-name="P52">Brouk třasotník<text:line-break/>- ne</text:p>
      <text:p text:style-name="P53">Kobold<text:line-break/>- slepičí hlava, náčelník Velký kohout – asi fakt ne<text:line-break/>- ne</text:p>
      <text:p text:style-name="P54">Kovboj<text:line-break/>- nebrat</text:p>
      <text:p text:style-name="P55">Mong (matriarchát, <text:span text:style-name="T365">technologicky vyspělí</text:span>)<text:line-break/>- <text:span text:style-name="T365">technologie by měly být spíš trpaslická záležitost (možná gnómská)</text:span><text:line-break/>- asi ne</text:p>
      <text:p text:style-name="P56">Bron<text:line-break/>- ne (čím míň bude fantastických ras, tím výrazněji vyznějí ty použité).</text:p>
      <text:p text:style-name="P57">Prehistorická zvířata (pranetopýr, pterodaktyl, <text:span text:style-name="T366">medvěd jeskynní, tygr šavlozubý, tyranosaurus</text:span>)<text:line-break/>- nebrat</text:p>
      <text:p text:style-name="P58">Záře neklidná<text:line-break/>- asi ne</text:p>
      <text:p text:style-name="P70"><text:soft-page-break/><text:span text:style-name="T367">Z</text:span><text:span text:style-name="T44">mar</text:span><text:span text:style-name="T367"><text:line-break/>- asi ne</text:span></text:p>
      <text:p text:style-name="P59">Behemont<text:line-break/>- ne</text:p>
      <text:p text:style-name="P60">Blátoplaz<text:line-break/>- ne</text:p>
      <text:p text:style-name="P61">Drakodlak<text:line-break/>- ne a nedávat sem ani zlatýho draka</text:p>
      <text:p text:style-name="P62">Dáblové<text:line-break/>- ne</text:p>
      <text:p text:style-name="P63">Lemrouch<text:line-break/>- ne</text:p>
      <text:p text:style-name="P64">Nestvůry z krhů magie<text:line-break/>- ne</text:p>
      <text:p text:style-name="P64">Nexus<text:line-break/>- ne</text:p>
      <text:p text:style-name="P65">Popelák<text:line-break/>- ne</text:p>
      <text:p text:style-name="P65">Vícehlaví draci <text:span text:style-name="T368">(saně)</text:span><text:line-break/>- ne</text:p>
      <text:p text:style-name="P66">Smrtící stín a stínek<text:line-break/>- ne</text:p>
      <text:p text:style-name="P67">Šotouš <text:span text:style-name="T369">(křířenec skřeta a sřítka)</text:span><text:line-break/>- ne</text:p>
      <text:p text:style-name="P68"><text:soft-page-break/>Kentaur<text:line-break/>- nakonec ne</text:p>
      <text:p text:style-name="P69">Hvozd<text:line-break/>- k Dračáku patří, ale do základních pravidel bych ho raději nedával. Lesní potvory ale ano.</text:p>
      <text:p text:style-name="P43">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370">=</text:span><text:span text:style-name="T371">&gt; </text:span><text:span text:style-name="T370">Nebudu to rozlišovat</text:span></text:p>
      <text:p text:style-name="P71">Obecná IDEA: Kapitola s popisem kategorií potvor (nemrtví, draci...) a pak abecední seznam všech potvor nehledě na kategorii.<text:line-break/><text:span text:style-name="T370">=</text:span><text:span text:style-name="T371">&gt; </text:span><text:span text:style-name="T372">Nech</text:span><text:span text:style-name="T374">ám to jako v DrD</text:span></text:p>
      <text:p text:style-name="P44"><text:span text:style-name="T373">TODO: Rozhodnout, jestli použít nebo nepoužít kategorie jako „Mořské obludy“, „</text:span><text:span text:style-name="T45">Lesní nestvůry</text:span><text:span text:style-name="T373">“ a podobně.<text:line-break/>=</text:span><text:span text:style-name="T371">&gt; </text:span><text:span text:style-name="T374">Ano, použít.</text:span></text:p>
      <text:h text:style-name="Heading_20_1" text:outline-level="1"><text:bookmark-start text:name="__RefHeading___Toc713_2917862833"/>B<text:span text:style-name="T304">estiář</text:span><text:bookmark-end text:name="__RefHeading___Toc713_2917862833"/></text:h>
      <text:h text:style-name="P282" text:outline-level="3"><text:bookmark-start text:name="__RefHeading___Toc715_2917862833"/>Duše<text:bookmark-end text:name="__RefHeading___Toc715_2917862833"/></text:h>
      <text:p text:style-name="P19"><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310">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283" text:outline-level="3"><text:bookmark-start text:name="__RefHeading___Toc717_2917862833"/><text:soft-page-break/>C<text:span text:style-name="T349">izí světy</text:span><text:bookmark-end text:name="__RefHeading___Toc717_2917862833"/></text:h>
      <text:p text:style-name="P20"><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7"><text:span text:style-name="T25">S</text:span><text:span text:style-name="T317">féry jsou jakési pomyslné „</text:span><text:span text:style-name="T25">v</text:span><text:span text:style-name="T27">rstvy</text:span><text:span text:style-name="T317">“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284" text:outline-level="3"><text:bookmark-start text:name="__RefHeading___Toc721_2917862833"/>Dimenze<text:bookmark-end text:name="__RefHeading___Toc721_2917862833"/></text:h>
      <text:p text:style-name="P18"><text:span text:style-name="T318">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318">ito tvorové nemohou v našem fyzickém světě definitivně umřít. Mohou být ale vypuzeni zpět do své domovské dimenze.</text:span></text:p>
      <text:h text:style-name="P317" text:outline-level="2"><text:soft-page-break/>Bazilišek</text:h>
      <text:p text:style-name="P74">Smrtící pohled – funguje, pouze pokud oběť vidí baziliškovi do očí. (Ehm prostě říct, že když někdo pohlédne baziliškovi do očí, zkamení). Aha tak ne, v DrD baziliškův pohled zabíjel a nefungovalo tudíž odkameňování.</text:p>
      <text:p text:style-name="P72"><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73">- <text:span text:style-name="T375">líbí se mi spíš Karlovo pojetí smrtelně nebezpečného tvora. Situace, kdy bludička v noci odláká postavu, která drží hlídku, je hodně dramatická.</text:span></text:p>
      <text:p text:style-name="P73">- <text:span text:style-name="T375">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375">).</text:span></text:p>
      <text:h text:style-name="P318" text:outline-level="2"><text:bookmark-start text:name="__RefHeading___Toc476_36631795"/><text:soft-page-break/>Démoni<text:bookmark-end text:name="__RefHeading___Toc476_36631795"/></text:h>
      <text:p text:style-name="P23"><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286" text:outline-level="3"><text:bookmark-start text:name="__RefHeading___Toc478_36631795"/>Vy<text:span text:style-name="T169">mítání</text:span> démonů<text:bookmark-end text:name="__RefHeading___Toc478_36631795"/></text:h>
      <text:p text:style-name="P23">/<text:span text:style-name="T350">* exorcism */</text:span></text:p>
      <text:p text:style-name="P21">Démon je vyhnán z hostitele, <text:span text:style-name="T351">ale ne nutně z našeho světa</text:span>.</text:p>
      <text:p text:style-name="P22">Je možné ho při tom lapit (do magického kruhu, do magického lapače démonů a podobně).</text:p>
      <text:p text:style-name="P21">Kdo by to měl umět?</text:p>
      <text:p text:style-name="P23">- <text:span text:style-name="T352">exorcismus kněz, banishing kouzelník</text:span></text:p>
      <text:h text:style-name="P286" text:outline-level="3"><text:bookmark-start text:name="__RefHeading___Toc480_36631795"/>Vyhošťování démonů<text:bookmark-end text:name="__RefHeading___Toc480_36631795"/></text:h>
      <text:p text:style-name="P23">/<text:span text:style-name="T353">* banish */</text:span></text:p>
      <text:p text:style-name="P23">- <text:span text:style-name="T353">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286" text:outline-level="3"><text:bookmark-start text:name="__RefHeading___Toc482_36631795"/>Ochranné kruhy<text:bookmark-end text:name="__RefHeading___Toc482_36631795"/></text:h>
      <text:p text:style-name="P23">- <text:span text:style-name="T309">dokud je kruh nepoškozený, démon nemůže dovnitř ani ven</text:span></text:p>
      <text:p text:style-name="P23"><text:soft-page-break/>- <text:span text:style-name="T309">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286" text:outline-level="3"><text:bookmark-start text:name="__RefHeading___Toc484_36631795"/>Astrální démoni<text:bookmark-end text:name="__RefHeading___Toc484_36631795"/></text:h>
      <text:p text:style-name="P23">- <text:span text:style-name="T305">nemají hmotné tělo, jen duši. Posedávají hostitele. Dají se vymýtat.</text:span></text:p>
      <text:p text:style-name="P23">- <text:span text:style-name="T306">při smrti hostitele mohou a nemusejí posednout někoho jiného poblíž (obecně by je měla smrt hostitele vyhnat)</text:span></text:p>
      <text:p text:style-name="P23">- <text:span text:style-name="T307">obvykle je někdo </text:span><text:span text:style-name="T4">p</text:span><text:span text:style-name="T5">ři</text:span><text:span text:style-name="T307">volá omylem, místo jiného démona</text:span></text:p>
      <text:h text:style-name="P281" text:outline-level="5">Vymítání astrálních démonů</text:h>
      <text:h text:style-name="P305" text:outline-level="4">Démon hamižnosti</text:h>
      <text:h text:style-name="P305" text:outline-level="4">Démon chtíče</text:h>
      <text:h text:style-name="P305" text:outline-level="4">Démon neživota</text:h>
      <text:p text:style-name="P23">- <text:span text:style-name="T307">zabíjí, z mrtvol se stávají zombie</text:span></text:p>
      <text:h text:style-name="P286" text:outline-level="3"><text:bookmark-start text:name="__RefHeading___Toc486_36631795"/><text:span text:style-name="T165">D</text:span><text:span text:style-name="T166">émoni z j</text:span><text:span text:style-name="T168">iných</text:span><text:span text:style-name="T166"> d</text:span><text:span text:style-name="T167">imenzí</text:span><text:bookmark-end text:name="__RefHeading___Toc486_36631795"/></text:h>
      <text:p text:style-name="P8">- mají „hmotné tělo“. <text:span text:style-name="T315">Jejich duše je zároveň tělem, není je možné oddělit.</text:span></text:p>
      <text:p text:style-name="P23"><text:span text:style-name="T308">- </text:span><text:span text:style-name="T6">neposedávají a nedají se tedy vymýtat. Mohou ale někoho magicky ovládat.</text:span></text:p>
      <text:p text:style-name="P23"><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23"><text:soft-page-break/><text:span text:style-name="T7">- </text:span><text:span text:style-name="T9">tělo zabitého démona zmizí (leda by mu v tom někdo zabránil). </text:span><text:span text:style-name="T21">Důvod: Protože zmizí jejich duše a ta je zároveň jejich tělem.</text:span></text:p>
      <text:h text:style-name="P319" text:outline-level="2">Démoni hmotní</text:h>
      <text:p text:style-name="P86"><text:span text:style-name="T376">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6">•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5">Zahánění démonů</text:p>
      <text:p text:style-name="P86"><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287" text:outline-level="3">Achrat</text:h>
      <text:p text:style-name="P204">(diblík)</text:p>
      <text:h text:style-name="P287" text:outline-level="3">Mogror</text:h>
      <text:p text:style-name="P204">(dlouhlavý pes)</text:p>
      <text:h text:style-name="P287" text:outline-level="3">Urgragor</text:h>
      <text:p text:style-name="P204">(démonický strážce)</text:p>
      <text:h text:style-name="P319" text:outline-level="2">Démoni nehmotní</text:h>
      <text:p text:style-name="P221"><text:span text:style-name="T321">• </text:span><text:span text:style-name="T322">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6">TODO</text:p>
      <text:p text:style-name="P76">Démon zla</text:p>
      <text:p text:style-name="P77">/<text:span text:style-name="T377">* původně </text:span>Démon Rudé oko <text:span text:style-name="T377">*/</text:span></text:p>
      <text:p text:style-name="P77">- prokletí předmětu, zhorší majiteli přesvědčení. Asi nebrat (nebo možná jo, ale tak, že ho jednorázově donutí udělat nějaký zvěrstvo).</text:p>
      <text:p text:style-name="P78"><text:soft-page-break/>Démon alkoholu</text:p>
      <text:p text:style-name="P36">Démon touhy po zlatě</text:p>
      <text:p text:style-name="P79">Démon lakoty</text:p>
      <text:p text:style-name="P27">Démon chechtavého šílenství</text:p>
      <text:p text:style-name="P80">Démon touhy po krvi</text:p>
      <text:p text:style-name="P80">/* Démon krvelačnosti */</text:p>
      <text:p text:style-name="P28">Démon únavy</text:p>
      <text:p text:style-name="P28">- asi nebrat, nezajímavej</text:p>
      <text:p text:style-name="P81">Démon obžerství</text:p>
      <text:p text:style-name="P29">Démon marnosti života</text:p>
      <text:p text:style-name="P29">- to zní zajímavě, postava se bude snažit spáchat sebevraždu. Ovšem co když se jí to podaří? Takže to asi není až tak dobrej nápad.</text:p>
      <text:p text:style-name="P82">Démon nenávisti</text:p>
      <text:p text:style-name="P83">Démon touhy po moci</text:p>
      <text:p text:style-name="P84">/<text:span text:style-name="T378">* původně </text:span>Démon temnoty <text:span text:style-name="T378">*/</text:span><text:line-break/>- dá postavě nějaký cíl a pomáhá jí ho dosáhnout (moc nad náhodou).<text:line-break/>- jméno démona je divný, ale jinak to zní použitelně</text:p>
      <text:p text:style-name="P85">Larva<text:line-break/>- asi nebrat</text:p>
      <text:p text:style-name="P87">I když – larva je asi fajn coby démon, jehož cílem je přivolávat do světa další démony. Možná spíš „dveřník“ (gatekeeper), „přivolávač“, nebo tak něco?</text:p>
      <text:h text:style-name="P320" text:outline-level="2"><text:soft-page-break/>Cizí postavy</text:h>
      <text:p text:style-name="P96">Cizí postavy jsou všichni obyvatelé vašeho herního světa, kteří nemají vlastního <text:span text:style-name="T381">stálého</text:span> hráče. <text:span text:style-name="T382">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96"/>
      <text:p text:style-name="P96"><text:span text:style-name="T383">M</text:span>ůžeš <text:span text:style-name="T383">je</text:span> vytvořit:</text:p>
      <text:list xml:id="list1958756770" text:style-name="L1">
        <text:list-item>
          <text:p text:style-name="P338">Stejně jako vlastní postavy.</text:p>
        </text:list-item>
        <text:list-item>
          <text:p text:style-name="P338"><text:span text:style-name="T384">Určením vlastností a v</text:span>ýběrem <text:span text:style-name="T384">několika</text:span> dovedností, <text:span text:style-name="T384">případně schopností</text:span>.</text:p>
        </text:list-item>
      </text:list>
      <text:p text:style-name="P97"/>
      <text:p text:style-name="P97">První možnost se hodí pro tvorbu dobrodruhů, kteří se stejně jako hráčské postavy vydávají do nebezpečných míst, případně tím strávili podstatnou část svého života. Mohou to být například mistři, od kterých se postavy učí při <text:span text:style-name="T385">postupu</text:span> na vyšší úroveň, jiná družina dobrodruhů, se kterou mohou spolupracovat, soupeřit, nebo si třeba jen povyměňovat příběhy a informace, nebo bývalí dobrodru<text:soft-page-break/>zi, kteří se usadili a živí se jako obyčejní lidé, <text:span text:style-name="T386">případně si užívají bohatství z nalezených pokladů</text:span>. <text:span text:style-name="T386">Není moc vhodné takto tvořit obyčejné vojáky, stráže, vládce, vědmy, čaroděje, lovce a podobně, na to se hodí spíš druhá možnost.</text:span></text:p>
      <text:h text:style-name="P306" text:outline-level="4">Určení vlastností cizí postavy</text:h>
      <text:list xml:id="list2727182187" text:style-name="L2">
        <text:list-item>
          <text:p text:style-name="P339">Děti, starci a podobně budou mít vlastnosti 2 1 1 nebo dokonce 1 1 1.</text:p>
        </text:list-item>
        <text:list-item>
          <text:p text:style-name="P339">Valná většina <text:span text:style-name="T387">obyčejných</text:span> lidí, elfů a ostatních příslušníků hratelných ras má vlastnosti 3 2 1.</text:p>
        </text:list-item>
        <text:list-item>
          <text:p text:style-name="P339">Váleční veteráni, <text:span text:style-name="T387">členové speciálních jednotek a podobně mají vlastnosti <text:s/>4 3 2.</text:span></text:p>
        </text:list-item>
        <text:list-item>
          <text:p text:style-name="P340">Nejlepší z nejlepších mají vlastnosti 5 <text:span text:style-name="T388">4</text:span> <text:span text:style-name="T388">3</text:span>. Sem mistři šermu, elitní <text:span text:style-name="T389">nájemní</text:span> vrazi, mocní mágové <text:span text:style-name="T390">a podobně.</text:span></text:p>
        </text:list-item>
      </text:list>
      <text:p text:style-name="P98">- <text:span text:style-name="T391">postavy na mistrovských úrovních jsou silnější než drtivá většina ostatních.</text:span></text:p>
      <text:h text:style-name="P288" text:outline-level="3">Cizí postavy s dobrodružným povoláním</text:h>
      <text:p text:style-name="P99">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392">nebo třeba bývalého válečníka, který se usadil a živí se teď jako kovář</text:span>. Není ale moc vhodné tvořit takto nedobrodružné postavy <text:span text:style-name="T392">jako</text:span> třeba městskou stráž, lovce z divočiny a podobně.<text:line-break/><text:soft-page-break/><text:tab/><text:span text:style-name="T393">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209">Příklad<text:span text:style-name="T394">y</text:span>:</text:p>
      <text:list xml:id="list977605220" text:style-name="L3">
        <text:list-item>
          <text:p text:style-name="P341"><text:span text:style-name="T396">Barbarský kouzelník </text:span><text:span text:style-name="T395">Hro</text:span><text:span text:style-name="T397">t</text:span><text:span text:style-name="T395">gar </text:span><text:span text:style-name="T396">(</text:span>6. úrov<text:span text:style-name="T392">eň)</text:span>, specialista na ledová kouzla <text:span text:style-name="T421">s těžkou dubovou holí zahalený do dlouhého modrého pláště</text:span>.</text:p>
        </text:list-item>
        <text:list-item>
          <text:p text:style-name="P342">Hobití zloděj Svišť (3. úroveň), <text:span text:style-name="T422">protřelý podvodník s </text:span><text:span text:style-name="T424">odhadem na lidi</text:span><text:span text:style-name="T422"> a </text:span><text:span text:style-name="T424">průměrnou tváří</text:span><text:span text:style-name="T422">. Nosí lehkou zbroj, kuši a dýku.</text:span></text:p>
        </text:list-item>
      </text:list>
      <text:p text:style-name="P100">Když se družina s takto připravenými cizími postavami pustí do boje, <text:span text:style-name="T440">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425">ohnivý oblouk</text:span><text:span text:style-name="T440">,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289" text:outline-level="3">Cizí postavy s dobrodružnými schopnostmi</text:h>
      <text:p text:style-name="P94">- <text:span text:style-name="T394">nemají celé dobrodružné povolání, pouze jednu nebo dvě schopnosti.</text:span></text:p>
      <text:p text:style-name="P209">Příklady:</text:p>
      <text:list xml:id="list3936631998" text:style-name="L4">
        <text:list-item>
          <text:p text:style-name="P343">Kapitán gardy s <text:span text:style-name="T423">velitelským hlasem</text:span>.</text:p>
        </text:list-item>
        <text:list-item>
          <text:p text:style-name="P344">Kovář s <text:span text:style-name="T423">drtivým stiskem</text:span>.</text:p>
        </text:list-item>
        <text:list-item>
          <text:p text:style-name="P344"><text:soft-page-break/>Gladiátor s <text:span text:style-name="T423">bojovým šílenstvím</text:span>.</text:p>
        </text:list-item>
        <text:list-item>
          <text:p text:style-name="P345">Poustevník znalý <text:span text:style-name="T423">řeči zvířat</text:span>.</text:p>
        </text:list-item>
        <text:list-item>
          <text:p text:style-name="P346"><text:span text:style-name="T441">Hypnotizér</text:span> s kouzlem <text:span text:style-name="T423">hypnóza</text:span>.</text:p>
        </text:list-item>
        <text:list-item>
          <text:p text:style-name="P347">Sapér, který umí vyrobit <text:span text:style-name="T423">ohnivou hlínu</text:span> a <text:span text:style-name="T423">bombu</text:span>.</text:p>
        </text:list-item>
        <text:list-item>
          <text:p text:style-name="P348">Vyhlášený sukničkář se <text:span text:style-name="T423">svůdným hlasem</text:span>.</text:p>
        </text:list-item>
        <text:list-item>
          <text:p text:style-name="P349">Ostrostřelec se schopností <text:span text:style-name="T423">přesný výstřel</text:span>.</text:p>
        </text:list-item>
      </text:list>
      <text:p text:style-name="P101">Mohou mít dovednosti (lovec umí lovit apod.)</text:p>
      <text:p text:style-name="P95">TODO</text:p>
      <text:p text:style-name="P95">- asi to sloučit s „obyvatelema“</text:p>
      <text:p text:style-name="P95">- vojáci a stráže nemusí mít povolání, <text:span text:style-name="T379">prostě jim</text:span> dej vlastnosti podle toho, jak jsou dobří <text:span text:style-name="T380">(hlavní vlastnost 3-5)</text:span>.</text:p>
      <text:h text:style-name="P321" text:outline-level="2">Dra<text:span text:style-name="T356">ci</text:span></text:h>
      <text:p text:style-name="P103">Mají tendenci hromadit poklady.</text:p>
      <text:p text:style-name="P104">Spící drak.</text:p>
      <text:p text:style-name="P102"><text:span text:style-name="T442">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30">Černý – <text:span text:style-name="T443">žíravina, schopnost: tma, možná černý kouř, prostředí: bažiny</text:span></text:p>
      <text:p text:style-name="P102"><text:span text:style-name="T442">Zelený – jed, schopnost: mlha, prostředí: </text:span><text:span text:style-name="T57">l</text:span><text:span text:style-name="T55">esy</text:span></text:p>
      <text:p text:style-name="P102"><text:span text:style-name="T444">Rudý – oheň, schopnost: </text:span><text:span text:style-name="T54">v</text:span><text:span text:style-name="T58">láda nad ohněm</text:span><text:span text:style-name="T444">, prostředí: sopka</text:span></text:p>
      <text:p text:style-name="P105"><text:soft-page-break/>Modrý – voda? <text:span text:style-name="T445">led? Horká pára? Možná vůbec nepoužívají dech</text:span>, schopnost: vyvolání bouře nebo vodního proudu, prostředí: jezera, oceány. <text:span text:style-name="T446">Žijí často pod vodou</text:span></text:p>
      <text:p text:style-name="P102"><text:span text:style-name="T448">Žlutý</text:span><text:span text:style-name="T450"> – </text:span><text:span text:style-name="T58">žhavý vzduch jako z pece</text:span><text:span text:style-name="T450">, schopnost: dusivé horko, prostředí: rozpálená poušť /* sloučit s rudým */</text:span></text:p>
      <text:p text:style-name="P26">Zlatý - ?</text:p>
      <text:p text:style-name="P106">IDEA: Staty podle velikosti, ne podle barvy. Barva určuje jen druh dechu a imunitu. <text:span text:style-name="T451">Ideálně i schopnosti podle barvy.</text:span></text:p>
      <text:p text:style-name="P107">Starší draci by taky měli mít víc schopností.</text:p>
      <text:p text:style-name="P108">Každý drak by měl mít unikátní sadu schopností.</text:p>
      <text:p text:style-name="P109">Použití dechu: drak se musí jedno kolo pořádně nadechnout (neútočí)</text:p>
      <text:p text:style-name="P106">Dráče</text:p>
      <text:p text:style-name="P106">- <text:span text:style-name="T452">ještě nemá dech</text:span></text:p>
      <text:p text:style-name="P106">Mladý drak</text:p>
      <text:p text:style-name="P106">- <text:span text:style-name="T452">má už dech, ale ne další schopnosti</text:span></text:p>
      <text:p text:style-name="P106">Dospělý drak</text:p>
      <text:p text:style-name="P106">Starý drak</text:p>
      <text:p text:style-name="P110">Schopnosti draků:</text:p>
      <text:p text:style-name="P110">- zmámení</text:p>
      <text:p text:style-name="P110">- rozkaz</text:p>
      <text:p text:style-name="P110">- <text:span text:style-name="T451">děsivý řev</text:span></text:p>
      <text:p text:style-name="P110"><text:soft-page-break/>- <text:span text:style-name="T453">spánek</text:span></text:p>
      <text:p text:style-name="P110">- <text:span text:style-name="T454">paralýza</text:span></text:p>
      <text:p text:style-name="P110">- <text:span text:style-name="T451">bojová telekineze (rozhýbe všechny předměty kolem)</text:span></text:p>
      <text:p text:style-name="P102"><text:span text:style-name="T455">- </text:span><text:span text:style-name="T59">metamorfóza (do člověka, do elfa a podobně) – to se celkem hodí k zeleným drakům</text:span></text:p>
      <text:p text:style-name="P111">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32">TODO: Čím se hází na útok dechem? Asi Fyzičkou...</text:p>
      <text:h text:style-name="P322" text:outline-level="2">Dra<text:span text:style-name="T356">ci</text:span></text:h>
      <text:p text:style-name="P38">Velikost, vlastnosti, <text:span text:style-name="T518">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68">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279"/>
          </table:table-cell>
          <table:table-cell table:style-name="Tabulka2.B2" office:value-type="string">
            <text:p text:style-name="P269">Fyzička</text:p>
          </table:table-cell>
          <table:table-cell table:style-name="Tabulka2.B2" office:value-type="string">
            <text:p text:style-name="P269">Finesa</text:p>
          </table:table-cell>
          <table:table-cell table:style-name="Tabulka2.B2" office:value-type="string">
            <text:p text:style-name="P269">Duš<text:span text:style-name="T519">e</text:span></text:p>
          </table:table-cell>
          <table:table-cell table:style-name="Tabulka2.B2" office:value-type="string">
            <text:p text:style-name="P269">Životy</text:p>
          </table:table-cell>
          <table:table-cell table:style-name="Tabulka2.B2" office:value-type="string">
            <text:p text:style-name="P271">Zbroj</text:p>
          </table:table-cell>
          <table:table-cell table:style-name="Tabulka2.B2" office:value-type="string">
            <text:p text:style-name="P270">Zranění</text:p>
          </table:table-cell>
          <table:table-cell table:style-name="Tabulka2.H2" office:value-type="string">
            <text:p text:style-name="P269">Dech</text:p>
          </table:table-cell>
        </table:table-row>
        <table:table-row>
          <table:table-cell table:style-name="Tabulka2.A2" office:value-type="string">
            <text:p text:style-name="P275">Dráče</text:p>
          </table:table-cell>
          <table:table-cell table:style-name="Tabulka2.B2" office:value-type="string">
            <text:p text:style-name="P276">5</text:p>
          </table:table-cell>
          <table:table-cell table:style-name="Tabulka2.B2" office:value-type="string">
            <text:p text:style-name="P276">2</text:p>
          </table:table-cell>
          <table:table-cell table:style-name="Tabulka2.B2" office:value-type="string">
            <text:p text:style-name="P272">4</text:p>
          </table:table-cell>
          <table:table-cell table:style-name="Tabulka2.B2" office:value-type="string">
            <text:p text:style-name="P276">12</text:p>
          </table:table-cell>
          <table:table-cell table:style-name="Tabulka2.B2" office:value-type="string">
            <text:p text:style-name="P273">1</text:p>
          </table:table-cell>
          <table:table-cell table:style-name="Tabulka2.B2" office:value-type="string">
            <text:p text:style-name="P276">2</text:p>
          </table:table-cell>
          <table:table-cell table:style-name="Tabulka2.H2" office:value-type="string">
            <text:p text:style-name="P277">-</text:p>
          </table:table-cell>
        </table:table-row>
        <table:table-row>
          <table:table-cell table:style-name="Tabulka2.A2" office:value-type="string">
            <text:p text:style-name="P279">Mladý drak</text:p>
          </table:table-cell>
          <table:table-cell table:style-name="Tabulka2.B2" office:value-type="string">
            <text:p text:style-name="P277">7</text:p>
          </table:table-cell>
          <table:table-cell table:style-name="Tabulka2.B2" office:value-type="string">
            <text:p text:style-name="P276">4</text:p>
          </table:table-cell>
          <table:table-cell table:style-name="Tabulka2.B2" office:value-type="string">
            <text:p text:style-name="P274">6</text:p>
          </table:table-cell>
          <table:table-cell table:style-name="Tabulka2.B2" office:value-type="string">
            <text:p text:style-name="P278">1<text:span text:style-name="T520">6</text:span></text:p>
          </table:table-cell>
          <table:table-cell table:style-name="Tabulka2.B2" office:value-type="string">
            <text:p text:style-name="P273">2</text:p>
          </table:table-cell>
          <table:table-cell table:style-name="Tabulka2.B2" office:value-type="string">
            <text:p text:style-name="P278">3</text:p>
          </table:table-cell>
          <table:table-cell table:style-name="Tabulka2.H2" office:value-type="string">
            <text:p text:style-name="P278"><text:span text:style-name="T520">6</text:span> kz</text:p>
          </table:table-cell>
        </table:table-row>
        <table:table-row>
          <table:table-cell table:style-name="Tabulka2.A5" office:value-type="string">
            <text:p text:style-name="P279">Dospělý drak</text:p>
          </table:table-cell>
          <table:table-cell table:style-name="Tabulka2.B5" office:value-type="string">
            <text:p text:style-name="P276">9</text:p>
          </table:table-cell>
          <table:table-cell table:style-name="Tabulka2.B5" office:value-type="string">
            <text:p text:style-name="P276">6</text:p>
          </table:table-cell>
          <table:table-cell table:style-name="Tabulka2.B5" office:value-type="string">
            <text:p text:style-name="P276">8</text:p>
          </table:table-cell>
          <table:table-cell table:style-name="Tabulka2.B5" office:value-type="string">
            <text:p text:style-name="P278">20</text:p>
          </table:table-cell>
          <table:table-cell table:style-name="Tabulka2.B5" office:value-type="string">
            <text:p text:style-name="P273">3</text:p>
          </table:table-cell>
          <table:table-cell table:style-name="Tabulka2.B5" office:value-type="string">
            <text:p text:style-name="P278">4</text:p>
          </table:table-cell>
          <table:table-cell table:style-name="Tabulka2.H5" office:value-type="string">
            <text:p text:style-name="P278">10 kz</text:p>
          </table:table-cell>
        </table:table-row>
      </table:table>
      <text:p text:style-name="P267"/>
      <text:p text:style-name="P248"><text:span text:style-name="T265">Rychlost:</text:span><text:span text:style-name="T180"> </text:span><text:span text:style-name="T202">n</text:span><text:span text:style-name="T203">a zemi </text:span><text:span text:style-name="T204">jako člověk,</text:span><text:span text:style-name="T205"> ve vzduchu </text:span><text:span text:style-name="T204">nebo ve vodě</text:span><text:span text:style-name="T203"> jako kůň</text:span></text:p>
      <text:p text:style-name="P248"><text:span text:style-name="T266">Smysly:</text:span><text:span text:style-name="T186"> </text:span><text:span text:style-name="T202">zrak jako elf, čich jako pes, sluch jako kudůk, infravidění</text:span></text:p>
      <text:p text:style-name="P234"><text:span text:style-name="T336">⚔</text:span><text:span text:style-name="T337"><text:tab/></text:span><text:span text:style-name="T338">Zuby nebo drápy</text:span><text:span text:style-name="T333">:</text:span><text:span text:style-name="T328"> </text:span><text:span text:style-name="T329">Fyzička + k6, zranění viz tabulka</text:span></text:p>
      <text:p text:style-name="P256"><text:soft-page-break/><text:span text:style-name="T336">⚔</text:span><text:span text:style-name="T337"><text:tab/></text:span><text:span text:style-name="T339">Dech</text:span><text:span text:style-name="T333">:</text:span><text:span text:style-name="T328"> </text:span><text:span text:style-name="T329">Fyzička + k6 </text:span><text:span text:style-name="T330">proti Finese (když je za co uh</text:span><text:span text:style-name="T331">nout</text:span><text:span text:style-name="T330">) nebo Fyzičce</text:span><text:span text:style-name="T329">, zranění viz tabulka</text:span></text:p>
      <text:p text:style-name="P261"><text:span text:style-name="T334">Rozsah:</text:span><text:span text:style-name="T329"> v</text:span><text:span text:style-name="T332">šechno v </text:span><text:span text:style-name="T335">krátké vzdálenosti</text:span><text:span text:style-name="T332"> před drakem</text:span></text:p>
      <text:p text:style-name="P261"><text:span text:style-name="T334">Příprava:</text:span><text:span text:style-name="T329"> jedno kolo hlubokého nádechu</text:span></text:p>
      <text:p text:style-name="P234"><text:span text:style-name="T336">⚔<text:tab/></text:span><text:span text:style-name="T267">O</text:span><text:span text:style-name="T276">cas</text:span><text:span text:style-name="T267">:</text:span><text:span text:style-name="T176"> </text:span><text:span text:style-name="T206">Fyzička + k6,</text:span><text:span text:style-name="T176"> </text:span><text:span text:style-name="T207">zranění 0<text:line-break/>(obvykle jen sráží </text:span><text:span text:style-name="T208">nebo</text:span><text:span text:style-name="T207"> odhazuje)</text:span></text:p>
      <text:p text:style-name="P256"><text:span text:style-name="T336">⚔</text:span><text:span text:style-name="T337"><text:tab/></text:span><text:span text:style-name="T340">Děsivý řev</text:span><text:span text:style-name="T289">:</text:span><text:span text:style-name="T176"> </text:span><text:span text:style-name="T209">Duše + k6 proti Duši</text:span></text:p>
      <text:p text:style-name="P261"><text:span text:style-name="T423">Účinek:</text:span> <text:span text:style-name="T521">strach (</text:span><text:span text:style-name="T74">nevýhoda</text:span><text:span text:style-name="T75">)</text:span></text:p>
      <text:p text:style-name="P234"><text:span text:style-name="T423">Vzhled:</text:span> <text:span text:style-name="T76">V</text:span><text:span text:style-name="T522">elký, okřídlený plaz se silnými drápy a tlamou plnou ostrých zubů.</text:span></text:p>
      <text:p text:style-name="P234"><text:span text:style-name="T148">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234"><text:span text:style-name="T149">👣 </text:span><text:span text:style-name="T270">S</text:span><text:span text:style-name="T271">topy:</text:span><text:span text:style-name="T189"> </text:span><text:span text:style-name="T207">Otisky dračích tlap.</text:span></text:p>
      <text:p text:style-name="P234"><text:span text:style-name="T423">Boj:</text:span><text:span text:style-name="T395"> </text:span><text:span text:style-name="T399">Drak </text:span><text:span text:style-name="T81">d</text:span><text:span text:style-name="T82">okáže současně útočit</text:span><text:span text:style-name="T399"> svými zuby a drápy </text:span><text:span text:style-name="T400">a pokud </text:span><text:span text:style-name="T82">j</text:span><text:span text:style-name="T83">e někdo za ním</text:span><text:span text:style-name="T400">,</text:span><text:span text:style-name="T399"> </text:span><text:span text:style-name="T82">může ho</text:span><text:span text:style-name="T400"> srazit </text:span><text:span text:style-name="T401">nebo odhodit</text:span><text:span text:style-name="T400"> ocasem. Může tedy bez postihu útočit až na tři cíle najednou.</text:span></text:p>
      <text:list xml:id="list274018863" text:style-name="L5">
        <text:list-item>
          <text:p text:style-name="P387"><text:span text:style-name="T423">Dračí dech:</text:span> <text:span text:style-name="T399">Když se </text:span><text:span text:style-name="T402">drak</text:span><text:span text:style-name="T399"> nadechne (jedno kolo </text:span><text:span text:style-name="T403">neútočí</text:span><text:span text:style-name="T399">), může použít svůj dech. </text:span><text:span text:style-name="T402">N</text:span><text:span text:style-name="T399">a útok si hází Fyzičk</text:span><text:span text:style-name="T402">a + k6, zranění záleží na jeho velikosti </text:span><text:span text:style-name="T404">(viz tabulka)</text:span><text:span text:style-name="T402"> a druh zranění záleží na </text:span><text:span text:style-name="T405">barvě</text:span><text:span text:style-name="T402"> draka – bílý drak vydechuje </text:span><text:span text:style-name="T524">mráz</text:span><text:span text:style-name="T402">, rudý drak </text:span><text:span text:style-name="T527">o</text:span><text:span text:style-name="T528">heň</text:span><text:span text:style-name="T402">, černý drak </text:span><text:span text:style-name="T530">ž</text:span><text:span text:style-name="T531">íravin</text:span><text:span text:style-name="T532">u</text:span><text:span text:style-name="T402">, modrý </text:span><text:span text:style-name="T533">b</text:span><text:span text:style-name="T534">lesky</text:span><text:span text:style-name="T402"> a zelený </text:span><text:span text:style-name="T508">je</text:span><text:span text:style-name="T509">dovatý plyn</text:span><text:span text:style-name="T399">. </text:span><text:span text:style-name="T406">Dráčata dech použít nedokáží.</text:span></text:p>
        </text:list-item>
      </text:list>
      <text:p text:style-name="P234"><text:span text:style-name="T154">I</text:span><text:span text:style-name="T155">munita</text:span><text:span text:style-name="T147">:</text:span><text:span text:style-name="T2"> </text:span><text:span text:style-name="T84">Všichni draci jsou imunní proti zranění svým dechem – bílý drak je tedy imunní proti </text:span><text:span text:style-name="T525">mr</text:span><text:span text:style-name="T526">a</text:span><text:span text:style-name="T525">z</text:span><text:span text:style-name="T526">u</text:span><text:span text:style-name="T84">, rudý proti </text:span><text:span text:style-name="T527">o</text:span><text:span text:style-name="T528">h</text:span><text:span text:style-name="T529">ni</text:span><text:span text:style-name="T84"> atd.</text:span></text:p>
      <text:p text:style-name="P211"><text:soft-page-break/>Suroviny</text:p>
      <text:list xml:id="list3392475281" text:style-name="L6">
        <text:list-item>
          <text:p text:style-name="P350"><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388"><text:span text:style-name="T84">Z dračích šupin </text:span><text:span text:style-name="T87">(prodej: 200 zl)</text:span><text:span text:style-name="T84"> jde vyrobit </text:span><text:span text:style-name="T155">dračí zbroj</text:span><text:span text:style-name="T84">.</text:span></text:p>
        </text:list-item>
        <text:list-item>
          <text:p text:style-name="P351"><text:span text:style-name="T86">Z </text:span><text:span text:style-name="T2">dračích očí </text:span><text:span text:style-name="T88">(prodej 50 zl)</text:span><text:span text:style-name="T2"> může alchymista vytěžit 16 magů nebo vyrobit </text:span><text:span text:style-name="T147">elixír dračího zraku</text:span><text:span text:style-name="T2">.</text:span></text:p>
        </text:list-item>
        <text:list-item>
          <text:p text:style-name="P350"><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56">elixír mládí</text:span><text:span text:style-name="T86">.</text:span></text:p>
        </text:list-item>
        <text:list-item>
          <text:p text:style-name="P352"><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353"><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36">Dra<text:span text:style-name="T536">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307" text:outline-level="4"><text:bookmark-start text:name="__RefHeading___Toc5546_4216715273"/><text:soft-page-break/>Bílý drak<text:bookmark-end text:name="__RefHeading___Toc5546_4216715273"/></text:h>
      <text:p text:style-name="P248"><text:span text:style-name="T423">Dech:</text:span> <text:span text:style-name="T523">mráz</text:span></text:p>
      <text:p text:style-name="P248"><text:span text:style-name="T423">Prostředí:</text:span> zasněžené hory, ledové pláně</text:p>
      <text:p text:style-name="P248"><text:span text:style-name="T423">Schopnost:</text:span> mrazivá vánice</text:p>
      <text:h text:style-name="P307" text:outline-level="4"><text:bookmark-start text:name="__RefHeading___Toc5548_4216715273"/><text:span text:style-name="T171">Černý</text:span> drak<text:bookmark-end text:name="__RefHeading___Toc5548_4216715273"/></text:h>
      <text:p text:style-name="P248"><text:span text:style-name="T423">Dech:</text:span> <text:span text:style-name="T530">ž</text:span><text:span text:style-name="T531">íravina</text:span></text:p>
      <text:p text:style-name="P248"><text:span text:style-name="T428">Prostředí:</text:span><text:span text:style-name="T537"> </text:span><text:span text:style-name="T95">b</text:span><text:span text:style-name="T96">ažiny, močály</text:span></text:p>
      <text:p text:style-name="P248"><text:span text:style-name="T423">Schopnost:</text:span> <text:span text:style-name="T97">temnota</text:span></text:p>
      <text:h text:style-name="P307" text:outline-level="4"><text:bookmark-start text:name="__RefHeading___Toc5550_4216715273"/><text:span text:style-name="T172">M</text:span><text:span text:style-name="T173">odrý</text:span> drak<text:bookmark-end text:name="__RefHeading___Toc5550_4216715273"/></text:h>
      <text:p text:style-name="P248"><text:span text:style-name="T423">Dech:</text:span> <text:span text:style-name="T533">b</text:span><text:span text:style-name="T534">lesky</text:span></text:p>
      <text:p text:style-name="P248"><text:span text:style-name="T428">Prostředí:</text:span><text:span text:style-name="T537"> moře, </text:span><text:span text:style-name="T98">v</text:span><text:span text:style-name="T99">elké řeky, jezera</text:span></text:p>
      <text:p text:style-name="P248"><text:span text:style-name="T423">Schopnost:</text:span> <text:span text:style-name="T538">bouře</text:span></text:p>
      <text:h text:style-name="P307" text:outline-level="4"><text:bookmark-start text:name="__RefHeading___Toc5552_4216715273"/><text:span text:style-name="T172">R</text:span><text:span text:style-name="T174">udý</text:span> drak<text:bookmark-end text:name="__RefHeading___Toc5552_4216715273"/></text:h>
      <text:p text:style-name="P248"><text:span text:style-name="T423">Dech:</text:span> <text:span text:style-name="T527">o</text:span><text:span text:style-name="T528">heň</text:span></text:p>
      <text:p text:style-name="P248"><text:span text:style-name="T423">Prostředí:</text:span> <text:span text:style-name="T539">kráter sopky, lávové pole, rozpálená poušť</text:span></text:p>
      <text:p text:style-name="P248"><text:span text:style-name="T423">Schopnost:</text:span> <text:span text:style-name="T540">hustý černý dým</text:span></text:p>
      <text:h text:style-name="P307" text:outline-level="4"><text:bookmark-start text:name="__RefHeading___Toc5554_4216715273"/><text:span text:style-name="T172">Zelený</text:span> drak<text:bookmark-end text:name="__RefHeading___Toc5554_4216715273"/></text:h>
      <text:p text:style-name="P248"><text:span text:style-name="T423">Dech:</text:span> <text:span text:style-name="T508">je</text:span><text:span text:style-name="T509">dovatý</text:span><text:span text:style-name="T100"> </text:span><text:span text:style-name="T101">plyn</text:span><text:span text:style-name="T102"><text:line-break/></text:span><text:span text:style-name="T157">Latence:</text:span><text:span text:style-name="T100"> </text:span><text:span text:style-name="T103">3</text:span><text:span text:style-name="T100"> kol</text:span><text:span text:style-name="T103">a</text:span><text:span text:style-name="T100"><text:line-break/></text:span><text:span text:style-name="T158">Příznaky:</text:span><text:span text:style-name="T104"> Bolest po celém těle, pálení očí, rozpraskání kůže, vykašlávání krve.</text:span></text:p>
      <text:p text:style-name="P248"><text:span text:style-name="T428">Prostředí:</text:span><text:span text:style-name="T537"> </text:span><text:span text:style-name="T95">h</text:span><text:span text:style-name="T96">luboké lesy</text:span></text:p>
      <text:p text:style-name="P248"><text:span text:style-name="T428">Schopnost:</text:span><text:span text:style-name="T537"> hustá mlha</text:span></text:p>
      <text:h text:style-name="P290" text:outline-level="3"><text:bookmark-start text:name="__RefHeading___Toc5556_4216715273"/><text:soft-page-break/>Schopnosti draků<text:bookmark-end text:name="__RefHeading___Toc5556_4216715273"/></text:h>
      <text:p text:style-name="P134">Kromě dechu mají draci ještě <text:span text:style-name="T541">další</text:span> zvláštní schopnosti: <text:span text:style-name="T541">jednu podle své barvy a dalších několik z následujícího seznamu:</text:span> <text:span text:style-name="T541">mladý drak jednu, dospělý dvě až tři. </text:span>Jaké to budou můžeš určit úvahou nebo náhodně.<text:line-break/><text:tab/><text:span text:style-name="T541">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542">Každou z následujících </text:span>schopnost<text:span text:style-name="T541">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3084679786" text:style-name="L7">
        <text:list-item>
          <text:p text:style-name="P354"><text:span text:style-name="T159">P</text:span><text:span text:style-name="T160">lošná</text:span><text:span text:style-name="T429"> telekineze:</text:span><text:span text:style-name="T543"> Duše + k6 proti Duši, zranění od 0 do +3 podle předmětu</text:span></text:p>
          <text:list>
            <text:list-header>
              <text:p text:style-name="P354"><text:span text:style-name="T423">Rozsah:</text:span> všechno v <text:span text:style-name="T423">krátké vzdálenosti<text:line-break/></text:span><text:span text:style-name="T430">Trvání</text:span><text:span text:style-name="T423">:</text:span><text:span text:style-name="T395"> </text:span><text:span text:style-name="T407">po dobu </text:span><text:span text:style-name="T430">udržování</text:span></text:p>
            </text:list-header>
          </text:list>
          <text:p text:style-name="P354"><text:span text:style-name="T543">Drak ovládá silnější formu hraničářské </text:span><text:span text:style-name="T431">telekineze</text:span><text:span text:style-name="T544">. Dokáže najednou hýbat všemi předměty v </text:span><text:span text:style-name="T431">krátké vzdálenosti</text:span><text:span text:style-name="T544">, může jimi útočit a zvládne dokonce zvednout postavy a někam je odhodit odhodit: když se postava má čeho chytit, hází si Fyzičkou, jinak hází 0 + k6.</text:span></text:p>
        </text:list-item>
      </text:list>
      <text:list xml:id="list694835334" text:style-name="L8">
        <text:list-item>
          <text:p text:style-name="P355"><text:span text:style-name="T423">Spánek:</text:span> <text:span text:style-name="T545">Duše + k6 proti Duši</text:span></text:p>
          <text:list>
            <text:list-header>
              <text:p text:style-name="P355"><text:span text:style-name="T423">Rozsah:</text:span> vš<text:span text:style-name="T546">ichni</text:span> v<text:span text:style-name="T547">e</text:span> <text:span text:style-name="T547">střední</text:span><text:span text:style-name="T423"> vzdálenosti<text:line-break/></text:span><text:span text:style-name="T432">Účinek:</text:span><text:span text:style-name="T545"> za první úspěch ospalost, za druhý malátnost (nevýhoda), za třetí hluboký spánek</text:span></text:p>
            </text:list-header>
          </text:list>
          <text:p text:style-name="P355"><text:soft-page-break/>Drak pošle telepatický příkaz v dračí řeči všem živým bytostem v okolí. Pokud neodolají, okamžitě hluboce usnou a probudí je jen fyzická bolest (například v důsledku zranění).</text:p>
        </text:list-item>
        <text:list-item>
          <text:p text:style-name="P355"><text:span text:style-name="T433">Zm</text:span><text:span text:style-name="T434">ate</text:span><text:span text:style-name="T433">ní:</text:span><text:span text:style-name="T548"> Duše + k6 proti Duši</text:span></text:p>
          <text:list>
            <text:list-header>
              <text:p text:style-name="P355"><text:span text:style-name="T423">Rozsah:</text:span> vš<text:span text:style-name="T546">ichni</text:span> v <text:span text:style-name="T434">dlouhé</text:span><text:span text:style-name="T423"> vzdálenosti<text:line-break/></text:span><text:span text:style-name="T432">Účinek:</text:span><text:span text:style-name="T545"> počet úspěchů je počet kol, po která budou cíle zmatené</text:span></text:p>
            </text:list-header>
          </text:list>
          <text:p text:style-name="P355"><text:span text:style-name="T549">Všichni inteligentní tvorové v </text:span><text:span text:style-name="T434">dlouhé vzdálenosti</text:span><text:span text:style-name="T550">, kterým se nepodaří odolat, ztratí krátkodobou paměť a bude jim trvat 1-3 kol (podle počtu úspěchů draka), než si zase uvědomí, kdo jsou a co tam dělají. Po tuto dobu se mohou pouze bránit.</text:span></text:p>
        </text:list-item>
        <text:list-item>
          <text:p text:style-name="P355"><text:span text:style-name="T433">Rozkaz:</text:span><text:span text:style-name="T548"> Duše + k6 proti Duši</text:span></text:p>
          <text:list>
            <text:list-header>
              <text:p text:style-name="P355"><text:span text:style-name="T423">Rozsah:</text:span> <text:span text:style-name="T550">jedena osoba, kterou drak slyší, vidí nebo cítí</text:span><text:span text:style-name="T423"><text:line-break/></text:span><text:span text:style-name="T432">Účinek:</text:span><text:span text:style-name="T545"> počet úspěchů je počet kol, po která se cíl bude snažit plnit dračí příkaz</text:span></text:p>
            </text:list-header>
          </text:list>
        </text:list-item>
        <text:list-item>
          <text:p text:style-name="P356"><text:span text:style-name="T423">Paralýza:</text:span> <text:s/>Duše + k6 proti Duši</text:p>
          <text:list>
            <text:list-header>
              <text:p text:style-name="P355"><text:span text:style-name="T423">Rozsah:</text:span> <text:span text:style-name="T551">1-3 tvorové, které drak vidí, slyší nebo cítí</text:span><text:span text:style-name="T423"><text:line-break/></text:span><text:span text:style-name="T432">Účinek:</text:span><text:span text:style-name="T545"> za první úspěch </text:span><text:span text:style-name="T432">zpomalení</text:span><text:span text:style-name="T545">, za druhý znehybnění části těla, za třetí kompletní paralýza<text:line-break/></text:span><text:span text:style-name="T432">Trvání:</text:span><text:span text:style-name="T545"> několik minut</text:span></text:p>
            </text:list-header>
          </text:list>
        </text:list-item>
        <text:list-item>
          <text:p text:style-name="P357"><text:span text:style-name="T423">Metamorfóza:</text:span> <text:span text:style-name="T552">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552">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290" text:outline-level="3">Dračí řeč</text:h>
      <text:p text:style-name="P135">Draci <text:span text:style-name="T553">jsou inteligentní a</text:span> stejně jako my své myšlenky formulují do slov a vět. Komunikují ale telepaticky, nehýbou <text:span text:style-name="T554">tedy</text:span> při tom tlamou a nevydávají artikulované zvuky. „<text:span text:style-name="T555">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132175850" text:style-name="L9">
        <text:list-item>
          <text:p text:style-name="P360">Draci „mluvící“ lidskou řečí budou působit pohádkověji, případně je můžeš pojmout jako vládce mocných říší.</text:p>
        </text:list-item>
        <text:list-item>
          <text:p text:style-name="P360">Pokud budou znát jen dračí řeč, budou tajemnější, vzdálenější lidem. <text:span text:style-name="T556">Řádění</text:span> draka, se kterým se nedá domluvit, bude působit spíš jako <text:span text:style-name="T557">přírodní</text:span> katastrofa než jako zlý čin.</text:p>
        </text:list-item>
      </text:list>
      <text:p text:style-name="P133">Když budeš chtít, můžeš dát postavám možnost se dračí řeč naučit. Mohou jí pak normálně mluvit, nemusí umět <text:span text:style-name="T423">telepatii</text:span>. <text:span text:style-name="T517">Stejně jako všechny jazyky je to samostatná dovednost.</text:span></text:p>
      <text:h text:style-name="Heading_20_2" text:outline-level="2"><text:soft-page-break/>Gorgona</text:h>
      <text:p text:style-name="P93">/*</text:p>
      <text:p text:style-name="P205"><text:span text:style-name="T324">Gorgona je docela oříšek...</text:span><text:span text:style-name="T176"><text:line-break/><text:line-break/></text:span><text:span text:style-name="T324">Starořecká varianta (Medůza je jedna ze tří Gorgon):</text:span></text:p>
      <text:p text:style-name="P230">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222"><text:line-break/><text:span text:style-name="T323">Pozdější verze:</text:span></text:p>
      <text:p text:style-name="P230">Transitions in religious traditions over such long periods of time may make some strange turns. Gorgons are often depicted as having wings, brazen claws, the tusks of boars, and scaly skin.</text:p>
      <text:p text:style-name="P222"><text:line-break/><text:span text:style-name="T323">D&amp;D Gorgona:</text:span> <text:span text:style-name="T176"><text:s/></text:span><text:span text:style-name="T177">O</text:span><text:span text:style-name="T176">bří kovový býk </text:span><text:span text:style-name="T177">který z nosu vypouští zkameňující plyn.</text:span></text:p>
      <text:p text:style-name="P227">DrD 1.6:</text:p>
      <text:p text:style-name="P230">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222"><text:line-break/><text:span text:style-name="T323">DrD 1.2:</text:span></text:p>
      <text:p text:style-name="P230">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222"><text:span text:style-name="T323">Přijde mi, že autoři DrD si spletli Gorgonu s Gargoylou...</text:span><text:line-break/><text:line-break/><text:soft-page-break/><text:line-break/><text:span text:style-name="T323">Medůza je každopádně samostatná nestvůra, takže Gorgona by měla vypadat jinak. To samý Gargoyla.</text:span><text:line-break/><text:line-break/><text:span text:style-name="T323">Gorgona by imho neměla mít kříla. Sedí mi k ní rohy, šupinatá kůže (ten obrázek s bronzovými šupinami je fajn) a k tomu se hodí i ostnatý ocas. Otázka je, jestli to má bejt spíš zvíře nebo humanoid.</text:span> </text:p>
      <text:p text:style-name="P224"/>
      <text:p text:style-name="P222"><text:span text:style-name="T325">Mám docela chuť Gorgony a Medůzy sloučit</text:span><text:span text:style-name="T326"> (nebo minimálně pro zatím jedny z nich vypustit)</text:span><text:span text:style-name="T327">.</text:span></text:p>
      <text:p text:style-name="P222"><text:span text:style-name="T325">Říkat jim spíš Gorgony nebo Medůzy?</text:span><text:span text:style-name="T327"><text:line-break/><text:line-break/></text:span><text:span text:style-name="T325">Medůzu si asi pod tímhle většina lidí představí spíš a když nepoužiju název "gorgona", tak zůstane pro případnou kompatibilitu s DnD (a tedy i JaD), což možná není od věci...</text:span><text:span text:style-name="T327"> </text:span></text:p>
      <text:p text:style-name="P93">*/</text:p>
      <text:p text:style-name="P210">Suroviny</text:p>
      <text:list xml:id="list2259539673" text:style-name="L10">
        <text:list-item>
          <text:p text:style-name="P389">Roh z gorgony</text:p>
        </text:list-item>
        <text:list-item>
          <text:p text:style-name="P358">Krev (healing properties?)</text:p>
        </text:list-item>
      </text:list>
      <text:p text:style-name="P88">/* Živí jedovatí hadi místo vlasů, děsivá tvář (Medůza je údajně jedna ze tří gorgon<text:span text:style-name="T492">)</text:span> */</text:p>
      <text:p text:style-name="P112">Magický tvor</text:p>
      <text:p text:style-name="P112">Zranitelnost pouze kouzlem nebo kouzelnou zbraní?</text:p>
      <text:p text:style-name="P112">Ohavné zvíře s rohy, pařáty, tesáky a křídly.</text:p>
      <text:p text:style-name="P112">Umí lítat?</text:p>
      <text:p text:style-name="P37">Po smrti se promění v kámen?</text:p>
      <text:h text:style-name="P323" text:outline-level="2">Hadi</text:h>
      <text:p text:style-name="P206">Smysly:</text:p>
      <text:p text:style-name="P207"><text:soft-page-break/><text:span text:style-name="T341">Hadi mají </text:span><text:a xlink:type="simple" xlink:href="https://cs.wikipedia.org/wiki/Zrak" text:style-name="Internet_20_link" text:visited-style-name="Visited_20_Internet_20_Link"><text:span text:style-name="T345">zrak</text:span></text:a><text:span text:style-name="T344"> </text:span><text:span text:style-name="T341">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345">Sluch</text:span></text:a><text:span text:style-name="T344"> </text:span><text:span text:style-name="T341">je velmi chabý, a proto se spoléhají na jiné </text:span><text:a xlink:type="simple" xlink:href="https://cs.wikipedia.org/wiki/Smysl_(biologie)" text:style-name="Internet_20_link" text:visited-style-name="Visited_20_Internet_20_Link"><text:span text:style-name="T345">smysly</text:span></text:a><text:span text:style-name="T341">.</text:span><text:bookmark text:name="cite_ref-9"/><text:a xlink:type="simple" xlink:href="https://cs.wikipedia.org/wiki/Hadi#cite_note-9" text:style-name="Internet_20_link" text:visited-style-name="Visited_20_Internet_20_Link"><text:span text:style-name="T346">[9]</text:span></text:a><text:span text:style-name="T344"> </text:span><text:span text:style-name="T341">Mají velmi vyvinutý </text:span><text:a xlink:type="simple" xlink:href="https://cs.wikipedia.org/wiki/Čich" text:style-name="Internet_20_link" text:visited-style-name="Visited_20_Internet_20_Link"><text:span text:style-name="T345">čich</text:span></text:a><text:span text:style-name="T341">, jehož činnost je podpořena </text:span><text:a xlink:type="simple" xlink:href="https://cs.wikipedia.org/wiki/Jacobsonův_orgán" text:style-name="Internet_20_link" text:visited-style-name="Visited_20_Internet_20_Link"><text:span text:style-name="T345">Jacobsonovým orgánem</text:span></text:a><text:span text:style-name="T341">. Had ve stavu aktivity neustále odebírá kmitajícím </text:span><text:a xlink:type="simple" xlink:href="https://cs.wikipedia.org/wiki/Jazyk_(orgán)" text:style-name="Internet_20_link" text:visited-style-name="Visited_20_Internet_20_Link"><text:span text:style-name="T345">jazykem</text:span></text:a><text:span text:style-name="T344"> </text:span><text:span text:style-name="T341">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345">termoreceptory</text:span></text:a><text:span text:style-name="T344"> – </text:span><text:span text:style-name="T341">tepločivnými jamkami umístěnými mezi okem a nozdrami. Vibrace vnímají spodní částí těla, proto se doporučuje dupat, chce-li člověk upozornit hada na svou přítomnost.</text:span> </text:p>
      <text:p text:style-name="P228"/>
      <text:p text:style-name="P140"><text:span text:style-name="T175">Všichni hadi jsou predátoři, ale </text:span><text:span text:style-name="T213">postavy</text:span><text:span text:style-name="T175"> j</text:span><text:span text:style-name="T214">sou</text:span><text:span text:style-name="T175"> pro ně příliš velká kořist, takže na </text:span><text:span text:style-name="T213">ně</text:span><text:span text:style-name="T175"> </text:span><text:span text:style-name="T215">zaútočí</text:span><text:span text:style-name="T175">, </text:span><text:span text:style-name="T215">je když</text:span><text:span text:style-name="T175"> se </text:span><text:span text:style-name="T215">cítí</text:span><text:span text:style-name="T175"> ohroženi. </text:span><text:span text:style-name="T216">Ve světě Dračáku ovšem existují i obří v</text:span><text:span text:style-name="T217">arianty</text:span><text:span text:style-name="T216"> hadů, které hobita nebo kudůka slupnou jako malinu a </text:span><text:span text:style-name="T217">takový</text:span><text:span text:style-name="T216"> obří hroznýš nebo anakonda si dá k snídani i krolla.<text:line-break/><text:tab/></text:span><text:span text:style-name="T218">Všichni h</text:span><text:span text:style-name="T219">adi svou kořist polykají vcelku. Podle její velikosti ji potom několik dní až týdnů tráví. Po tuto dobu nejsou hladoví a nepotřebují lovit.</text:span></text:p>
      <text:p text:style-name="P142"><text:span text:style-name="T220">/</text:span><text:span text:style-name="T221">* Ne všichni hadi mají infravidění */</text:span></text:p>
      <text:p text:style-name="P142">- <text:span text:style-name="T105">j</text:span><text:span text:style-name="T106">sou imunní proti vlastnímu jedu</text:span></text:p>
      <text:p text:style-name="P141">TODO: Obří varianty (asi od jakéhokoliv hada). Je to pak magický tvor? <text:span text:style-name="T563">Asi ne.</text:span></text:p>
      <text:p text:style-name="P141">- <text:span text:style-name="T563">jak bojuje škrtič, jak bojuje jedovatý had.</text:span></text:p>
      <text:p text:style-name="P143">Hadí kulty (kmen uctívá obřího hada a předkládá mu oběti).</text:p>
      <text:h text:style-name="P324" text:outline-level="2">Harpyje</text:h>
      <text:p text:style-name="P149">/<text:span text:style-name="T504">* Velikost 5 (30 kg) */</text:span></text:p>
      <text:p text:style-name="P149"><text:span text:style-name="T457">F</text:span><text:span text:style-name="T458">yzička </text:span><text:span text:style-name="T473">2</text:span><text:span text:style-name="T458">, Finesa </text:span><text:span text:style-name="T473">4</text:span><text:span text:style-name="T458">, Duše </text:span><text:span text:style-name="T473">3</text:span><text:span text:style-name="T178">, </text:span><text:span text:style-name="T179">Ž</text:span><text:span text:style-name="T176">ivot</text:span><text:span text:style-name="T179">y </text:span><text:span text:style-name="T222">7</text:span></text:p>
      <text:p text:style-name="P249"><text:span text:style-name="T265">Rychlost:</text:span><text:span text:style-name="T180"> </text:span><text:span text:style-name="T222">ve vzduchu jako běh, na zemi jako chůze</text:span></text:p>
      <text:p text:style-name="P249"><text:soft-page-break/><text:span text:style-name="T266">Smysly:</text:span><text:span text:style-name="T186"> </text:span><text:span text:style-name="T222">jako člověk, ale zrak jako orel</text:span></text:p>
      <text:p text:style-name="P239"><text:span text:style-name="T336">⚔<text:tab/></text:span><text:span text:style-name="T277">Spáry</text:span><text:span text:style-name="T462">:</text:span><text:span text:style-name="T460"> </text:span><text:span text:style-name="T473">4 + k6, zranění 1</text:span></text:p>
      <text:p text:style-name="P239"><text:span text:style-name="T423">Vzhled:</text:span> <text:span text:style-name="T569">Harpyje má hlavu a tělo ženy a křídla, ocas a pařáty orla.</text:span></text:p>
      <text:p text:style-name="P239"><text:span text:style-name="T148">Pohyb:</text:span><text:span text:style-name="T60"> </text:span><text:span text:style-name="T107">Harpyje se pohybuje jako orel, umí tedy dobře létat, ale na zemi je pomalá a neohrabaná.</text:span></text:p>
      <text:p text:style-name="P239"><text:span text:style-name="T423">Prostředí:</text:span> <text:span text:style-name="T570">Harpyje žijí obvykle vysoko ve skalách či na jiných těžko dostupných místech.</text:span></text:p>
      <text:p text:style-name="P239"><text:span text:style-name="T149">👣 </text:span><text:span text:style-name="T270">S</text:span><text:span text:style-name="T271">topy:</text:span><text:span text:style-name="T223"> Otisky spárů velkého dravého ptáka.</text:span></text:p>
      <text:p text:style-name="P238"><text:span text:style-name="T423">Schopnosti:</text:span><text:span text:style-name="T395"> Každá harpyje umí jedno z následujících kouzel: </text:span><text:span text:style-name="T435">sugesce</text:span><text:span text:style-name="T413">, </text:span><text:span text:style-name="T435">přelud</text:span><text:span text:style-name="T413"> </text:span><text:span text:style-name="T414">nebo</text:span><text:span text:style-name="T413"> </text:span><text:span text:style-name="T435">paralýza</text:span><text:span text:style-name="T413">. </text:span><text:span text:style-name="T414">Musí si ho připravovat stejně jako kouzelník a na seslání musí mít možnost mluvit.</text:span></text:p>
      <text:p text:style-name="P239"><text:span text:style-name="T423">Boj:</text:span> <text:span text:style-name="T571">Harpyje nemají zobák, útočí výhradně svými spáry.</text:span></text:p>
      <text:p text:style-name="P239"><text:span text:style-name="T436">Mimo b</text:span><text:span text:style-name="T423">oj:</text:span> <text:span text:style-name="T571">Harpyje jsou zlovolné, škodící bytosti. Mají lidská ústa a umí mluvit, obvykle jsou pěkně sprosté. Často se „baví“ tím, že ničí a kradou to, na čem zrovna lidé pracují, případně jim kradou jídlo, nezřídka přímo ze stolu.</text:span></text:p>
      <text:p text:style-name="P145">Napůl orel, napůl žena.</text:p>
      <text:p text:style-name="P146">Zpěv – poblouznění. Test na Duši? <text:span text:style-name="T572">V DrD mohla harpyje poblouzněného požírat, to je asi zbytečný. Může bejt ale oblbnutej, když se na něj harpyje vrhnou (nevýhoda).</text:span></text:p>
      <text:p text:style-name="P147">Říká se, že vidět harpyji přináší smůlu.</text:p>
      <text:p text:style-name="P147">Hnízdí na vysokých skalách, v jeskyních, v ruinách hradů a tvrzí a zpěvem <text:span text:style-name="T573">tam</text:span> lákají kořist.</text:p>
      <text:p text:style-name="P148"><text:soft-page-break/>(mohou se rozmnožovat? Asi ano...) <text:span text:style-name="T574">Aha, existují i samci s tělem starců (ti nezpívají).</text:span></text:p>
      <text:p text:style-name="P144">sugesce, přelud, paralýza</text:p>
      <text:h text:style-name="P291" text:outline-level="3">Jedovatí hadi</text:h>
      <text:p text:style-name="P237"><text:span text:style-name="T423">Boj:</text:span> Jedovatý had se vždy nejdřív snaží protivníka uštknout. Na to musí dát nenulové zranění (zuby musí projít zbrojí).</text:p>
      <text:list xml:id="list2385905412" text:style-name="L11">
        <text:list-item>
          <text:p text:style-name="P361"><text:span text:style-name="T410">Pokud cíl považuje za kořist, za další úspěch ji </text:span><text:span text:style-name="T412">obvykle</text:span><text:span text:style-name="T410"> pevně chytí a zůstane zakousnutý, aby mu neutekla.</text:span></text:p>
        </text:list-item>
        <text:list-item>
          <text:p text:style-name="P361"><text:span text:style-name="T410">Když se jen brání, tak </text:span><text:span text:style-name="T411">po uštknutí útočníka</text:span><text:span text:style-name="T410"> uteče a někam se schová.</text:span></text:p>
        </text:list-item>
      </text:list>
      <text:h text:style-name="P291" text:outline-level="3">Škrtiči</text:h>
      <text:p text:style-name="P237"><text:span text:style-name="T423">Boj:</text:span><text:span text:style-name="T395"> </text:span><text:span text:style-name="T408">Š</text:span><text:span text:style-name="T409">krtič</text:span><text:span text:style-name="T565">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4114740525" text:style-name="L12">
        <text:list-item>
          <text:list>
            <text:list-item>
              <text:p text:style-name="P362">Jakmile se zakousne, začne kořist obtáčet a škrtit. Můžeš na to použít několik dalších úspěchů, za každý pevně obtočí jednu část těla. <text:span text:style-name="T566">Nevýhody stejného druhu se nesčítají, takže</text:span> <text:span text:style-name="T566">oběť si počítá jen -1, ale</text:span> <text:span text:style-name="T566">každou jednotlivou obtočenou část těla</text:span> nemůže používat, dokud s<text:span text:style-name="T567">e hada nezbaví</text:span>.</text:p>
            </text:list-item>
            <text:list-item>
              <text:p text:style-name="P362">Za další úspěch had začne kořist dusit – to je další nevýhoda a postih za ni se sčítá s postihem za ztížení pohybu.</text:p>
            </text:list-item>
            <text:list-item>
              <text:p text:style-name="P363"><text:soft-page-break/>Až <text:span text:style-name="T568">za další úspěchy začne škrcení</text:span> dávat zranění.</text:p>
            </text:list-item>
          </text:list>
        </text:list-item>
        <text:list-item>
          <text:p text:style-name="P364">Když škrtič neloví a jen se brání, výhružně <text:span text:style-name="T564">se</text:span> vztyčí, hlasitě syčí <text:span text:style-name="T564">a</text:span> sám aktivně neútočí. <text:span text:style-name="T564">Když se k němu útočník přesto přiblíží, zaútočí a pokusí se ho uškrtit.</text:span></text:p>
        </text:list-item>
      </text:list>
      <text:h text:style-name="P308" text:outline-level="4">Anakonda</text:h>
      <text:p text:style-name="P113"><text:span text:style-name="T457">F</text:span><text:span text:style-name="T458">yzička </text:span><text:span text:style-name="T459">5</text:span><text:span text:style-name="T458">, Finesa </text:span><text:span text:style-name="T459">3</text:span><text:span text:style-name="T458">, Duše </text:span><text:span text:style-name="T178">-, </text:span><text:span text:style-name="T179">Ž</text:span><text:span text:style-name="T176">ivot</text:span><text:span text:style-name="T179">y </text:span><text:span text:style-name="T460">1</text:span><text:span text:style-name="T459">1</text:span></text:p>
      <text:p text:style-name="P245"><text:span text:style-name="T265">Rychlost:</text:span><text:span text:style-name="T180"> </text:span><text:span text:style-name="T181">n</text:span><text:span text:style-name="T182">a zemi jako </text:span><text:span text:style-name="T183">lidská</text:span><text:span text:style-name="T182"> chůze, ve vodě </text:span><text:span text:style-name="T184">jako</text:span><text:span text:style-name="T182"> </text:span><text:span text:style-name="T185">běh</text:span></text:p>
      <text:p text:style-name="P245"><text:span text:style-name="T266">Smysly:</text:span><text:span text:style-name="T186"> </text:span><text:span text:style-name="T181">s</text:span><text:span text:style-name="T187">labý zrak (</text:span><text:span text:style-name="T188">vnímá</text:span><text:span text:style-name="T187"> hlavně pohyb), slabý sluch, výborný čich</text:span></text:p>
      <text:p text:style-name="P231"><text:span text:style-name="T336">⚔<text:tab/></text:span><text:span text:style-name="T267">Z</text:span><text:span text:style-name="T268">uby</text:span><text:span text:style-name="T462">:</text:span><text:span text:style-name="T460"> </text:span><text:span text:style-name="T463">3 + k6, zranění 1</text:span></text:p>
      <text:p text:style-name="P231"><text:span text:style-name="T336">⚔<text:tab/></text:span><text:span text:style-name="T269">Škrcení</text:span><text:span text:style-name="T462">:</text:span><text:span text:style-name="T460"> </text:span><text:span text:style-name="T464">5</text:span><text:span text:style-name="T463"> + k6, zranění </text:span><text:span text:style-name="T464">2</text:span></text:p>
      <text:p text:style-name="P231"><text:span text:style-name="T423">Vzhled:</text:span> <text:span text:style-name="T493">6</text:span> metrů dlouhý <text:span text:style-name="T494">žlutohnědý</text:span> had <text:span text:style-name="T494">s</text:span> okrouhlými tmavými skvrnami. Od očí až ke koutkům tlamy <text:span text:style-name="T494">se</text:span> táhnou nažloutlé, černě olemované proužky.</text:p>
      <text:p text:style-name="P231"><text:span text:style-name="T148">Pohyb:</text:span><text:span text:style-name="T60"> </text:span><text:span text:style-name="T61">Na zemi je anakonda neohrabaná, ve vodě je ale rychlá a mrštná. </text:span><text:span text:style-name="T62">Umí také šplhat po stromech.</text:span></text:p>
      <text:p text:style-name="P231"><text:span text:style-name="T423">Prostředí:</text:span> <text:span text:style-name="T493">Bažiny, mokřady nebo pomalu tekoucí řeky v oblasti tropických deštných pralesů.</text:span></text:p>
      <text:p text:style-name="P231"><text:span text:style-name="T149">👣 </text:span><text:span text:style-name="T270">S</text:span><text:span text:style-name="T271">topy:</text:span><text:span text:style-name="T189"> </text:span><text:span text:style-name="T190">Brázda po velkém hadím těle.</text:span></text:p>
      <text:p text:style-name="P231"><text:span text:style-name="T426">Dovednosti</text:span><text:span text:style-name="T423">:</text:span><text:span text:style-name="T395"> </text:span><text:span text:style-name="T398">Když je anakonda ve vodě, umí být nenápadná, jako kdyby měla pokročilé </text:span><text:span text:style-name="T426">plížení</text:span><text:span text:style-name="T398">.</text:span></text:p>
      <text:p text:style-name="P231"><text:span text:style-name="T423">Boj:</text:span> <text:span text:style-name="T495">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231"><text:soft-page-break/><text:span text:style-name="T427">Mimo b</text:span><text:span text:style-name="T423">oj:</text:span> <text:span text:style-name="T495">Anakonda loví v noci, přes den je někde zalezlá a spí. Když je nažraná, několik dní nebo i týdnů nepotřebuje lovit vůbec.</text:span></text:p>
      <text:p text:style-name="P113">/<text:span text:style-name="T496">*</text:span></text:p>
      <text:p text:style-name="P114">Dorůstá se délky kolem 5-6 metrů.</text:p>
      <text:p text:style-name="P115">Kolem 100 kg.</text:p>
      <text:p text:style-name="P114">Výborně plave.</text:p>
      <text:p text:style-name="P114"><text:span text:style-name="T341">Výborně plave, ve vodě vyvine značnou rychlost a obrovskou sílu. Na souši se pohybuje pomalu.</text:span> </text:p>
      <text:p text:style-name="P116">They are cumbersome on land, but stealthy and sleek in the water.</text:p>
      <text:p text:style-name="P120">Prostředí: Stojatá nebo líně tekoucí voda (velké řeky, jezera, záplavové oblasti).</text:p>
      <text:p text:style-name="P120"><text:span text:style-name="T341">Anacondas live in swamps, marshes, and slow-moving streams, mainly in the tropical rainforests of the </text:span><text:a xlink:type="simple" xlink:href="https://en.wikipedia.org/wiki/Amazon_basin" text:style-name="Internet_20_link" text:visited-style-name="Visited_20_Internet_20_Link"><text:span text:style-name="T345">Amazon</text:span></text:a><text:span text:style-name="T344"> </text:span><text:span text:style-name="T341">and </text:span><text:a xlink:type="simple" xlink:href="https://en.wikipedia.org/wiki/Orinoco" text:style-name="Internet_20_link" text:visited-style-name="Visited_20_Internet_20_Link"><text:span text:style-name="T345">Orinoco</text:span></text:a><text:span text:style-name="T344"> </text:span><text:span text:style-name="T341">basins.</text:span> </text:p>
      <text:p text:style-name="P120"><text:span text:style-name="T341">The primarily </text:span><text:a xlink:type="simple" xlink:href="https://en.wikipedia.org/wiki/Nocturnal" text:style-name="Internet_20_link" text:visited-style-name="Visited_20_Internet_20_Link"><text:span text:style-name="T345">nocturnal</text:span></text:a><text:span text:style-name="T341"> anaconda species tend to spend most of its life in or around water. </text:span><text:span text:style-name="T342">(Takže jako hroznýš.)</text:span></text:p>
      <text:p text:style-name="P114"><text:span text:style-name="T341">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13"><text:span text:style-name="T497">Boj: </text:span><text:span text:style-name="T341">Většinou útočí z vody, ale jsou známy i případy, kdy svou kořist napadla ze stromu. Svou kořist tráví několik týdnů zalezlá v různých úkrytech.</text:span></text:p>
      <text:p text:style-name="P116">Their eyes and nasal openings are on top of their heads, allowing them to lie in wait for prey while remaining nearly completely submerged. </text:p>
      <text:p text:style-name="P117">Jde o velmi kousavé hady s ostrými a dlouhými zuby pro lovení kluzkých ryb. </text:p>
      <text:p text:style-name="P113"><text:span text:style-name="T341">Živí se rozličnými živočichy až do velikosti </text:span><text:a xlink:type="simple" xlink:href="https://cs.wikipedia.org/wiki/Kajman_černý" text:style-name="Internet_20_link" text:visited-style-name="Visited_20_Internet_20_Link"><text:span text:style-name="T345">kajmana</text:span></text:a><text:span text:style-name="T341"> či dospělé </text:span><text:a xlink:type="simple" xlink:href="https://cs.wikipedia.org/wiki/Kapybara" text:style-name="Internet_20_link" text:visited-style-name="Visited_20_Internet_20_Link"><text:span text:style-name="T345">kapybary</text:span></text:a><text:span text:style-name="T341">, které zabíjí udušením ve smyčkách svého těla. </text:span></text:p>
      <text:p text:style-name="P118">*/</text:p>
      <text:h text:style-name="P309" text:outline-level="4"><text:span text:style-name="T560">Obří a</text:span>nakonda</text:h>
      <text:p text:style-name="P137">/<text:span text:style-name="T560">* Velikost 9 (500 kg) – 2x delší než obyč anakonda, tj. 8x těžší */</text:span></text:p>
      <text:p text:style-name="P137"><text:soft-page-break/><text:span text:style-name="T457">F</text:span><text:span text:style-name="T458">yzička </text:span><text:span text:style-name="T470">7</text:span><text:span text:style-name="T458">, Finesa </text:span><text:span text:style-name="T470">5</text:span><text:span text:style-name="T458">, Duše </text:span><text:span text:style-name="T178">-, </text:span><text:span text:style-name="T179">Ž</text:span><text:span text:style-name="T176">ivot</text:span><text:span text:style-name="T179">y </text:span><text:span text:style-name="T460">1</text:span><text:span text:style-name="T471">6</text:span></text:p>
      <text:p text:style-name="P235"><text:span text:style-name="T336">⚔<text:tab/></text:span><text:span text:style-name="T267">Z</text:span><text:span text:style-name="T268">uby</text:span><text:span text:style-name="T462">:</text:span><text:span text:style-name="T460"> </text:span><text:span text:style-name="T471">5</text:span><text:span text:style-name="T463"> + k6, zranění 1</text:span></text:p>
      <text:p text:style-name="P235"><text:span text:style-name="T336">⚔<text:tab/></text:span><text:span text:style-name="T269">Škrcení</text:span><text:span text:style-name="T462">:</text:span><text:span text:style-name="T460"> </text:span><text:span text:style-name="T471">7</text:span><text:span text:style-name="T463"> + k6, zranění </text:span><text:span text:style-name="T464">2</text:span></text:p>
      <text:p text:style-name="P235"><text:span text:style-name="T423">Vzhled:</text:span> <text:span text:style-name="T561">jako anakonda, ale délka až 12 metrů</text:span></text:p>
      <text:p text:style-name="P235"><text:span text:style-name="T149">👣 </text:span><text:span text:style-name="T270">S</text:span><text:span text:style-name="T271">topy:</text:span><text:span text:style-name="T189"> </text:span><text:span text:style-name="T190">Brázda po </text:span><text:span text:style-name="T210">obřím</text:span><text:span text:style-name="T190"> hadím těle.</text:span></text:p>
      <text:p text:style-name="P119">Obří anakonda je zhruba dvakrát tak dlouhá než <text:span text:style-name="T558">její</text:span> <text:span text:style-name="T558">menší varianta,</text:span> <text:span text:style-name="T559">ostatní parametry má stejné. Člověk, elf a podobně pro ni je vítaným zpestřením jídelníčku.</text:span></text:p>
      <text:h text:style-name="P310" text:outline-level="4">Hroznýš</text:h>
      <text:p text:style-name="P125"><text:span text:style-name="T457">F</text:span><text:span text:style-name="T458">yzička </text:span><text:span text:style-name="T465">4</text:span><text:span text:style-name="T458">, Finesa </text:span><text:span text:style-name="T465">2</text:span><text:span text:style-name="T458">, Duše </text:span><text:span text:style-name="T178">-, </text:span><text:span text:style-name="T179">Ž</text:span><text:span text:style-name="T176">ivot</text:span><text:span text:style-name="T179">y </text:span><text:span text:style-name="T191">9</text:span></text:p>
      <text:p text:style-name="P246"><text:span text:style-name="T265">Rychlost:</text:span><text:span text:style-name="T180"> </text:span><text:span text:style-name="T181">n</text:span><text:span text:style-name="T182">a zemi jako </text:span><text:span text:style-name="T183">lidská</text:span><text:span text:style-name="T182"> chůze, ve vodě </text:span><text:span text:style-name="T184">jako</text:span><text:span text:style-name="T182"> </text:span><text:span text:style-name="T185">běh</text:span></text:p>
      <text:p text:style-name="P246"><text:span text:style-name="T266">Smysly:</text:span><text:span text:style-name="T186"> </text:span><text:span text:style-name="T181">s</text:span><text:span text:style-name="T187">labý zrak (</text:span><text:span text:style-name="T188">vnímá</text:span><text:span text:style-name="T187"> hlavně pohyb), slabý sluch, výborný čich</text:span></text:p>
      <text:p text:style-name="P232"><text:span text:style-name="T336">⚔<text:tab/></text:span><text:span text:style-name="T267">Z</text:span><text:span text:style-name="T268">uby</text:span><text:span text:style-name="T462">:</text:span><text:span text:style-name="T460"> </text:span><text:span text:style-name="T466">2</text:span><text:span text:style-name="T463"> + k6, zranění </text:span><text:span text:style-name="T466">0</text:span></text:p>
      <text:p text:style-name="P232"><text:span text:style-name="T336">⚔<text:tab/></text:span><text:span text:style-name="T269">Škrcení</text:span><text:span text:style-name="T462">:</text:span><text:span text:style-name="T460"> </text:span><text:span text:style-name="T466">4</text:span><text:span text:style-name="T463"> + k6, zranění </text:span><text:span text:style-name="T466">1</text:span></text:p>
      <text:p text:style-name="P232"><text:span text:style-name="T423">Vzhled:</text:span> <text:span text:style-name="T498">3</text:span> metr<text:span text:style-name="T498">y</text:span> dlouhý <text:span text:style-name="T498">červenohnědý</text:span> had <text:span text:style-name="T494">s trojúhelníkovou hlavou a oranžovou kresbou na zádech</text:span>. <text:span text:style-name="T498">Od špičky tlamy až ke krku se táhne tmavý pruh</text:span>.</text:p>
      <text:p text:style-name="P232"><text:span text:style-name="T148">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232"><text:span text:style-name="T423">Prostředí:</text:span> <text:span text:style-name="T499">Tropický deštný prales, polopouště, nejčastěji kolem velkých řek. S oblibou žije v norách středně velkých hlodavců.</text:span></text:p>
      <text:p text:style-name="P232"><text:span text:style-name="T149">👣 </text:span><text:span text:style-name="T270">S</text:span><text:span text:style-name="T271">topy:</text:span><text:span text:style-name="T189"> </text:span><text:span text:style-name="T190">Brázda po hadím těle.</text:span></text:p>
      <text:p text:style-name="P232"><text:span text:style-name="T272">Dovednosti</text:span><text:span text:style-name="T273">:</text:span><text:span text:style-name="T190"> </text:span><text:span text:style-name="T192">Hroznýš umí být</text:span><text:span text:style-name="T193"> nenápadn</text:span><text:span text:style-name="T192">ý</text:span><text:span text:style-name="T193">, jako kdyby měl </text:span><text:span text:style-name="T192">pokročilé</text:span><text:span text:style-name="T193"> </text:span><text:span text:style-name="T272">plížení</text:span><text:span text:style-name="T193">.</text:span></text:p>
      <text:p text:style-name="P232"><text:soft-page-break/><text:span text:style-name="T423">Boj:</text:span> <text:span text:style-name="T500">Hroznýš se při lovu obvykle schovává, ať už ve vodě, na zemi nebo na stromě, a nehybně čeká, až kořist přijde k němu. Pak se znenadání vymrští, zakousne se do ní a obtočí ji, aby ji uškrtil.</text:span></text:p>
      <text:p text:style-name="P139">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223"><text:span text:style-name="T341">Charakteristickým znakem je silná, </text:span><text:a xlink:type="simple" xlink:href="https://cs.wikipedia.org/wiki/Trojúhelník" text:style-name="Internet_20_link" text:visited-style-name="Visited_20_Internet_20_Link"><text:span text:style-name="T345">trojúhelníková</text:span></text:a><text:span text:style-name="T344"> </text:span><text:span text:style-name="T341">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347">zajetí</text:span></text:a><text:span text:style-name="T344"> </text:span><text:span text:style-name="T341">do 2,5 – 3 metrů, v divoké přírodě ale až 4 metrů</text:span> </text:p>
      <text:p text:style-name="P225">10-30 kg</text:p>
      <text:p text:style-name="P226">Pohyb: Je to dobrý plavec. <text:span text:style-name="T501">Umí šplhat po stromech.</text:span></text:p>
      <text:p text:style-name="P123">Prostředí: Tropický deštný prales, polopouště, <text:span text:style-name="T502">nejčastěji kolem velkých řek. S oblibou žije v norách středně velkých hlodavců.</text:span></text:p>
      <text:p text:style-name="P124">Boj: Kousnutí je nepříjemné, ale člověku není příliš nebezpečné.</text:p>
      <text:p text:style-name="P125"><text:span text:style-name="T343">Boa constrictors are ambush predators, so they often lie in wait for an appropriate prey to come along, then they attack.</text:span><text:span text:style-name="T503"> </text:span><text:span text:style-name="T341">The boa first strikes at the prey, grabbing it with its teeth; it then proceeds to constrict the prey until death before consuming it whole.</text:span></text:p>
      <text:p text:style-name="P121">Když ho někdo vyruší, hlasitě syčí.</text:p>
      <text:h text:style-name="P311" text:outline-level="4">Obří hroznýš</text:h>
      <text:p text:style-name="P138">/<text:span text:style-name="T560">* Velikost 8 (250 kg) – 2x delší než obyč hroznýš, tj. 8x těžší */</text:span></text:p>
      <text:p text:style-name="P138"><text:span text:style-name="T457">F</text:span><text:span text:style-name="T458">yzička </text:span><text:span text:style-name="T472">6</text:span><text:span text:style-name="T458">, Finesa </text:span><text:span text:style-name="T472">4</text:span><text:span text:style-name="T458">, Duše </text:span><text:span text:style-name="T178">-, </text:span><text:span text:style-name="T179">Ž</text:span><text:span text:style-name="T176">ivot</text:span><text:span text:style-name="T179">y </text:span><text:span text:style-name="T211">14</text:span></text:p>
      <text:p text:style-name="P236"><text:span text:style-name="T336">⚔<text:tab/></text:span><text:span text:style-name="T267">Z</text:span><text:span text:style-name="T268">uby</text:span><text:span text:style-name="T462">:</text:span><text:span text:style-name="T460"> </text:span><text:span text:style-name="T471">5</text:span><text:span text:style-name="T463"> + k6, zranění 1</text:span></text:p>
      <text:p text:style-name="P236"><text:soft-page-break/><text:span text:style-name="T336">⚔<text:tab/></text:span><text:span text:style-name="T269">Škrcení</text:span><text:span text:style-name="T462">:</text:span><text:span text:style-name="T460"> </text:span><text:span text:style-name="T471">7</text:span><text:span text:style-name="T463"> + k6, zranění </text:span><text:span text:style-name="T464">2</text:span></text:p>
      <text:p text:style-name="P236"><text:span text:style-name="T423">Vzhled:</text:span> <text:span text:style-name="T561">jako hroznýš, ale délka až 8 metrů</text:span></text:p>
      <text:p text:style-name="P236"><text:span text:style-name="T149">👣 </text:span><text:span text:style-name="T270">S</text:span><text:span text:style-name="T271">topy:</text:span><text:span text:style-name="T189"> </text:span><text:span text:style-name="T190">Brázda po </text:span><text:span text:style-name="T212">velkém</text:span><text:span text:style-name="T190"> hadím těle.</text:span></text:p>
      <text:p text:style-name="P122">Obří <text:span text:style-name="T562">hroznýš</text:span> je zhruba dvakrát tak dlouh<text:span text:style-name="T562">ý</text:span> než <text:span text:style-name="T558">jeho</text:span> <text:span text:style-name="T558">menší varianta,</text:span> <text:span text:style-name="T559">ostatní parametry má stejné. Menší postavy jako kudůci a hobiti jsou pro něj lákavá kořist.</text:span></text:p>
      <text:h text:style-name="Heading_20_4" text:outline-level="4">Chřestýš</text:h>
      <text:p text:style-name="P128">/<text:span text:style-name="T504">* Velikost 4 – 15 kg */</text:span></text:p>
      <text:p text:style-name="P128"><text:span text:style-name="T457">F</text:span><text:span text:style-name="T458">yzička </text:span><text:span text:style-name="T467">2</text:span><text:span text:style-name="T458">, Finesa </text:span><text:span text:style-name="T468">4</text:span><text:span text:style-name="T458">, Duše </text:span><text:span text:style-name="T178">-, </text:span><text:span text:style-name="T179">Ž</text:span><text:span text:style-name="T176">ivot</text:span><text:span text:style-name="T179">y </text:span><text:span text:style-name="T194">6</text:span></text:p>
      <text:p text:style-name="P247"><text:span text:style-name="T265">Rychlost:</text:span><text:span text:style-name="T180"> </text:span><text:span text:style-name="T181">n</text:span><text:span text:style-name="T182">a zemi </text:span><text:span text:style-name="T195">nebo ve vodě</text:span><text:span text:style-name="T182"> jako </text:span><text:span text:style-name="T183">lidsk</text:span><text:span text:style-name="T195">ý klus</text:span><text:span text:style-name="T185">, </text:span><text:span text:style-name="T196">při šplhu jako člověk</text:span></text:p>
      <text:p text:style-name="P247"><text:span text:style-name="T266">Smysly:</text:span><text:span text:style-name="T186"> </text:span><text:span text:style-name="T181">s</text:span><text:span text:style-name="T187">labý zrak (</text:span><text:span text:style-name="T188">vnímá</text:span><text:span text:style-name="T187"> hlavně pohyb), slabý sluch, výborný čich, </text:span><text:span text:style-name="T197">infravidění</text:span></text:p>
      <text:p text:style-name="P255"><text:span text:style-name="T336">⚔<text:tab/></text:span><text:span text:style-name="T267">Z</text:span><text:span text:style-name="T268">uby</text:span><text:span text:style-name="T462">:</text:span><text:span text:style-name="T460"> </text:span><text:span text:style-name="T469">4</text:span><text:span text:style-name="T463"> + k6, zranění </text:span><text:span text:style-name="T466">0</text:span></text:p>
      <text:p text:style-name="P260"><text:span text:style-name="T505">3</text:span> dávk<text:span text:style-name="T505">y</text:span> <text:span text:style-name="T506">jedu:</text:span></text:p>
      <text:p text:style-name="P264"><text:span text:style-name="T150">D</text:span><text:span text:style-name="T151">ruh:</text:span><text:span text:style-name="T64"> </text:span><text:span text:style-name="T65">živočišný</text:span></text:p>
      <text:p text:style-name="P264"><text:span text:style-name="T150">A</text:span><text:span text:style-name="T152">plikace:</text:span><text:span text:style-name="T66"> zraněním</text:span></text:p>
      <text:p text:style-name="P264"><text:span text:style-name="T150">L</text:span><text:span text:style-name="T151">atence:</text:span><text:span text:style-name="T64"> </text:span><text:span text:style-name="T67">30</text:span><text:span text:style-name="T64"> m</text:span><text:span text:style-name="T68">inut</text:span></text:p>
      <text:p text:style-name="P264"><text:span text:style-name="T150">S</text:span><text:span text:style-name="T151">íla</text:span><text:span text:style-name="T153"> jedu</text:span><text:span text:style-name="T151">:</text:span><text:span text:style-name="T64"> </text:span><text:span text:style-name="T69">1</text:span><text:span text:style-name="T70">2</text:span><text:span text:style-name="T65"> </text:span><text:span text:style-name="T71">+ k6 </text:span><text:span text:style-name="T507">jedem</text:span><text:span text:style-name="T71"> </text:span><text:span text:style-name="T72">proti Fyzičce</text:span></text:p>
      <text:p text:style-name="P264"><text:span text:style-name="T274">P</text:span><text:span text:style-name="T275">říznaky:</text:span><text:span text:style-name="T198"> </text:span><text:span text:style-name="T199">Otok</text:span><text:span text:style-name="T200">, </text:span><text:span text:style-name="T199">zhmožděnina</text:span><text:span text:style-name="T200"> a siln</text:span><text:span text:style-name="T199">á bolest, mravenčení a pálení</text:span><text:span text:style-name="T200"> v okolí rány.</text:span><text:span text:style-name="T201"> Znecitlivění ve tváři, </text:span><text:span text:style-name="T199">mátožnost</text:span><text:span text:style-name="T201">, rozmazání zraku, slabost, silné pocení a slinění, obtíže při dýchání.</text:span></text:p>
      <text:p text:style-name="P233"><text:span text:style-name="T423">Vzhled:</text:span> <text:span text:style-name="T512">Přes dva metry dlouhý šedý had se světlými kosočtverci na hřbetě</text:span>. <text:span text:style-name="T513">Na konci ocasu má chřestidlo.</text:span></text:p>
      <text:p text:style-name="P233"><text:span text:style-name="T148">Pohyb:</text:span><text:span text:style-name="T60"> </text:span><text:span text:style-name="T73">Chřestýš je v</text:span><text:span text:style-name="T63">ýborný plavec. </text:span><text:span text:style-name="T73">Umí šplhat po stromech, ale ne moc dobře</text:span><text:span text:style-name="T62">.</text:span></text:p>
      <text:p text:style-name="P233"><text:soft-page-break/><text:span text:style-name="T423">Prostředí:</text:span> <text:span text:style-name="T514">Smíšené nebo jehličnaté lesy, polopouště, stepi mokřady. Rád se bydlí v norách od želv nebo hlodavců.</text:span></text:p>
      <text:p text:style-name="P233"><text:span text:style-name="T149">👣 </text:span><text:span text:style-name="T270">S</text:span><text:span text:style-name="T271">topy:</text:span><text:span text:style-name="T189"> </text:span><text:span text:style-name="T190">Brázda po hadím těle.</text:span></text:p>
      <text:p text:style-name="P233"><text:span text:style-name="T272">Dovednosti</text:span><text:span text:style-name="T273">:</text:span><text:span text:style-name="T190"> </text:span><text:span text:style-name="T192">Hroznýš umí být</text:span><text:span text:style-name="T193"> nenápadn</text:span><text:span text:style-name="T192">ý</text:span><text:span text:style-name="T193">, jako kdyby měl </text:span><text:span text:style-name="T192">pokročilé</text:span><text:span text:style-name="T193"> </text:span><text:span text:style-name="T272">plížení</text:span><text:span text:style-name="T193">.</text:span></text:p>
      <text:p text:style-name="P233"><text:span text:style-name="T423">Boj:</text:span> <text:span text:style-name="T500">Hroznýš se při lovu obvykle schovává, ať už ve vodě, na zemi nebo na stromě, a nehybně čeká, až kořist přijde k němu. Pak se znenadání vymrští, zakousne se do ní a obtočí ji, aby ji uškrtil.</text:span></text:p>
      <text:p text:style-name="P127"><text:span text:style-name="T515">0,5-1,5</text:span> metr<text:span text:style-name="T515">u</text:span></text:p>
      <text:p text:style-name="P128"><text:span text:style-name="T516">Jed: </text:span><text:span text:style-name="T341">Jed dále vyvolává krvácení, otoky, bolesti a modřiny v zasažené části končetiny.</text:span> </text:p>
      <text:p text:style-name="P128">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284250490" text:style-name="L13">
        <text:list-item>
          <text:p text:style-name="P384">numbness in the face or limbs</text:p>
        </text:list-item>
        <text:list-item>
          <text:p text:style-name="P384">lightheadedness</text:p>
        </text:list-item>
        <text:list-item>
          <text:p text:style-name="P384">weakness</text:p>
        </text:list-item>
        <text:list-item>
          <text:p text:style-name="P384">nausea or vomiting</text:p>
        </text:list-item>
        <text:list-item>
          <text:p text:style-name="P384">sweating</text:p>
        </text:list-item>
        <text:list-item>
          <text:p text:style-name="P384">salivating</text:p>
        </text:list-item>
        <text:list-item>
          <text:p text:style-name="P384">blurred vision</text:p>
        </text:list-item>
        <text:list-item>
          <text:p text:style-name="P365">difficulty breathing</text:p>
        </text:list-item>
      </text:list>
      <text:p text:style-name="P128"><text:span text:style-name="T348">You should reach medical help within 30 minutes of being bitten. If the bite is left untreated, your bodily functions will break down over a period of two or three days and the bite may result in severe organ damage or death.</text:span> </text:p>
      <text:p text:style-name="P129">(Takže latence 30 minut)</text:p>
      <text:p text:style-name="P130"><text:soft-page-break/>Hnědé a bílé skvrny v károvém vzoru. Na konci ocasu má chřestidlo, kterým varuje případné útočníky.</text:p>
      <text:p text:style-name="P131">Není agresivní, ale když je napaden, brání se.</text:p>
      <text:p text:style-name="P126">Boj: Chřestýš se vymrští až metr daleko a zakousne se do kořisti svými jedovými zuby.</text:p>
      <text:h text:style-name="P325" text:outline-level="2">Hmyz</text:h>
      <text:p text:style-name="P152">Smysly:</text:p>
      <text:p text:style-name="P151"><text:a xlink:type="simple" xlink:href="https://www.daviddarling.info/encyclopedia/I/insect_senses.html" text:style-name="Internet_20_link" text:visited-style-name="Visited_20_Internet_20_Link">https://www.daviddarling.info/encyclopedia/I/insect_senses.html</text:a><text:span text:style-name="T2"> </text:span><text:span text:style-name="T109"><text:s/></text:span></text:p>
      <text:h text:style-name="P292" text:outline-level="3">Brouk nosatec</text:h>
      <text:p text:style-name="P150">/<text:span text:style-name="T577">* Weevil */</text:span></text:p>
      <text:p text:style-name="P150">/<text:span text:style-name="T504">* Velikost 6 (60 kg) */</text:span></text:p>
      <text:p text:style-name="P150"><text:span text:style-name="T457">F</text:span><text:span text:style-name="T458">yzička </text:span><text:span text:style-name="T474">4</text:span><text:span text:style-name="T458">, Finesa </text:span><text:span text:style-name="T474">1</text:span><text:span text:style-name="T458">, Duše </text:span><text:span text:style-name="T474">1</text:span><text:span text:style-name="T178">, </text:span><text:span text:style-name="T179">Ž</text:span><text:span text:style-name="T176">ivot</text:span><text:span text:style-name="T179">y </text:span><text:span text:style-name="T224">10</text:span></text:p>
      <text:p text:style-name="P250"><text:span text:style-name="T265">Zbroj:</text:span><text:span text:style-name="T180"> </text:span><text:span text:style-name="T224">2 (chitinový pancíř), </text:span><text:span text:style-name="T232">zespodu 0</text:span></text:p>
      <text:p text:style-name="P250"><text:span text:style-name="T265">Rychlost:</text:span><text:span text:style-name="T180"> </text:span><text:span text:style-name="T224">na zemi jako člověk, </text:span><text:span text:style-name="T225">létá rychlostí</text:span><text:span text:style-name="T224"> běh</text:span><text:span text:style-name="T225">u</text:span></text:p>
      <text:p text:style-name="P250"><text:span text:style-name="T266">Smysly:</text:span><text:span text:style-name="T186"> </text:span><text:span text:style-name="T225">h</text:span><text:span text:style-name="T226">matová tykadla, složené oči, </text:span><text:span text:style-name="T227">dobrý sluch a </text:span><text:span text:style-name="T225">výborný</text:span><text:span text:style-name="T227"> čich</text:span></text:p>
      <text:p text:style-name="P240"><text:span text:style-name="T336">⚔<text:tab/></text:span><text:span text:style-name="T278">Kusadla</text:span><text:span text:style-name="T462">:</text:span><text:span text:style-name="T460"> </text:span><text:span text:style-name="T475">4 + k6, zranění 1</text:span></text:p>
      <text:p text:style-name="P240"><text:span text:style-name="T336">⚔<text:tab/></text:span><text:span text:style-name="T278">Bodec</text:span><text:span text:style-name="T228"> (jen s rozeběhem)</text:span><text:span text:style-name="T462">:</text:span><text:span text:style-name="T460"> </text:span><text:span text:style-name="T475">4 + k6, zranění 3</text:span></text:p>
      <text:p text:style-name="P240"><text:span text:style-name="T423">Vzhled:</text:span><text:span text:style-name="T395"> </text:span><text:span text:style-name="T417">Skoro dva metry dlouhý hnědočerný brouk se silným chytinovým pancířem a obřími kusadly</text:span><text:span text:style-name="T415">.</text:span><text:span text:style-name="T395"> </text:span></text:p>
      <text:p text:style-name="P240"><text:span text:style-name="T148">Pohyb:</text:span><text:span text:style-name="T60"> </text:span><text:span text:style-name="T112">Na zemi i ve vzduchu jako chůze</text:span></text:p>
      <text:p text:style-name="P240"><text:span text:style-name="T423">Prostředí:</text:span> <text:span text:style-name="T578">Lesy, háje, podzemní chodby a tunely.</text:span></text:p>
      <text:p text:style-name="P240"><text:soft-page-break/><text:span text:style-name="T149">👣 </text:span><text:span text:style-name="T270">S</text:span><text:span text:style-name="T271">topy:</text:span><text:span text:style-name="T189"> </text:span><text:span text:style-name="T229">Otisky obřích hmyzích noh.</text:span></text:p>
      <text:p text:style-name="P240"><text:span text:style-name="T423">Boj:</text:span> </text:p>
      <text:p text:style-name="P240"><text:span text:style-name="T154">S</text:span><text:span text:style-name="T147">labiny:</text:span><text:span text:style-name="T2"> </text:span></text:p>
      <text:p text:style-name="P212">Suroviny:</text:p>
      <text:list xml:id="list1765628093" text:style-name="L14">
        <text:list-item>
          <text:p text:style-name="P392"/>
        </text:list-item>
      </text:list>
      <text:p text:style-name="P150">- <text:span text:style-name="T579">metr dlouhý hnědý brouk s půlmetrovým bodcem v přední části těla. Rád útočí s rozběhem (výhoda).</text:span></text:p>
      <text:p text:style-name="P150">- <text:span text:style-name="T576">umí lítat, ale dělá to jen zřídka.</text:span></text:p>
      <text:p text:style-name="P150">/<text:span text:style-name="T575">* Brouk nosatec fakt existuje (jako živočišný druh), jsou to ovšem prakticky výhradně býložravci a jejich nos fakt není zbraň, takže je z bestiáře vyhodím. */</text:span></text:p>
      <text:h text:style-name="P293" text:outline-level="3">Brouk ostnatec</text:h>
      <text:p text:style-name="P153">1.5 metru, <text:span text:style-name="T581">písčitá barva,</text:span> ploché tělo se spoustou ostnů a výrůstků.</text:p>
      <text:p text:style-name="P153">- <text:span text:style-name="T580">létá jen v případě krajní nouze</text:span></text:p>
      <text:h text:style-name="P294" text:outline-level="3">Moucha zlodějka</text:h>
      <text:p text:style-name="P155">/<text:span text:style-name="T504">* Velikost 2 (3 kg) */</text:span></text:p>
      <text:p text:style-name="P155"><text:span text:style-name="T457">F</text:span><text:span text:style-name="T458">yzička </text:span><text:span text:style-name="T478">1</text:span><text:span text:style-name="T458">, Finesa </text:span><text:span text:style-name="T479">3</text:span><text:span text:style-name="T458">, Duše </text:span><text:span text:style-name="T479">-</text:span><text:span text:style-name="T178">, </text:span><text:span text:style-name="T179">Ž</text:span><text:span text:style-name="T176">ivot</text:span><text:span text:style-name="T179">y </text:span><text:span text:style-name="T230">3</text:span></text:p>
      <text:p text:style-name="P251"><text:span text:style-name="T265">Rychlost:</text:span><text:span text:style-name="T180"> </text:span><text:span text:style-name="T224">na zemi jako člověk, </text:span><text:span text:style-name="T225">létá rychlostí</text:span><text:span text:style-name="T224"> běh</text:span><text:span text:style-name="T225">u</text:span></text:p>
      <text:p text:style-name="P251"><text:span text:style-name="T266">Smysly:</text:span><text:span text:style-name="T186"> </text:span><text:span text:style-name="T225">h</text:span><text:span text:style-name="T226">matová tykadla, složené oči, </text:span><text:span text:style-name="T227">dobrý sluch, </text:span><text:span text:style-name="T225">výborný</text:span><text:span text:style-name="T227"> čich, </text:span><text:span text:style-name="T231">infravidění</text:span></text:p>
      <text:p text:style-name="P241"><text:span text:style-name="T423">Vzhled:</text:span><text:span text:style-name="T395"> </text:span><text:span text:style-name="T416">Masařka velká jako dlaň</text:span><text:span text:style-name="T415">.</text:span><text:span text:style-name="T395"> </text:span></text:p>
      <text:p text:style-name="P241"><text:soft-page-break/><text:span text:style-name="T148">Pohyb:</text:span><text:span text:style-name="T60"> </text:span><text:span text:style-name="T110">Leze po zemi i po hladkých, kolmých površích</text:span><text:span text:style-name="T111">, létá.</text:span><text:span text:style-name="T108"> </text:span></text:p>
      <text:p text:style-name="P241"><text:span text:style-name="T423">Prostředí:</text:span> <text:span text:style-name="T582">Kolem lidských sídel.</text:span></text:p>
      <text:p text:style-name="P241"><text:span text:style-name="T149">👣 </text:span><text:span text:style-name="T270">S</text:span><text:span text:style-name="T271">topy:</text:span><text:span text:style-name="T189"> </text:span><text:span text:style-name="T229">Otisky </text:span><text:span text:style-name="T230">velkých muších nohou</text:span><text:span text:style-name="T229">.</text:span></text:p>
      <text:p text:style-name="P241"><text:span text:style-name="T423">Boj:</text:span> <text:span text:style-name="T582">Moucha zlodějka není pro postavy nebezpečná.</text:span></text:p>
      <text:p text:style-name="P154"><text:span text:style-name="T476">Mouchu zlodějku přitahují drobné</text:span><text:span text:style-name="T477"> lesklé přemděty – </text:span><text:span text:style-name="T476">mince, stříbrné příbory a podobně</text:span><text:span text:style-name="T477">.</text:span></text:p>
      <text:h text:style-name="P326" text:outline-level="2">Huňáč</text:h>
      <text:p text:style-name="P164"><text:span text:style-name="T457">/</text:span><text:span text:style-name="T468">* Velikost </text:span><text:span text:style-name="T483">2</text:span><text:span text:style-name="T468"> (</text:span><text:span text:style-name="T483">3</text:span><text:span text:style-name="T468"> kg) */</text:span></text:p>
      <text:p text:style-name="P164"><text:span text:style-name="T457">F</text:span><text:span text:style-name="T458">yzička </text:span><text:span text:style-name="T483">1</text:span><text:span text:style-name="T458">, Finesa </text:span><text:span text:style-name="T483">3</text:span><text:span text:style-name="T458">, Duše </text:span><text:span text:style-name="T483">4</text:span><text:span text:style-name="T178">, </text:span><text:span text:style-name="T179">Ž</text:span><text:span text:style-name="T176">ivot</text:span><text:span text:style-name="T179">y </text:span><text:span text:style-name="T236">3</text:span></text:p>
      <text:p text:style-name="P253"><text:span text:style-name="T265">Rychlost:</text:span><text:span text:style-name="T180"> </text:span><text:span text:style-name="T236">jako kočka (tedy jako člověk)</text:span></text:p>
      <text:p text:style-name="P253"><text:span text:style-name="T266">Smysly:</text:span><text:span text:style-name="T186"> </text:span><text:span text:style-name="T236">jako kočka (vynikající zrak, sluch a čich, vidí v šeru jako elf, hmatové vousy)</text:span></text:p>
      <text:p text:style-name="P243"><text:span text:style-name="T336">⚔<text:tab/></text:span><text:span text:style-name="T267">Z</text:span><text:span text:style-name="T268">uby </text:span><text:span text:style-name="T281">a drápy</text:span><text:span text:style-name="T462">:</text:span><text:span text:style-name="T460"> </text:span><text:span text:style-name="T484">3 + k6, zranění 0</text:span></text:p>
      <text:p text:style-name="P258"><text:span text:style-name="T336">⚔<text:tab/></text:span><text:span text:style-name="T281">Blesk</text:span><text:span text:style-name="T462">:</text:span></text:p>
      <text:p text:style-name="P262"><text:span text:style-name="T293">Dosah:</text:span><text:span text:style-name="T296"> </text:span><text:span text:style-name="T297">střední</text:span></text:p>
      <text:p text:style-name="P262"><text:span text:style-name="T293">P</text:span><text:span text:style-name="T292">říprava:</text:span><text:span text:style-name="T295"> </text:span><text:span text:style-name="T298">j</text:span><text:span text:style-name="T295">edno kolo naježení</text:span></text:p>
      <text:p text:style-name="P265"><text:span text:style-name="T264">Modrý</text:span><text:span text:style-name="T462">:</text:span><text:span text:style-name="T460"> </text:span><text:span text:style-name="T456">4 + k6, zranění </text:span><text:span text:style-name="T485">6</text:span><text:span text:style-name="T486">kz </text:span><text:span text:style-name="T535">bleskem</text:span><text:span text:style-name="T300">, odečítá se Zbroj</text:span><text:span text:style-name="T293"><text:line-break/>Rozsah:</text:span><text:span text:style-name="T296"> </text:span><text:span text:style-name="T299">1</text:span><text:span text:style-name="T296"> cíl</text:span></text:p>
      <text:p text:style-name="P265"><text:span text:style-name="T264">Zelený</text:span><text:span text:style-name="T294">:</text:span><text:span text:style-name="T301"> </text:span><text:span text:style-name="T300">4 + k6, zranění </text:span><text:span text:style-name="T302">5</text:span><text:span text:style-name="T303">kz </text:span><text:span text:style-name="T535">bleskem</text:span><text:span text:style-name="T300">, odečítá se Zbroj</text:span><text:span text:style-name="T293"><text:line-break/>Rozsah:</text:span><text:span text:style-name="T296"> </text:span><text:span text:style-name="T299">1-</text:span><text:span text:style-name="T296">2 cíle</text:span></text:p>
      <text:p text:style-name="P257">Vzhled:</text:p>
      <text:p text:style-name="P262"><text:span text:style-name="T423">Huňáč modrý:</text:span><text:span text:style-name="T395"> Černá kočka s modře se lesknoucí srstí a modře světélkujícíma očima.</text:span></text:p>
      <text:p text:style-name="P262"><text:soft-page-break/><text:span text:style-name="T423">Huňáč zelený:</text:span><text:span text:style-name="T395"> Černá kočka se zeleně se lesknoucí srstí a zeleně světélkujícíma očima.</text:span></text:p>
      <text:p text:style-name="P243"><text:span text:style-name="T423">Schopnosti:</text:span><text:span text:style-name="T395"> </text:span><text:span text:style-name="T418">Huňáč zelený umí </text:span><text:span text:style-name="T419">v jednom kole</text:span><text:span text:style-name="T418"> </text:span><text:span text:style-name="T419">z</text:span><text:span text:style-name="T418">měnit svůj tvar </text:span><text:span text:style-name="T419">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58"><text:span text:style-name="T423">Boj:</text:span> <text:span text:style-name="T592">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437">modrý blesk</text:span><text:span text:style-name="T592">, huňáč zelený sesílá </text:span><text:span text:style-name="T437">zelený blesk</text:span><text:span text:style-name="T592">.</text:span></text:p>
      <text:p text:style-name="P214">Suroviny:</text:p>
      <text:list xml:id="list147428122" text:style-name="L15">
        <text:list-item>
          <text:p text:style-name="P390">Z jater huňáče modrého může alchymista vytěžit 5 magů.</text:p>
        </text:list-item>
        <text:list-item>
          <text:p text:style-name="P390">Z jater huňáče zeleného může alchymista vytěžit 9 magů nebo vyrobit <text:span text:style-name="T423">lektvar metamorfózy</text:span>.</text:p>
        </text:list-item>
      </text:list>
      <text:h text:style-name="P295" text:outline-level="3"><text:bookmark-start text:name="__RefHeading___Toc1852_3850923094"/>Huňáč modrý<text:bookmark-end text:name="__RefHeading___Toc1852_3850923094"/></text:h>
      <text:p text:style-name="P163">Modře světélkující oči. Připomíná černou kočku, <text:span text:style-name="T593">ve skutečnosti je jeho srst tmavě modrá</text:span>.</text:p>
      <text:p text:style-name="P163">- <text:span text:style-name="T594">loví jako šelma (zuby, drápy)</text:span></text:p>
      <text:p text:style-name="P163">- <text:span text:style-name="T594">brání se modrými blesky (jedno kolo naježení)</text:span></text:p>
      <text:h text:style-name="P312" text:outline-level="4"><text:bookmark-start text:name="__RefHeading___Toc1854_3850923094"/>Huňáč <text:span text:style-name="T170">zelený</text:span><text:bookmark-end text:name="__RefHeading___Toc1854_3850923094"/></text:h>
      <text:p text:style-name="P164"><text:span text:style-name="T120">Z</text:span><text:span text:style-name="T121">eleně</text:span><text:span text:style-name="T595"> světélkující oči. Připomíná kočku, má zelenou srst (tmavou srst se zeleným leskem?</text:span></text:p>
      <text:p text:style-name="P164"><text:soft-page-break/>- <text:span text:style-name="T596">umí se měnit do jiných zvířat (stále má černou srst se zeleným leskem)</text:span></text:p>
      <text:p text:style-name="P163">- <text:span text:style-name="T594">loví jako šelma (zuby, drápy)</text:span></text:p>
      <text:p text:style-name="P164"><text:span text:style-name="T597">- brání se </text:span><text:span text:style-name="T122">z</text:span><text:span text:style-name="T123">elenými</text:span><text:span text:style-name="T597"> blesky (jedno kolo naježení)</text:span></text:p>
      <text:h text:style-name="P327" text:outline-level="2"><text:bookmark-start text:name="__RefHeading___Toc2712_3430540378"/>Hydra<text:bookmark-end text:name="__RefHeading___Toc2712_3430540378"/></text:h>
      <text:p text:style-name="P162">TODO</text:p>
      <text:h text:style-name="P328" text:outline-level="2">Jednorožec</text:h>
      <text:p text:style-name="P161"><text:span text:style-name="T457">/</text:span><text:span text:style-name="T468">* Velikost </text:span><text:span text:style-name="T480">9</text:span><text:span text:style-name="T468"> (</text:span><text:span text:style-name="T480">500</text:span><text:span text:style-name="T468"> kg) */</text:span></text:p>
      <text:p text:style-name="P161"><text:span text:style-name="T457">F</text:span><text:span text:style-name="T458">yzička </text:span><text:span text:style-name="T481">5</text:span><text:span text:style-name="T458">, Finesa </text:span><text:span text:style-name="T481">2</text:span><text:span text:style-name="T458">, Duše </text:span><text:span text:style-name="T481">6</text:span><text:span text:style-name="T178">, </text:span><text:span text:style-name="T179">Ž</text:span><text:span text:style-name="T176">ivot</text:span><text:span text:style-name="T179">y </text:span><text:span text:style-name="T233">14</text:span></text:p>
      <text:p text:style-name="P252"><text:span text:style-name="T265">Rychlost:</text:span><text:span text:style-name="T180"> </text:span><text:span text:style-name="T234">j</text:span><text:span text:style-name="T235">ako kůň</text:span></text:p>
      <text:p text:style-name="P252"><text:span text:style-name="T266">Smysly:</text:span><text:span text:style-name="T186"> </text:span><text:span text:style-name="T234">j</text:span><text:span text:style-name="T235">ako kůň</text:span></text:p>
      <text:p text:style-name="P242"><text:span text:style-name="T336">⚔<text:tab/></text:span><text:span text:style-name="T267">Z</text:span><text:span text:style-name="T268">uby</text:span><text:span text:style-name="T462">:</text:span><text:span text:style-name="T460"> </text:span><text:span text:style-name="T482">5 + k6, zranění 0</text:span></text:p>
      <text:p text:style-name="P242"><text:span text:style-name="T336">⚔<text:tab/></text:span><text:span text:style-name="T279">Kopyta </text:span><text:span text:style-name="T280">nebo roh</text:span><text:span text:style-name="T462">:</text:span><text:span text:style-name="T460"> </text:span><text:span text:style-name="T482">5 + k6, zranění 2</text:span></text:p>
      <text:p text:style-name="P242"><text:span text:style-name="T423">Vzhled:</text:span> <text:span text:style-name="T583">Jednorožec.</text:span></text:p>
      <text:p text:style-name="P242"><text:span text:style-name="T423">Boj:</text:span> <text:span text:style-name="T584">Jednorožec není agresivní a v případě ohrožení raději uteče. Když musí bojovat, zkusí nepřítele s rozběhem nabodnout na roh, případně ho utlouct kopyty.</text:span></text:p>
      <text:list xml:id="list689096312" text:style-name="L16">
        <text:list-item>
          <text:p text:style-name="P393"><text:span text:style-name="T161">Zabít jednorožce přináší smůlu</text:span><text:span text:style-name="T147">:</text:span><text:span text:style-name="T2"> </text:span><text:span text:style-name="T113">Postavu, která jednorožce dorazí (nebo všechny, které se toho účastnily, pokud není možné jednoznačně rozhodnout), bude provázet smůla. Celkem třikrát můžeš její</text:span><text:span text:style-name="T114">mu</text:span><text:span text:style-name="T113"> hráč</text:span><text:span text:style-name="T114">i</text:span><text:span text:style-name="T113"> po hodu </text:span><text:span text:style-name="T115">oznámit</text:span><text:span text:style-name="T113">, </text:span><text:span text:style-name="T114">že má </text:span><text:soft-page-break/><text:span text:style-name="T114">smůlu a hodil místo toho 1</text:span><text:span text:style-name="T113">. </text:span><text:span text:style-name="T114">Snaž se to dělat v co nejdramatičtějších chvílích, kdy na výsledku opravdu záleží </text:span><text:span text:style-name="T116">(ačkoliv normálně bys v roli Pána jeskyně neměl hráčům cíleně škodit, v tomto případě je to </text:span><text:span text:style-name="T117">vhodné</text:span><text:span text:style-name="T116">)</text:span><text:span text:style-name="T114">.</text:span></text:p>
        </text:list-item>
      </text:list>
      <text:p text:style-name="P213">Suroviny:</text:p>
      <text:list xml:id="list1803809188" text:style-name="L17">
        <text:list-item>
          <text:p text:style-name="P391">Roh jednorožce (prodej 100 zl) je vzácná magická surovina.</text:p>
          <text:list>
            <text:list-item>
              <text:p text:style-name="P391">Prach z rozemletého rohu neutralizuje všechny jedy a vyléčí všechny nemoci (včetně lykantropie).</text:p>
            </text:list-item>
            <text:list-item>
              <text:p text:style-name="P359">Alchymista z něj může vyrobit <text:span text:style-name="T423">nápoj lásky</text:span> (prodej 100 zl).</text:p>
            </text:list-item>
            <text:list-item>
              <text:p text:style-name="P359">Je z něj také možné vyrobit <text:span text:style-name="T423">amulet z rohu jednorožce</text:span> (prodej 100 zl), který dává svému nositeli imunitu na všechny jedy a nemoci.</text:p>
            </text:list-item>
            <text:list-item>
              <text:p text:style-name="P359">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57">Jednorožec je symbolem panenské čistoty a neposkvrněnosti. Pouhá jeho přítomnost uzdravuje okolní přírodu. Je známo, že zabít jednorožce přináší smůlu.</text:p>
      <text:p text:style-name="P161">- <text:span text:style-name="T585">umí mluvit (?)</text:span></text:p>
      <text:p text:style-name="P161">- <text:span text:style-name="T449">pomocí rohu sesílá kouzelnická kouzla</text:span><text:span text:style-name="T586"> (to fakt ne)</text:span></text:p>
      <text:p text:style-name="P161"><text:soft-page-break/>- <text:span text:style-name="T587">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118">y </text:span><text:span text:style-name="T119">se už nikdy nezbaví</text:span><text:span text:style-name="T587">.</text:span></text:p>
      <text:p text:style-name="P158">TODO: Co se vyrábí z rohu (mám to v Trossu)</text:p>
      <text:p text:style-name="P158">- <text:span text:style-name="T588">symbol čistoty a neposkvrněnosti. Pouhá jeho přítomnost uzdravuje les.</text:span></text:p>
      <text:p text:style-name="P158"/>
      <text:p text:style-name="P159">Z rohu se dá vyrobit celkem <text:span text:style-name="T589">5</text:span> dávek prachu</text:p>
      <text:list xml:id="list2417340112" text:style-name="L18">
        <text:list-item>
          <text:p text:style-name="P366">Prach z rohu jednorožce je universal antidote – <text:span text:style-name="T590">léčí všechny jedy a nemoci (včetně lykantropie!).</text:span></text:p>
        </text:list-item>
        <text:list-item>
          <text:p text:style-name="P367">Dá se z něj taky vyrobit nápoj lásky s trvalým účinkem.</text:p>
        </text:list-item>
      </text:list>
      <text:p text:style-name="P160"><text:span text:style-name="T447">Místo tří dávek</text:span> <text:span text:style-name="T591">Z</text:span> <text:s/>prachu se dá vyrobit amulet, který chrání před jedy a nemocemi (dává imunitu).</text:p>
      <text:p text:style-name="P156">Dá se z něj taky vyrobit žezlo (typicky královské) nebo jílec meče. To nemá žádné zvláštní vlastnosti, je to jen status symbol.</text:p>
      <text:h text:style-name="P329" text:outline-level="2">Lesní tvorové</text:h>
      <text:p text:style-name="P166">zmínit bludičku, keř dravý, jednorožce, <text:span text:style-name="T598">hady, určité druhy zvířat (např. tygry, medvědy)</text:span></text:p>
      <text:h text:style-name="P296" text:outline-level="3"><text:bookmark-start text:name="__RefHeading___Toc3610_3430540378"/><text:soft-page-break/>Dryáda<text:bookmark-end text:name="__RefHeading___Toc3610_3430540378"/></text:h>
      <text:p text:style-name="P167"><text:span text:style-name="T457">/</text:span><text:span text:style-name="T468">* Velikost </text:span><text:span text:style-name="T487">6</text:span><text:span text:style-name="T468"> (</text:span><text:span text:style-name="T487">60</text:span><text:span text:style-name="T468"> kg) */</text:span></text:p>
      <text:p text:style-name="P167"><text:span text:style-name="T457">F</text:span><text:span text:style-name="T458">yzička </text:span><text:span text:style-name="T487">2</text:span><text:span text:style-name="T458">, Finesa </text:span><text:span text:style-name="T487">4</text:span><text:span text:style-name="T458">, Duše </text:span><text:span text:style-name="T487">5</text:span><text:span text:style-name="T178">, </text:span><text:span text:style-name="T179">Ž</text:span><text:span text:style-name="T176">ivot</text:span><text:span text:style-name="T179">y </text:span><text:span text:style-name="T460">18</text:span></text:p>
      <text:p text:style-name="P254"><text:span text:style-name="T265">Rychlost:</text:span><text:span text:style-name="T180"> </text:span><text:span text:style-name="T237">jako člověk</text:span></text:p>
      <text:p text:style-name="P254"><text:span text:style-name="T266">Smysly:</text:span><text:span text:style-name="T186"> </text:span><text:span text:style-name="T237">jako elf</text:span></text:p>
      <text:p text:style-name="P244"><text:span text:style-name="T336">⚔<text:tab/></text:span><text:span text:style-name="T282">Kostěná dýka</text:span><text:span text:style-name="T462">:</text:span><text:span text:style-name="T460"> </text:span><text:span text:style-name="T487">4 + k6, zranění 0</text:span></text:p>
      <text:p text:style-name="P259"><text:span text:style-name="T336">⚔<text:tab/></text:span><text:span text:style-name="T461">Dlouhý luk</text:span><text:span text:style-name="T456"> (šípy s </text:span><text:span text:style-name="T488">pazourkovým</text:span><text:span text:style-name="T456"> hrotem): 4 + k6, zranění 1</text:span></text:p>
      <text:p text:style-name="P263"><text:span text:style-name="T461">Dostřel:</text:span><text:span text:style-name="T456"> dlouhý</text:span></text:p>
      <text:p text:style-name="P280"><text:span text:style-name="T510">J</text:span><text:span text:style-name="T511">ed</text:span><text:span text:style-name="T438"> ze zmije:</text:span><text:span text:style-name="T506"> </text:span><text:span text:style-name="T124">10</text:span><text:span text:style-name="T65"> </text:span><text:span text:style-name="T71">+ k6 </text:span><text:span text:style-name="T72">proti Fyzičce</text:span></text:p>
      <text:p text:style-name="P266"><text:span text:style-name="T150">L</text:span><text:span text:style-name="T151">atence:</text:span><text:span text:style-name="T64"> </text:span><text:span text:style-name="T125">5</text:span><text:span text:style-name="T64"> m</text:span><text:span text:style-name="T68">inut</text:span></text:p>
      <text:p text:style-name="P266"><text:span text:style-name="T274">P</text:span><text:span text:style-name="T275">říznaky:</text:span><text:span text:style-name="T238"> </text:span><text:span text:style-name="T239">Intenzivní bolest v ráně, otok, brnění, zanícení kůže a citlivost na dotyk, potíže s dýcháním. Později otok a modřiny po celé končeti</text:span><text:span text:style-name="T238">ně.</text:span></text:p>
      <text:p text:style-name="P244"><text:span text:style-name="T423">Vzhled:</text:span> <text:span text:style-name="T610">Štíhlá dívka s kůrou místo kůže a listím místo vlasů.</text:span></text:p>
      <text:p text:style-name="P244"><text:span text:style-name="T439">Schopnosti</text:span><text:span text:style-name="T423">:</text:span></text:p>
      <text:list xml:id="list3230327927" text:style-name="L19">
        <text:list-item>
          <text:p text:style-name="P368"><text:span text:style-name="T439">Splynutí se stromem:</text:span><text:span text:style-name="T42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369"><text:span text:style-name="T423">Léčení stromu:</text:span><text:span text:style-name="T395"> Když se dryáda několik minut dotýká stromu svého druhu, zcela ho vyléčí. Veškeré jeho neduhy tím ale přejdou na ni.</text:span></text:p>
        </text:list-item>
        <text:list-item>
          <text:p text:style-name="P370"><text:soft-page-break/><text:span text:style-name="T423">Stvoření oživlého stromu:</text:span><text:span text:style-name="T395"> Sedm dryád stejného druhu dokáže společným rituálem v průběhu několika minut přeměnit obyčejný strom v </text:span><text:span text:style-name="T423">oživlý strom</text:span><text:span text:style-name="T395">.</text:span></text:p>
        </text:list-item>
      </text:list>
      <text:p text:style-name="P244"><text:span text:style-name="T423">Boj:</text:span> <text:span text:style-name="T600">Dryády nemají žádné přirozené zbraně. Bojují obvykle dlouhými luky nebo kostěnými dýkami, jejich hroty a čepele bývají otrávené (nejčastěji zmijím jedem).</text:span></text:p>
      <text:p text:style-name="P168">Dryády jsou lesní bytosti žijící v symbióze se stromy – když zahyne strom, umře i dryáda s ním <text:span text:style-name="T601">spojená</text:span>. <text:span text:style-name="T599">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span></text:p>
      <text:p text:style-name="P167">/<text:span text:style-name="T602">* původně Víla lesní */</text:span></text:p>
      <text:p text:style-name="P167">/<text:span text:style-name="T603">*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69">Podobá se elfské dívce. <text:span text:style-name="T604">Má ráda měsíční noci. Jezdí na jelenech, losech, sobech a jiných lesních zvířatech – vždy bez sedla.</text:span></text:p>
      <text:p text:style-name="P170">Víly se starají o svůj les a urputně ho brání před kácením a drancováním.<text:line-break/>- <text:span text:style-name="T605">dokáží oživit stromy</text:span></text:p>
      <text:p text:style-name="P171">Vílí tanec – kouzelný rituál. <text:span text:style-name="T606">Kdo se k němu přichomýtne, propadne vílímu kouzlu a bude s nimi tancovat až do rána.</text:span></text:p>
      <text:p text:style-name="P172">Víly umí procházet dřevem (vejdou do jednoho stromu a objeví se u kteréhokoliv jiného v lese).</text:p>
      <text:p text:style-name="P173"><text:soft-page-break/>Palác <text:span text:style-name="T607">(spíš obydlí v korunách stromů)</text:span>, královna víl.</text:p>
      <text:p text:style-name="P174">Dlouhé luky (nebo spíš krátké, víly jsou prťavé)</text:p>
      <text:h text:style-name="P296" text:outline-level="3"><text:bookmark-start text:name="__RefHeading___Toc3612_3430540378"/><text:span text:style-name="T608">O</text:span>živlý <text:span text:style-name="T608">strom</text:span><text:bookmark-end text:name="__RefHeading___Toc3612_3430540378"/></text:h>
      <text:p text:style-name="P167">- <text:span text:style-name="T609">hvozd může ožívat sám o sobě</text:span></text:p>
      <text:p text:style-name="P165">- strom může někdo cíleně oživit (druidi? Lesní víly – to by šlo)</text:p>
      <text:h text:style-name="P330" text:outline-level="2">Lykantropové</text:h>
      <text:p text:style-name="P188">- <text:span text:style-name="T611">ovládají zvířata a umí na sebe brát jejich podobu</text:span></text:p>
      <text:p text:style-name="P188">- <text:span text:style-name="T612">jsou dlouhověcí</text:span></text:p>
      <text:p text:style-name="P188">- <text:span text:style-name="T613">ve zvířecí formě se řídí spíš svými instinkty než rozumem a jsou mnohem agresivnější</text:span></text:p>
      <text:p text:style-name="P188">- <text:span text:style-name="T614">proměna trvá jen jedno kolo, nejde ale ve zbroji (obyčejné oblečení se při tom roztrhá).</text:span></text:p>
      <text:p text:style-name="P188">- <text:span text:style-name="T615">lykantropové vznikli kdysi z lidí, tj. humanoidní podoba lykantropa je vždycky člověk (byl to pokus udělat z tehdy divokých lidí monstra použitelná ve válkách Řádu proti Chaosu).</text:span></text:p>
      <text:p text:style-name="P89">I<text:span text:style-name="T616">DEA: Lykantropy původně stvořili druidi.</text:span></text:p>
      <text:p text:style-name="P188">- <text:span text:style-name="T617">imunita proti jedům a nemocem s výjimkou vlčího moru.</text:span></text:p>
      <text:p text:style-name="P188">- <text:span text:style-name="T618">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176"><text:soft-page-break/>- <text:span text:style-name="T619">v lidské podobě má lykantrop kromě regenerace a schopnosti ovládat zvířata stejné vlastnosti jako obyčejný člověk (vlastnosti v rozsahu 1-5, může mít povolání atd.).</text:span></text:p>
      <text:p text:style-name="P177">- <text:span text:style-name="T620">z mrtvého lykantropa lze vytěžit magenergii (nějaká část těla (srdce?) by mohla bejt vzácná surovina používaná na lektvar metamorfózy do příslušného druhu zvířete).</text:span></text:p>
      <text:h text:style-name="P313" text:outline-level="4"><text:bookmark-start text:name="__RefHeading___Toc5558_4216715273"/>Lidská vs zvířecí nátura lykantropů<text:bookmark-end text:name="__RefHeading___Toc5558_4216715273"/></text:h>
      <text:p text:style-name="P188"><text:span text:style-name="T126">Většina</text:span><text:span text:style-name="T621"> lykantropů se klaní spíš ke své zvířecí stránce a preferují </text:span><text:span text:style-name="T126">život</text:span><text:span text:style-name="T621"> v divočině mezi zvířaty „svého“ druhu. Část jich ale přijala svou lidskou část a žijí mezi lidmi (elfy...), případně si </text:span><text:span text:style-name="T126">z</text:span><text:span text:style-name="T127">aberou nějaký </text:span><text:span text:style-name="T621">hrad, tvrz či podzemí, kterému pak vládnou.<text:line-break/><text:tab/>„Divoké“ lykantropy jde obvykle potkat jen tam, odkud původně pochází – tygrodlak například nebude žít ve smrkovém lese. Civilizované je možné potkat kdekoliv, </text:span><text:span text:style-name="T126">t</text:span><text:span text:style-name="T128">ygrodlak se například může vydávat za kupce ze zámoří</text:span><text:span text:style-name="T621">.</text:span></text:p>
      <text:p text:style-name="P17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P313" text:outline-level="4"><text:bookmark-start text:name="__RefHeading___Toc5560_4216715273"/>Taktika <text:span text:style-name="T622">boje</text:span><text:bookmark-end text:name="__RefHeading___Toc5560_4216715273"/></text:h>
      <text:p text:style-name="P188"><text:span text:style-name="T129">T</text:span><text:span text:style-name="T130">ěžce zraněný lykantrop obvykle uteče z boje, doregeneruje si zranění a vrátí se zpět.</text:span></text:p>
      <text:p text:style-name="P179"><text:span text:style-name="T130">V</text:span><text:span text:style-name="T2">e zvířecí podobě bojuje jako šelma (viz zvířata), v lidské jako člověk.</text:span></text:p>
      <text:h text:style-name="P313" text:outline-level="4"><text:bookmark-start text:name="__RefHeading___Toc5562_4216715273"/><text:soft-page-break/><text:span text:style-name="T130">L</text:span><text:span text:style-name="T2">ykantropie</text:span><text:bookmark-end text:name="__RefHeading___Toc5562_4216715273"/></text:h>
      <text:p text:style-name="P176">Nakažení lykantropií<text:line-break/>- při kousnutí<text:line-break/>- projeví se za úplňku, náměsíčná proměna ve zvíře, často agresivní. <text:span text:style-name="T623">Ráno se vrátí, nic si nepamatuje a cítí se rozlámaná.</text:span></text:p>
      <text:p text:style-name="P176">- <text:span text:style-name="T624">člověk se může </text:span><text:span text:style-name="T131">n</text:span><text:span text:style-name="T132">akazit lykantropií ale nemůže se stát lykantropem</text:span><text:span text:style-name="T624"> (co barb</text:span><text:span text:style-name="T131">a</text:span><text:span text:style-name="T624">r, elf, trpaslík? Určitě taky)</text:span></text:p>
      <text:p text:style-name="P90">Osoba nakažená lykantropií není lykantrop!</text:p>
      <text:p text:style-name="P180"><text:span text:style-name="T130">TODO: Léčení lykantropie </text:span><text:span text:style-name="T133">(it shouldn‘</text:span><text:span text:style-name="T162">t be easy</text:span><text:span text:style-name="T163">)</text:span><text:span text:style-name="T162">. </text:span><text:span text:style-name="T164">Mohlo by to vy</text:span><text:span text:style-name="T134">žadovat nějakou vzácnou surovinu (například prach z rohu jednorožce) </text:span><text:span text:style-name="T135">nebo možná nějakej druidskej rituál</text:span><text:span text:style-name="T134">.</text:span></text:p>
      <text:h text:style-name="P297" text:outline-level="3"><text:bookmark-start text:name="__RefHeading___Toc2876_3430540378"/>Kancodlak<text:bookmark-end text:name="__RefHeading___Toc2876_3430540378"/></text:h>
      <text:p text:style-name="P181">Žije obvykle v lese mezi ostatními kanci (může je ovládat). Mění se v obrovského kance.</text:p>
      <text:p text:style-name="P181">- <text:span text:style-name="T625">rád se všemi soupeří, nejlépe ve fyzickém zápase</text:span></text:p>
      <text:h text:style-name="P298" text:outline-level="3"><text:bookmark-start text:name="__RefHeading___Toc2878_3430540378"/>Krysodlak<text:bookmark-end text:name="__RefHeading___Toc2878_3430540378"/></text:h>
      <text:p text:style-name="P182">Krysodlaci žijí ve starých katakombách, pobořených a zarostl<text:span text:style-name="T626">ý</text:span>ch zámcích, ve stokách velkých měst. <text:span text:style-name="T627">Mají rádi tmu, vlhko a chladno.</text:span></text:p>
      <text:p text:style-name="P183">V lidské podobě jsou obvykle malí, s poněkud kocouří vizáží.</text:p>
      <text:p text:style-name="P182">- <text:span text:style-name="T628">infravidění</text:span></text:p>
      <text:p text:style-name="P182">- <text:span text:style-name="T629">rádi žijí v luxusu? (Huh? To nějak nejde dohromady s těma stokama)</text:span></text:p>
      <text:p text:style-name="P182"><text:soft-page-break/>- <text:span text:style-name="T630">ovládá obyčejné krysy (viz krysí hejno) a obvykle vede smečku obřích krys.</text:span></text:p>
      <text:h text:style-name="P298" text:outline-level="3"><text:bookmark-start text:name="__RefHeading___Toc2880_3430540378"/>Medvědodlak<text:bookmark-end text:name="__RefHeading___Toc2880_3430540378"/></text:h>
      <text:p text:style-name="P184">Nejraději žijí osaměle v lesích.</text:p>
      <text:p text:style-name="P185">Bývají obrovští, zavalití a chlupatí.</text:p>
      <text:p text:style-name="P185">- <text:span text:style-name="T631">ovládá medvědy.</text:span></text:p>
      <text:h text:style-name="P298" text:outline-level="3"><text:bookmark-start text:name="__RefHeading___Toc2882_3430540378"/>Tygrodlak<text:bookmark-end text:name="__RefHeading___Toc2882_3430540378"/></text:h>
      <text:p text:style-name="P186">Tygrodlaci, u kterých převažuje lidská stránka, rádi žijí v luxusu. Často se stávají vládci vlastního panství.</text:p>
      <text:p text:style-name="P187">V lidské podobě jsou mají obvykle svalnatou, atletickou postavu s krásnou tváří, obvykle s ryšavými vlasy a vousy.</text:p>
      <text:h text:style-name="P298" text:outline-level="3"><text:bookmark-start text:name="__RefHeading___Toc2884_3430540378"/>Vlkodlak<text:bookmark-end text:name="__RefHeading___Toc2884_3430540378"/></text:h>
      <text:p text:style-name="P188">- <text:span text:style-name="T632">žijí obyčejně tam, co vlci, tedy v lesích či na volných pláních.</text:span></text:p>
      <text:p text:style-name="P188">- <text:span text:style-name="T633">vlkodlak obyčejně vede smečku vlků, případně lítých vlků.</text:span></text:p>
      <text:p text:style-name="P188">- <text:span text:style-name="T634">vlkodlaci sami často tvoří smečku</text:span></text:p>
      <text:p text:style-name="P175">V lidské podobě bývají vysocí, šlachovití se sveřepými rysy.</text:p>
      <text:h text:style-name="P331" text:outline-level="2">Nemrtví</text:h>
      <text:p text:style-name="P94"><text:span text:style-name="T311">Nemrtví jsou tvorové, kteří zemřeli, ale </text:span><text:span text:style-name="T19">jejich duše j</text:span><text:span text:style-name="T22">e</text:span><text:span text:style-name="T19"> uvězněna ve fyzickém světě.</text:span></text:p>
      <text:p text:style-name="P94"><text:span text:style-name="T19">- </text:span><text:span text:style-name="T20">může b</text:span><text:span text:style-name="T23">ýt</text:span><text:span text:style-name="T20"> uvězněna ve fyzickém těle</text:span></text:p>
      <text:p text:style-name="P94"><text:soft-page-break/><text:span text:style-name="T20">- </text:span><text:span text:style-name="T22">může být vázána k nějakému předmětu nebo místu</text:span></text:p>
      <text:p text:style-name="P94"><text:span text:style-name="T22">- </text:span><text:span text:style-name="T34">v případě nemrtvých je to vždy duše původního těla.</text:span></text:p>
      <text:h text:style-name="P289" text:outline-level="3"><text:bookmark-start text:name="__RefHeading___Toc472_36631795"/>Nižší nemrtví<text:bookmark-end text:name="__RefHeading___Toc472_36631795"/></text:h>
      <text:p text:style-name="P94">- <text:span text:style-name="T312">nemají vlastní vůli (může a nemusí je někdo ovládat)</text:span></text:p>
      <text:p text:style-name="P13">kostlivec</text:p>
      <text:p text:style-name="P13">zombie</text:p>
      <text:p text:style-name="P13">- <text:span text:style-name="T314">má vůbec duši? Možná by nemusela mít. Respektive její duše někde uvězněna je, ale ne nutně v jejím těle. Nemůže odejít moc daleko od místa, kde je uvězněna její duše.</text:span></text:p>
      <text:h text:style-name="P289" text:outline-level="3"><text:bookmark-start text:name="__RefHeading___Toc474_36631795"/>Vyšší nemrtví<text:bookmark-end text:name="__RefHeading___Toc474_36631795"/></text:h>
      <text:p text:style-name="P94">- <text:span text:style-name="T312">mají vlastní vůli</text:span></text:p>
      <text:p text:style-name="P9">ghůl (jako zombie, ale s vlastní vůlí)</text:p>
      <text:p text:style-name="P9">kostlivý mág, kostlivý bojovník... <text:span text:style-name="T313">kostěj?</text:span></text:p>
      <text:p text:style-name="P15">duch</text:p>
      <text:p text:style-name="P15">- nemá hmotné tělo ani obraz. Projevuje se pouze nepřímo (hýbáním předměty a tak).</text:p>
      <text:p text:style-name="P15">přízrak</text:p>
      <text:p text:style-name="P15">- nemá hmotné tělo, je ale vidět.</text:p>
      <text:p text:style-name="P11">fext</text:p>
      <text:p text:style-name="P11">- <text:span text:style-name="T316">hmotné tělo posílené magií</text:span></text:p>
      <text:p text:style-name="P13"><text:soft-page-break/>mumie</text:p>
      <text:h text:style-name="P332" text:outline-level="2">Nemrtví</text:h>
      <text:p text:style-name="P191"><text:span text:style-name="T311">Nemrtví jsou původně živí tvorové, kteří zemřeli, ale </text:span><text:span text:style-name="T19">jejich duše j</text:span><text:span text:style-name="T22">e</text:span><text:span text:style-name="T19"> uvězněna ve fyzickém světě. </text:span><text:span text:style-name="T136">Mohou vznikat dvěma způsoby: Buď někdo nebo něco duši zabrání při smrti opustit náš svět (například kletba nebo démon), nebo někdo kouzlem přivolá duši zpět do mrtvého těla.</text:span></text:p>
      <text:p text:style-name="P191"><text:span text:style-name="T19">- </text:span><text:span text:style-name="T20">může b</text:span><text:span text:style-name="T23">ýt</text:span><text:span text:style-name="T20"> uvězněna ve fyzickém těle</text:span></text:p>
      <text:p text:style-name="P191"><text:span text:style-name="T20">- </text:span><text:span text:style-name="T22">může být vázána k nějakému předmětu nebo místu</text:span></text:p>
      <text:p text:style-name="P191"><text:span text:style-name="T22">- </text:span><text:span text:style-name="T34">v případě nemrtvých je to vždy duše původního těla.</text:span></text:p>
      <text:p text:style-name="P190"><text:span text:style-name="T19">T</text:span><text:span text:style-name="T34">ODO: Zrušit rozdělení na vyšší a nižší nemrtvé (zmínit ho, ale nedávat do pravidel kapitoly s tímhle názvem, protože mezi nižšími nemrtvými bude asi jen zombie. </text:span><text:span text:style-name="T137">Hmm, pak je to rozdělení asi celé o ničem</text:span><text:span text:style-name="T34">)</text:span></text:p>
      <text:list xml:id="list121732214" text:style-name="L20">
        <text:list-item>
          <text:p text:style-name="P371">Nižší nemrtví <text:span text:style-name="T312">nemají vlastní vůli (může a nemusí je někdo ovládat)</text:span></text:p>
        </text:list-item>
        <text:list-item>
          <text:p text:style-name="P371">Vyšší nemrtví <text:span text:style-name="T312">mají vlastní vůli</text:span></text:p>
        </text:list-item>
      </text:list>
      <text:p text:style-name="P192">Asi teda takhle: Zombie nemají vlastní vůli, ostatní nemrtví ano.</text:p>
      <text:p text:style-name="P192">Možná ještě jinak: nižší nemrtví musí poslouchat svého stvořitele, vyšší ne.</text:p>
      <text:p text:style-name="P195"><text:span text:style-name="T138">/</text:span><text:span text:style-name="T139">*</text:span></text:p>
      <text:p text:style-name="P196">IDEA:</text:p>
      <text:p text:style-name="P196"><text:soft-page-break/><text:span text:style-name="T650">• </text:span>Přízrak nemůže fyzicky útočit (a není možné útočit na něj). Může pouze používat své schopnosti (strašit) a jde na něj sesílat duševní kouzla (například bílou střelu).</text:p>
      <text:p text:style-name="P196"><text:span text:style-name="T650">• </text:span>Spektra je „polohmotný přízrak“, </text:p>
      <text:p text:style-name="P92">• Fantóm není nemrtvý ale magický tvor vytvořený iluzionistou.</text:p>
      <text:p text:style-name="P91">*/</text:p>
      <text:h text:style-name="P299" text:outline-level="3"><text:bookmark-start text:name="__RefHeading___Toc3616_3430540378"/>kostlivec<text:bookmark-end text:name="__RefHeading___Toc3616_3430540378"/></text:h>
      <text:p text:style-name="P10">kostlivý mág, kostlivý bojovník</text:p>
      <text:h text:style-name="P299" text:outline-level="3"><text:bookmark-start text:name="__RefHeading___Toc3618_3430540378"/>zombie<text:bookmark-end text:name="__RefHeading___Toc3618_3430540378"/></text:h>
      <text:p text:style-name="P14">- <text:span text:style-name="T314">má vůbec duši? Možná by nemusela mít. Respektive její duše někde uvězněna je, ale ne nutně v jejím těle. Nemůže odejít moc daleko od místa, kde je uvězněna její duše.</text:span></text:p>
      <text:p text:style-name="P193">- Mohou existovat zombie zvířat? Pokud zvířata nemají duši, tak asi ne.</text:p>
      <text:h text:style-name="P299" text:outline-level="3"><text:bookmark-start text:name="__RefHeading___Toc3620_3430540378"/>ghůl<text:bookmark-end text:name="__RefHeading___Toc3620_3430540378"/></text:h>
      <text:p text:style-name="P10">(jako zombie, ale s vlastní vůlí)</text:p>
      <text:h text:style-name="P299" text:outline-level="3"><text:bookmark-start text:name="__RefHeading___Toc3622_3430540378"/>duch<text:bookmark-end text:name="__RefHeading___Toc3622_3430540378"/></text:h>
      <text:p text:style-name="P16">- nemá hmotné tělo ani obraz. Projevuje se pouze nepřímo (hýbáním předměty a tak).</text:p>
      <text:h text:style-name="P299" text:outline-level="3"><text:bookmark-start text:name="__RefHeading___Toc3624_3430540378"/><text:soft-page-break/>přízrak<text:bookmark-end text:name="__RefHeading___Toc3624_3430540378"/></text:h>
      <text:p text:style-name="P16">- nemá hmotné tělo, je ale vidět.</text:p>
      <text:p text:style-name="P16">- <text:span text:style-name="T636">podle DrD se okamžitě rozpustí na slunečním světle (asi nebrat)</text:span></text:p>
      <text:p text:style-name="P16">- <text:span text:style-name="T637">z postavy zabité přízrakem se stane přízrak?</text:span></text:p>
      <text:h text:style-name="P299" text:outline-level="3"><text:bookmark-start text:name="__RefHeading___Toc3626_3430540378"/>fext<text:bookmark-end text:name="__RefHeading___Toc3626_3430540378"/></text:h>
      <text:p text:style-name="P12">- <text:span text:style-name="T316">hmotné tělo posílené magií</text:span></text:p>
      <text:p text:style-name="P12">- <text:span text:style-name="T638">rád se obléká</text:span></text:p>
      <text:p text:style-name="P12">- <text:span text:style-name="T639">nehybný, šedivý obličej (nefungují jim mimické svaly) (to by mohlo platit i pro ghůly)</text:span></text:p>
      <text:p text:style-name="P12">- <text:span text:style-name="T640">často zakládají vlastní říše</text:span></text:p>
      <text:p text:style-name="P12">- <text:span text:style-name="T640">zásah fextovým pařátem vysává Fyzičku a Finesu</text:span></text:p>
      <text:p text:style-name="P12">- <text:span text:style-name="T641">postava zabitá fextem se mění ve fexta (to je blbost, možná tak v ghůla)</text:span></text:p>
      <text:h text:style-name="P299" text:outline-level="3"><text:bookmark-start text:name="__RefHeading___Toc3628_3430540378"/>mumie<text:bookmark-end text:name="__RefHeading___Toc3628_3430540378"/></text:h>
      <text:p text:style-name="P14">- <text:span text:style-name="T642">různé druhy mumií</text:span></text:p>
      <text:p text:style-name="P14">- <text:span text:style-name="T643">mumie dávného krále by určitě měla bejt spíš samostatná než něčí služebník</text:span></text:p>
      <text:p text:style-name="P14">- <text:span text:style-name="T644">pohled na mumii ochromuje?</text:span></text:p>
      <text:p text:style-name="P14">- <text:span text:style-name="T645">zásah mumuje nakazí nemocí?</text:span></text:p>
      <text:h text:style-name="P299" text:outline-level="3"><text:bookmark-start text:name="__RefHeading___Toc3630_3430540378"/><text:soft-page-break/>spektra<text:bookmark-end text:name="__RefHeading___Toc3630_3430540378"/></text:h>
      <text:p text:style-name="P194">- příznačné, ale hmotné tělo (kroll ji vidí ultrasluchem)</text:p>
      <text:p text:style-name="P194">- z postavy zabité spektrou se stává spektra?</text:p>
      <text:p text:style-name="P194">- <text:span text:style-name="T646">zranitelná veverčím sádlem? (Huh?)</text:span></text:p>
      <text:h text:style-name="P299" text:outline-level="3"><text:bookmark-start text:name="__RefHeading___Toc3632_3430540378"/>upír<text:bookmark-end text:name="__RefHeading___Toc3632_3430540378"/></text:h>
      <text:p text:style-name="P189">- <text:span text:style-name="T647">umí se měnit v obřího netopýra nebo oblak mlhy (proměna trvá 1 kolo)</text:span></text:p>
      <text:p text:style-name="P189">- <text:span text:style-name="T648">mrtvolně bledé tváře, rudé rty, černé vlasy, ostré špičáky</text:span></text:p>
      <text:p text:style-name="P189">- <text:span text:style-name="T649">jde ho zabít pouze probitím srdce osikovým kůlem (mělo by ho to hodit pouze do torporu a může to bejt libovolný dřevo) nebo ho ponořit do proudící vody (hmm?)</text:span></text:p>
      <text:p text:style-name="P189">- <text:span text:style-name="T635">nemá rád česnek</text:span></text:p>
      <text:p text:style-name="P189">- <text:span text:style-name="T635">neodráží se v zrcadle</text:span></text:p>
      <text:h text:style-name="P333" text:outline-level="2">Nevidění</text:h>
      <text:p text:style-name="P386">Spící hrůza<text:tab/><text:tab/><text:span text:style-name="T457">F</text:span><text:span text:style-name="T458">yzička </text:span><text:span text:style-name="T489">2</text:span><text:span text:style-name="T458">, Finesa </text:span><text:span text:style-name="T489">2</text:span><text:span text:style-name="T458">, Duše </text:span><text:span text:style-name="T490">2</text:span><text:span text:style-name="T178">, </text:span><text:span text:style-name="T179">Ž</text:span><text:span text:style-name="T176">ivot</text:span><text:span text:style-name="T179">y </text:span><text:span text:style-name="T290">1</text:span></text:p>
      <text:p text:style-name="P386">Plíživá hrůza<text:tab/><text:tab/><text:span text:style-name="T457">Fyzička 2, Finesa 2,</text:span><text:span text:style-name="T458"> Duše </text:span><text:span text:style-name="T490">2</text:span><text:span text:style-name="T178">, </text:span><text:span text:style-name="T179">Ž</text:span><text:span text:style-name="T176">ivot</text:span><text:span text:style-name="T179">y </text:span><text:span text:style-name="T290">2</text:span></text:p>
      <text:p text:style-name="P386">Pomalá hrůza<text:tab/><text:span text:style-name="T457">Fyzička 2, Finesa 2,</text:span><text:span text:style-name="T458"> Duše </text:span><text:span text:style-name="T490">2</text:span><text:span text:style-name="T178">, </text:span><text:span text:style-name="T179">Ž</text:span><text:span text:style-name="T176">ivot</text:span><text:span text:style-name="T179">y </text:span><text:span text:style-name="T290">3</text:span></text:p>
      <text:p text:style-name="P386">Mlčící hrůza<text:tab/><text:tab/><text:span text:style-name="T457">Fyzička 3, Finesa 3,</text:span><text:span text:style-name="T458"> Duše </text:span><text:span text:style-name="T490">3</text:span><text:span text:style-name="T178">, </text:span><text:span text:style-name="T179">Ž</text:span><text:span text:style-name="T176">ivot</text:span><text:span text:style-name="T179">y </text:span><text:span text:style-name="T290">4</text:span></text:p>
      <text:p text:style-name="P386">Chtivá hrůza<text:tab/><text:tab/><text:span text:style-name="T457">Fyzička 3, Finesa 3,</text:span><text:span text:style-name="T458"> Duše </text:span><text:span text:style-name="T490">3</text:span><text:span text:style-name="T178">, </text:span><text:span text:style-name="T179">Ž</text:span><text:span text:style-name="T176">ivot</text:span><text:span text:style-name="T179">y </text:span><text:span text:style-name="T290">5</text:span></text:p>
      <text:p text:style-name="P386">Lačná hrůza<text:tab/><text:tab/><text:span text:style-name="T457">Fyzička 3, Finesa 3,</text:span><text:span text:style-name="T458"> Duše </text:span><text:span text:style-name="T490">3</text:span><text:span text:style-name="T178">, </text:span><text:span text:style-name="T179">Ž</text:span><text:span text:style-name="T176">ivot</text:span><text:span text:style-name="T179">y </text:span><text:span text:style-name="T290">6</text:span></text:p>
      <text:p text:style-name="P386">Ssavá hrůza<text:tab/><text:tab/><text:span text:style-name="T457">Fyzička 4, Finesa 4,</text:span><text:span text:style-name="T458"> Duše </text:span><text:span text:style-name="T490">4</text:span><text:span text:style-name="T178">, </text:span><text:span text:style-name="T179">Ž</text:span><text:span text:style-name="T176">ivot</text:span><text:span text:style-name="T179">y </text:span><text:span text:style-name="T290">7</text:span></text:p>
      <text:p text:style-name="P386">Noční hrůza<text:tab/><text:tab/><text:span text:style-name="T457">Fyzička 4, Finesa 4,</text:span><text:span text:style-name="T458"> Duše </text:span><text:span text:style-name="T490">4</text:span><text:span text:style-name="T178">, </text:span><text:span text:style-name="T179">Ž</text:span><text:span text:style-name="T176">ivot</text:span><text:span text:style-name="T179">y </text:span><text:span text:style-name="T240">8</text:span></text:p>
      <text:p text:style-name="P386">Temná hrůza<text:tab/><text:tab/><text:span text:style-name="T457">Fyzička 4, Finesa 4,</text:span><text:span text:style-name="T458"> Duše </text:span><text:span text:style-name="T490">4</text:span><text:span text:style-name="T178">, </text:span><text:span text:style-name="T179">Ž</text:span><text:span text:style-name="T176">ivot</text:span><text:span text:style-name="T179">y </text:span><text:span text:style-name="T290">9</text:span></text:p>
      <text:p text:style-name="P386">Černá hrůza<text:tab/><text:tab/><text:span text:style-name="T457">Fyzička 5, Finesa 5,</text:span><text:span text:style-name="T458"> Duše </text:span><text:span text:style-name="T490">5</text:span><text:span text:style-name="T178">, </text:span><text:span text:style-name="T179">Ž</text:span><text:span text:style-name="T176">ivot</text:span><text:span text:style-name="T179">y </text:span><text:span text:style-name="T290">10</text:span></text:p>
      <text:p text:style-name="P386"><text:soft-page-break/>Bílá hrůza<text:tab/><text:tab/><text:span text:style-name="T457">Fyzička 5, Finesa 5,</text:span><text:span text:style-name="T458"> Duše </text:span><text:span text:style-name="T490">5</text:span><text:span text:style-name="T178">, </text:span><text:span text:style-name="T179">Ž</text:span><text:span text:style-name="T176">ivot</text:span><text:span text:style-name="T179">y </text:span><text:span text:style-name="T290">11</text:span></text:p>
      <text:p text:style-name="P386">Čirá hrůza<text:tab/><text:tab/><text:span text:style-name="T457">Fyzička 5, Finesa 5,</text:span><text:span text:style-name="T458"> Duše </text:span><text:span text:style-name="T490">5</text:span><text:span text:style-name="T178">, </text:span><text:span text:style-name="T179">Ž</text:span><text:span text:style-name="T176">ivot</text:span><text:span text:style-name="T179">y </text:span><text:span text:style-name="T290">12</text:span></text:p>
      <text:p text:style-name="P386">Zářící hrůza<text:tab/><text:tab/><text:span text:style-name="T457">Fyzička 6, Finesa 6,</text:span><text:span text:style-name="T458"> Duše </text:span><text:span text:style-name="T490">6</text:span><text:span text:style-name="T178">, </text:span><text:span text:style-name="T179">Ž</text:span><text:span text:style-name="T176">ivot</text:span><text:span text:style-name="T179">y </text:span><text:span text:style-name="T290">13</text:span></text:p>
      <text:p text:style-name="P386">Neznámá hrůza<text:tab/><text:span text:style-name="T457">Fyzička 6, Finesa 6,</text:span><text:span text:style-name="T458"> Duše </text:span><text:span text:style-name="T490">6</text:span><text:span text:style-name="T178">, </text:span><text:span text:style-name="T179">Ž</text:span><text:span text:style-name="T176">ivot</text:span><text:span text:style-name="T179">y </text:span><text:span text:style-name="T290">14</text:span></text:p>
      <text:p text:style-name="P386">Měkká hrůza<text:tab/><text:tab/><text:span text:style-name="T457">Fyzička 6, Finesa 6,</text:span><text:span text:style-name="T458"> Duše </text:span><text:span text:style-name="T490">6</text:span><text:span text:style-name="T178">, </text:span><text:span text:style-name="T179">Ž</text:span><text:span text:style-name="T176">ivot</text:span><text:span text:style-name="T179">y </text:span><text:span text:style-name="T290">15</text:span></text:p>
      <text:p text:style-name="P386">Živá hrůza<text:tab/><text:tab/><text:span text:style-name="T457">Fyzička 7, Finesa 7,</text:span><text:span text:style-name="T458"> Duše </text:span><text:span text:style-name="T490">7</text:span><text:span text:style-name="T178">, </text:span><text:span text:style-name="T179">Ž</text:span><text:span text:style-name="T176">ivot</text:span><text:span text:style-name="T179">y </text:span><text:span text:style-name="T290">16</text:span></text:p>
      <text:p text:style-name="P386">Vražedná hrůza<text:tab/><text:span text:style-name="T457">Fyzička 7, Finesa 7,</text:span><text:span text:style-name="T458"> Duše </text:span><text:span text:style-name="T490">7</text:span><text:span text:style-name="T178">, </text:span><text:span text:style-name="T179">Ž</text:span><text:span text:style-name="T176">ivot</text:span><text:span text:style-name="T179">y </text:span><text:span text:style-name="T290">17</text:span></text:p>
      <text:p text:style-name="P386">Krvavá hrůza<text:tab/><text:span text:style-name="T457">Fyzička 7, Finesa 7,</text:span><text:span text:style-name="T458"> Duše </text:span><text:span text:style-name="T490">7</text:span><text:span text:style-name="T178">, </text:span><text:span text:style-name="T179">Ž</text:span><text:span text:style-name="T176">ivot</text:span><text:span text:style-name="T179">y </text:span><text:span text:style-name="T290">18</text:span></text:p>
      <text:p text:style-name="P385"><text:span text:style-name="T265">Rychlost:</text:span><text:span text:style-name="T180"> </text:span><text:span text:style-name="T241">jako člověk</text:span></text:p>
      <text:p text:style-name="P385"><text:span text:style-name="T266">Smysly:</text:span><text:span text:style-name="T186"> </text:span><text:span text:style-name="T242">magický zrak a sluch, </text:span><text:span text:style-name="T291">vid</text:span><text:span text:style-name="T243">í duše</text:span></text:p>
      <text:p text:style-name="P385"><text:span text:style-name="T283">D</text:span><text:span text:style-name="T264">etekovatelnost:</text:span><text:span text:style-name="T175"> neviděn</text:span><text:span text:style-name="T244">ý</text:span><text:span text:style-name="T175"> </text:span><text:span text:style-name="T245">ne</text:span><text:span text:style-name="T244">ní</text:span><text:span text:style-name="T245"> vidět zrakem, infraviděním ani ultrasluchem, ne</text:span><text:span text:style-name="T244">ní</text:span><text:span text:style-name="T245"> slyšet ani cítit</text:span></text:p>
      <text:p text:style-name="P395"><text:span text:style-name="T336">⚔<text:tab/></text:span><text:span text:style-name="T284">Útok</text:span><text:span text:style-name="T267">:</text:span><text:span text:style-name="T176"> </text:span><text:span text:style-name="T246">Duše</text:span><text:span text:style-name="T247"> + k6 </text:span><text:span text:style-name="T246">proti Duši</text:span><text:span text:style-name="T247">, zranění </text:span><text:span text:style-name="T246">1</text:span></text:p>
      <text:p text:style-name="P374"><text:span text:style-name="T284">V</text:span><text:span text:style-name="T264">zhled:</text:span><text:span text:style-name="T175"> Neviděného může spatřit pouze postava s aktivním kouzlem </text:span><text:span text:style-name="T264">najdi neviditelné</text:span><text:span text:style-name="T175">. V</text:span><text:span text:style-name="T248">ypadá jako přízračná, nepříliš zřetelná šelma (tím větší, čím více je probuzený).</text:span></text:p>
      <text:p text:style-name="P394"><text:span text:style-name="T285">Léčení</text:span><text:span text:style-name="T264">:</text:span><text:span text:style-name="T175"> Pokaždé, když neviděný někoho zabije, se doléčí do plných životů. Jiné možnosti léčení nemá.</text:span></text:p>
      <text:p text:style-name="P395"><text:span text:style-name="T284">B</text:span><text:span text:style-name="T264">oj:</text:span><text:span text:style-name="T175"> </text:span><text:span text:style-name="T249">Pokud postavy nemají kouzlo </text:span><text:span text:style-name="T286">najdi nevid</text:span><text:span text:style-name="T287">iteln</text:span><text:span text:style-name="T286">é</text:span><text:span text:style-name="T249">, mohou na neviděného útočit pouze na základě jeho projevů – tedy když na někoho zaútočí. Obvykle budou mít jen jednu šanci (a navíc s nevýhodou), protože když je neviděný v ohrožení, stáhne se a vyčíhá si nějakou jinou, snazší oběť.</text:span></text:p>
      <text:p text:style-name="P375"><text:span text:style-name="T175">Nevidění jsou obzvláště nebezpečné vražedné nestvůry schopné vyhladit celá města. </text:span><text:span text:style-name="T250">Temným magickým rituálem vyžadujícím lidské oběti vznikne zárodek neviděného – Spící hrůza. Ten následně čeká, až se k němu přiblíží nějaká dostatečně slabá oběť. </text:span><text:span text:style-name="T251">Když ji zabije, vysaje její duševní sílu. Tím se probudí na další stupeň a stane se z </text:span><text:soft-page-break/><text:span text:style-name="T251">n</text:span><text:span text:style-name="T252">ěj</text:span><text:span text:style-name="T251"> Plíživá hrůza. </text:span><text:span text:style-name="T253">Ta už nečeká na místě a vydává se sama na lov.<text:line-break/><text:tab/></text:span><text:span text:style-name="T254">Dokud má neviděný koho zabíjet, cyklus probouzení pokračuje. Na každý další stupeň musí pozřít dvojnásobek duší – z prvního na druhý mu stačí jedna, na třetí už potřebuje dvě, na čtvrtý čtyři, na pátý osm a tak dále.</text:span><text:span text:style-name="T253"><text:line-break/><text:tab/>Neviděný nikdy nespěchá, vždy si vybírá co nejslabší kořist. Mezi jednotlivými vraždami může klidně uplynout několik dní. </text:span><text:span text:style-name="T254">Když tedy začne řádit například ve městě, začne nejdřív zabíjet děti a starce. Až dojdou, pustí se do nemocných dospělých, pak do zdravých. Na městskou stráž, vojáky, čaroděje, případně hráčské postavy, zaútočí až úplně nakonec, až bude co možná nejsilnější.<text:line-break/><text:tab/></text:span><text:span text:style-name="T248">Když neviděný nemá dál koho zabíjet, začne zase usínat a klesat na nižší stupně, až se postupně scvrkne na Spící hrůzu. V této formě vydrží čekat celé věky.</text:span></text:p>
      <text:p text:style-name="P395"><text:span text:style-name="T288">Použití ve hře:</text:span><text:span text:style-name="T254"> </text:span><text:span text:style-name="T255">Neposílej neviděného na samotnou družinu – dobrodruhům se </text:span><text:span text:style-name="T256">málo probuzený</text:span><text:span text:style-name="T255"> neviděný vyhne a raději si počíhá na slabší kořist. </text:span><text:span text:style-name="T256">Nech ho raději řádit ve velké skupině cizích postav</text:span><text:span text:style-name="T257">. Může to být vesnice, město, karavana, kterou postavy doprovází a podobně. </text:span><text:span text:style-name="T258">Postavy by se s ním ze začátku vůbec neměly potkat, měly by pouze nacházet stopy po jeho řádění. </text:span><text:span text:style-name="T259">Postupně</text:span><text:span text:style-name="T258"> měň popis, jak byly oběti zabity: </text:span><text:span text:style-name="T259">z</text:span><text:span text:style-name="T258">počátku </text:span><text:span text:style-name="T260">to bud</text:span><text:span text:style-name="T259">ou</text:span><text:span text:style-name="T258"> rány od zubů a spárů nějaké malé šelmy (zhruba jako </text:span><text:span text:style-name="T261">od</text:span><text:span text:style-name="T258"> p</text:span><text:span text:style-name="T261">sa nebo rysa</text:span><text:span text:style-name="T258">) a s tím, jak se </text:span><text:span text:style-name="T246">bude</text:span><text:span text:style-name="T258"> neviděný probouz</text:span><text:span text:style-name="T246">et</text:span><text:span text:style-name="T258">, se postupně budou zvětšovat. </text:span><text:span text:style-name="T246">U hodně probuzeného nemrtvého můžeš popisovat utržené končetiny, ukousnutou půlku </text:span><text:span text:style-name="T262">obličeje</text:span><text:span text:style-name="T246"> a podobně.</text:span><text:span text:style-name="T258"> Nezapomeň </text:span><text:span text:style-name="T246">také</text:span><text:span text:style-name="T258"> hrát hrůzu obyčejných lidí a rostoucí paniku. Lidé se </text:span><text:span text:style-name="T263">například</text:span><text:span text:style-name="T258"> začnou zabedňovat ve svých domech, později začnou z města prchat – nejdříve po jednom, pak po stále větších skupinách.</text:span><text:span text:style-name="T253"><text:line-break/><text:tab/></text:span></text:p>
      <text:p text:style-name="P377"><text:soft-page-break/>- <text:span text:style-name="T651">nejdřív vznikne zárodek (spící hrůza). Když ji někdo probudí, začne zabíjet všechno kolem, co má duši. Tím se dál probouzí a posiluje.</text:span></text:p>
      <text:p text:style-name="P377">- <text:span text:style-name="T652">asi by měli být inteligentní a neútočit hned na highlevelové postavy, spíš se nejdřív vyrazí někam nasosat.</text:span></text:p>
      <text:p text:style-name="P377">- <text:span text:style-name="T653">když neviděnému dojde potrava, zase se scvrkává, až nakonec usne (stane se z něj zase Spící hrůza).<text:line-break/>- jak dlouho to trvá? Měsíc za každý stupeň?</text:span></text:p>
      <text:p text:style-name="P376">IDEA: <text:span text:style-name="T654">Dotek neviděného je mrazivý a způsobuje duševní traumata.</text:span></text:p>
      <text:p text:style-name="P377">- <text:span text:style-name="T655">nejsou vidět zrakem, infraviděním ani ultrasluchem, nejsou slyšet ani cítit. Pokud oběť nemá nahozené kouzlo na detekci neviditelnosti, všimne si jich až ve chvíli, kdy na ni zaútočí.</text:span></text:p>
      <text:p text:style-name="P377">- <text:span text:style-name="T656">kouzlo na vidění neviditelnosti neviděné odhalí (vypadají jako přízračné postavy </text:span><text:span text:style-name="T140">b</text:span><text:span text:style-name="T141">ez tváře</text:span><text:span text:style-name="T656">).</text:span></text:p>
      <text:p text:style-name="P373">IDEA: účinkuje proti nim svěcená voda, případně se jde svěcenou vodou pokropit (na dotyčného pak neviděný neútočí, dokud neuschne).</text:p>
      <text:h text:style-name="P334" text:outline-level="2">Nymfa</text:h>
      <text:p text:style-name="P378">/<text:span text:style-name="T659">* Ze základní příručky vyřazena */</text:span></text:p>
      <text:p text:style-name="P378"><text:span text:style-name="T658">Sladkov</text:span>odní víly, dokáží přivolat vodní elementály (Undiny).</text:p>
      <text:p text:style-name="P378">- <text:span text:style-name="T657">používají na to kouzelné mušle?</text:span></text:p>
      <text:h text:style-name="P336" text:outline-level="2">Oči plíživé</text:h>
      <text:p text:style-name="P380">/<text:span text:style-name="T659">* Ze základní příručky vyřazeny */</text:span></text:p>
      <text:p text:style-name="P382"><text:soft-page-break/>Rudě žhnoucí oči v oblaku tmy.</text:p>
      <text:p text:style-name="P382">- žerou vše živé, <text:span text:style-name="T663">včetně vegetace</text:span></text:p>
      <text:p text:style-name="P383"><text:span text:style-name="T664">- oblak leptá (</text:span><text:span text:style-name="T144">p</text:span><text:span text:style-name="T145">omáhá</text:span><text:span text:style-name="T664"> proti </text:span><text:span text:style-name="T146">t</text:span><text:span text:style-name="T145">omu</text:span><text:span text:style-name="T664"> odolnost proti žíravině)</text:span></text:p>
      <text:p text:style-name="P382">- <text:span text:style-name="T663">nevadí jí sluneční světlo</text:span></text:p>
      <text:p text:style-name="P382">- jsou zranitelné ohněm?</text:p>
      <text:h text:style-name="P335" text:outline-level="2">Vampýr</text:h>
      <text:p text:style-name="P381">/<text:span text:style-name="T661">* Angl tuším stirge */</text:span></text:p>
      <text:p text:style-name="P379">/<text:span text:style-name="T659">* Ze základní příručky vyřazen */</text:span></text:p>
      <text:p text:style-name="P381"><text:span text:style-name="T662">Vampýr </text:span><text:span text:style-name="T143">se podobá</text:span><text:span text:style-name="T662"> velkému ptáku se dvěma páry křídel a dlouhým zobákem.</text:span></text:p>
      <text:p text:style-name="P379"><text:span text:style-name="T142">Při náletu útočí</text:span><text:span text:style-name="T660">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Heading_20_1" text:outline-level="1"><text:bookmark-start text:name="__RefHeading___Toc488_36631795"/>Resources<text:bookmark-end text:name="__RefHeading___Toc488_36631795"/></text:h>
      <text:p text:style-name="P23"><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217"><text:span text:style-name="Emphasis"><text:span text:style-name="T320">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218"> </text:p>
      <text:p text:style-name="P219">KERBEROS</text:p>
      <text:p text:style-name="P220">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218"> </text:p>
      <text:p text:style-name="P219">ZPLOZENEC LEVIATANÚV</text:p>
      <text:p text:style-name="P220">Mořský ďábel potápějící lodě mořeplavců. Podle Iegendy byl potomkem Leviatana, krutého vodního hada, největší obludy všech dob a zvířete Onagera.</text:p>
      <text:p text:style-name="P218"><text:soft-page-break/> </text:p>
      <text:p text:style-name="P219">PERMONÍK (Perkmon)</text:p>
      <text:p text:style-name="P220">Trpasličí ďáblové usídlení ve štolách. Zlomyslné, nepřátelské bytosti usilující o život havířů a o zmar jejich díla.</text:p>
      <text:p text:style-name="P218"> </text:p>
      <text:p text:style-name="P219">POCHVIST (Ledový d'ábel)</text:p>
      <text:p text:style-name="P220">Démon žijící v horách. Tento ohromný tvor, pohybujíci se na dlouhých nohách, prý vášnivě rád shazoval lidi i zvířata do strží.</text:p>
      <text:p text:style-name="P218"> </text:p>
      <text:p text:style-name="P219">ŠUST</text:p>
      <text:p text:style-name="P220">Lesní ďáblík modravého světélkování těla. Mužík maličkého těla a ohromné hlavy s výraznýma, jakoby mongoloidníma očima a dlouhými kníry. Člověku neusiluje o život, ale o majetek.</text:p>
      <text:p text:style-name="P218"> </text:p>
      <text:p text:style-name="P219">SATYR (Faun, Pan či Silén)</text:p>
      <text:p text:style-name="P220">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218"> </text:p>
      <text:p text:style-name="P218"> </text:p>
      <text:p text:style-name="P218"> </text:p>
      <text:p text:style-name="P219">ŠOTEK (Křistek, Parkus, Zmok, Plevelec, Plivník, Rarach nebo také Kokeš)</text:p>
      <text:p text:style-name="P217"><text:span text:style-name="Emphasis"><text:span text:style-name="T319">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319">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285" text:outline-level="3"><text:bookmark-start text:name="__RefHeading___Toc729_2917862833"/>Bron<text:bookmark-end text:name="__RefHeading___Toc729_2917862833"/></text:h>
      <text:p text:style-name="P24">- <text:span text:style-name="T355">asi nebrat?</text:span></text:p>
      <text:h text:style-name="P300" text:outline-level="3"><text:bookmark-start text:name="__RefHeading___Toc731_2917862833"/>Kentaur<text:bookmark-end text:name="__RefHeading___Toc731_2917862833"/></text:h>
      <text:p text:style-name="P39">TODO</text:p>
      <text:h text:style-name="P301" text:outline-level="3"><text:bookmark-start text:name="__RefHeading___Toc733_2917862833"/>Dra<text:span text:style-name="T356">ci</text:span><text:bookmark-end text:name="__RefHeading___Toc733_2917862833"/></text:h>
      <text:p text:style-name="P24">/<text:span text:style-name="T354">*</text:span></text:p>
      <text:p text:style-name="P31">Tohle nebrat, rozdělení bude podle barev (a tomu bude automaticky odpovídat živel), ne podle živlů.</text:p>
      <text:p text:style-name="P25">Duhový - </text:p>
      <text:p text:style-name="P25">Ledový -</text:p>
      <text:p text:style-name="P25">Ohnivý -</text:p>
      <text:p text:style-name="P34">*/</text:p>
      <text:h text:style-name="P302" text:outline-level="3"><text:bookmark-start text:name="__RefHeading___Toc735_2917862833"/>Lid kočičí<text:bookmark-end text:name="__RefHeading___Toc735_2917862833"/></text:h>
      <text:p text:style-name="P40">- <text:span text:style-name="T358">velice čistotní</text:span></text:p>
      <text:p text:style-name="P40">- <text:span text:style-name="T358">9 životů</text:span></text:p>
      <text:p text:style-name="P32">- <text:span text:style-name="T357">mají rádi perly</text:span></text:p>
      <text:h text:style-name="P303" text:outline-level="3"><text:bookmark-start text:name="__RefHeading___Toc737_2917862833"/><text:soft-page-break/>Mlok<text:bookmark-end text:name="__RefHeading___Toc737_2917862833"/></text:h>
      <text:p text:style-name="P41">- <text:span text:style-name="T360">žijí ve vodě</text:span></text:p>
      <text:p text:style-name="P41">- <text:span text:style-name="T360">podobají se lidem, mají ale kulatější hlavy a dlouhý silný ocas</text:span></text:p>
      <text:p text:style-name="P41">- <text:span text:style-name="T360">teplota podle prostřední (jsou studenokrevní)</text:span></text:p>
      <text:p text:style-name="P41">- <text:span text:style-name="T360">kmenová struktura</text:span></text:p>
      <text:p text:style-name="P33">- <text:span text:style-name="T359">jsou velice učenliví a napodobují to, co vidí u </text:span><text:span text:style-name="T39">o</text:span><text:span text:style-name="T40">statních ras</text:span><text:span text:style-name="T359"> (obvykle ale nerozumí tomu, proč to dělají)</text:span></text:p>
      <text:h text:style-name="P304" text:outline-level="3"><text:bookmark-start text:name="__RefHeading___Toc739_2917862833"/>Skřítek<text:bookmark-end text:name="__RefHeading___Toc739_2917862833"/></text:h>
      <text:p text:style-name="P42">- 30 cm (lidem po kolena)</text:p>
      <text:p text:style-name="P42">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5">/*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314" text:outline-level="4">Medvěd jeskynní</text:h>
      <text:h text:style-name="P315"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5T16:40:12.788000000</dc:date>
    <meta:print-date>2113-01-01T00:00:00</meta:print-date>
    <meta:editing-cycles>22570</meta:editing-cycles>
    <meta:editing-duration>P67DT18H48M41S</meta:editing-duration>
    <meta:generator>LibreOffice/6.0.5.2$Windows_X86_64 LibreOffice_project/54c8cbb85f300ac59db32fe8a675ff7683cd5a16</meta:generator>
    <meta:document-statistic meta:table-count="1" meta:image-count="0" meta:object-count="0" meta:page-count="64" meta:paragraph-count="811" meta:word-count="10235" meta:character-count="61676" meta:non-whitespace-character-count="52182"/>
  </office:meta>
</office:document-meta>
</file>